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5.23cm"/>
    </style:style>
    <style:style style:name="co14" style:family="table-column">
      <style:table-column-properties fo:break-before="auto" style:column-width="0.36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0.753cm"/>
    </style:style>
    <style:style style:name="co17" style:family="table-column">
      <style:table-column-properties fo:break-before="auto" style:column-width="7.989cm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4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page" style:use-optimal-row-height="true"/>
    </style:style>
    <style:style style:name="ro7" style:family="table-row">
      <style:table-row-properties style:row-height="0.453cm" fo:break-before="page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ro11" style:family="table-row">
      <style:table-row-properties style:row-height="0.42cm" fo:break-before="page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5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style:text-position=""/>
    </style:style>
    <style:style style:name="ce136" style:family="table-cell" style:parent-style-name="Default" style:data-style-name="N84">
      <style:table-cell-properties fo:border-bottom="none" fo:background-color="#ccccff" fo:border-left="0.06pt solid #000000" fo:border-right="0.06pt solid #000000" fo:border-top="0.06pt solid #000000"/>
      <style:text-properties style:text-position=""/>
    </style:style>
    <style:style style:name="ce137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fo:color="#ff0000" style:text-position=""/>
    </style:style>
    <style:style style:name="ce138" style:family="table-cell" style:parent-style-name="Default" style:data-style-name="N84">
      <style:table-cell-properties fo:background-color="transparent" fo:border="0.06pt solid #000000"/>
      <style:text-properties style:text-position=""/>
    </style:style>
    <style:style style:name="ce139" style:family="table-cell" style:parent-style-name="Default">
      <style:table-cell-properties fo:background-color="#ccccff" fo:border="0.06pt solid #000000"/>
      <style:text-properties style:text-position="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/>
    </style:style>
    <style:style style:name="ce141" style:family="table-cell" style:parent-style-name="Default" style:data-style-name="N84">
      <style:text-properties style:text-position=""/>
    </style:style>
    <style:style style:name="ce14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ae00" style:text-position=""/>
    </style:style>
    <style:style style:name="ce143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fo:color="#6b2394" style:text-position=""/>
    </style:style>
    <style:style style:name="ce14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ffcc99" style:text-position=""/>
    </style:style>
    <style:style style:name="ce14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0000" style:text-position="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e6ff00" style:text-position=""/>
    </style:style>
    <style:style style:name="ce147" style:family="table-cell" style:parent-style-name="Default">
      <style:table-cell-properties fo:background-color="#996633"/>
      <style:text-properties style:text-position=""/>
    </style:style>
    <style:style style:name="ce148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663300" style:text-position=""/>
    </style:style>
    <style:style style:name="ce150" style:family="table-cell" style:parent-style-name="Huile_20_foncé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00ae00" style:text-position=""/>
    </style:style>
    <style:style style:name="ce15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e6ff00" style:text-position=""/>
    </style:style>
    <style:style style:name="ce15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fo:color="#6b2394" style:text-position=""/>
    </style:style>
    <style:style style:name="ce35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6" style:family="table-cell" style:parent-style-name="Default">
      <style:table-cell-properties fo:background-color="#ccccff"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 style:data-style-name="N75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75">
      <style:table-cell-properties fo:border-bottom="none" fo:background-color="#cc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" style:family="table-cell" style:parent-style-name="Default" style:data-style-name="N75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6633" fo:text-shadow="1pt 1pt" fo:font-weight="bold" style:font-weight-asian="bold" style:font-weight-complex="bold"/>
    </style:style>
    <style:style style:name="ce30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4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fo:color="#000000"/>
    </style:style>
    <style:style style:name="ce36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7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8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39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3"/>
    </style:style>
    <style:style style:name="ce40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4"/>
    </style:style>
    <style:style style:name="ce41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64"/>
    </style:style>
    <style:style style:name="ce42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3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96"/>
    </style:style>
    <style:style style:name="ce44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5" style:family="table-cell" style:parent-style-name="pas_20_livraison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54"/>
    </style:style>
    <style:style style:name="ce46" style:family="table-cell" style:parent-style-name="pas_20_livraison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7" style:family="table-cell" style:parent-style-name="pas_20_livraison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cccc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fo:color="#6b2394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6b2394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6b2394"/>
    </style:style>
    <style:style style:name="ce5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59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64" style:family="table-cell" style:parent-style-name="pomme_20_foncé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2"/>
      <style:map style:condition="cell-content-is-not-between(1,100)" style:apply-style-name="pas_20_livraison" style:base-cell-address="Sheet1.F2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1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4" style:family="table-cell" style:parent-style-name="Default">
      <style:table-cell-properties style:diagonal-tl-br="0.06pt solid #000000"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63"/>
      <style:map style:condition="cell-content-is-not-between(1,100)" style:apply-style-name="pas_20_livraison" style:base-cell-address="Sheet1.F63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70"/>
      <style:map style:condition="cell-content-is-not-between(1,100)" style:apply-style-name="pas_20_livraison" style:base-cell-address="Sheet1.F70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71"/>
      <style:map style:condition="cell-content-is-not-between(1,100)" style:apply-style-name="pas_20_livraison" style:base-cell-address="Sheet1.F71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72"/>
      <style:map style:condition="cell-content-is-not-between(1,100)" style:apply-style-name="pas_20_livraison" style:base-cell-address="Sheet1.F72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80"/>
      <style:map style:condition="cell-content-is-not-between(1,100)" style:apply-style-name="pas_20_livraison" style:base-cell-address="Sheet1.F80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81"/>
      <style:map style:condition="cell-content-is-not-between(1,100)" style:apply-style-name="pas_20_livraison" style:base-cell-address="Sheet1.F81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88"/>
      <style:map style:condition="cell-content-is-not-between(1,100)" style:apply-style-name="pas_20_livraison" style:base-cell-address="Sheet1.F88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91"/>
      <style:map style:condition="cell-content-is-not-between(1,100)" style:apply-style-name="pas_20_livraison" style:base-cell-address="Sheet1.F91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93"/>
      <style:map style:condition="cell-content-is-not-between(1,100)" style:apply-style-name="pas_20_livraison" style:base-cell-address="Sheet1.F93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09"/>
      <style:map style:condition="cell-content-is-not-between(1,100)" style:apply-style-name="pas_20_livraison" style:base-cell-address="Sheet1.F109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0"/>
      <style:map style:condition="cell-content-is-not-between(1,100)" style:apply-style-name="pas_20_livraison" style:base-cell-address="Sheet1.F110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1"/>
      <style:map style:condition="cell-content-is-not-between(1,100)" style:apply-style-name="pas_20_livraison" style:base-cell-address="Sheet1.F111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2"/>
      <style:map style:condition="cell-content-is-not-between(1,100)" style:apply-style-name="pas_20_livraison" style:base-cell-address="Sheet1.F112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3"/>
      <style:map style:condition="cell-content-is-not-between(1,100)" style:apply-style-name="pas_20_livraison" style:base-cell-address="Sheet1.F113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4"/>
      <style:map style:condition="cell-content-is-not-between(1,100)" style:apply-style-name="pas_20_livraison" style:base-cell-address="Sheet1.F114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115"/>
      <style:map style:condition="cell-content-is-not-between(1,100)" style:apply-style-name="pas_20_livraison" style:base-cell-address="Sheet1.F115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G69"/>
      <style:map style:condition="cell-content-is-not-between(1,100)" style:apply-style-name="pas_20_livraison" style:base-cell-address="Sheet1.G69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71"/>
      <style:map style:condition="cell-content-is-not-between(1,100)" style:apply-style-name="pas_20_livraison" style:base-cell-address="Sheet1.G71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73"/>
      <style:map style:condition="cell-content-is-not-between(1,100)" style:apply-style-name="pas_20_livraison" style:base-cell-address="Sheet1.G73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75"/>
      <style:map style:condition="cell-content-is-not-between(1,100)" style:apply-style-name="pas_20_livraison" style:base-cell-address="Sheet1.G75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77"/>
      <style:map style:condition="cell-content-is-not-between(1,100)" style:apply-style-name="pas_20_livraison" style:base-cell-address="Sheet1.G77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79"/>
      <style:map style:condition="cell-content-is-not-between(1,100)" style:apply-style-name="pas_20_livraison" style:base-cell-address="Sheet1.G79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89"/>
      <style:map style:condition="cell-content-is-not-between(1,100)" style:apply-style-name="pas_20_livraison" style:base-cell-address="Sheet1.G89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91"/>
      <style:map style:condition="cell-content-is-not-between(1,100)" style:apply-style-name="pas_20_livraison" style:base-cell-address="Sheet1.G91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G93"/>
      <style:map style:condition="cell-content-is-not-between(1,100)" style:apply-style-name="pas_20_livraison" style:base-cell-address="Sheet1.G93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95"/>
      <style:map style:condition="cell-content-is-not-between(1,100)" style:apply-style-name="pas_20_livraison" style:base-cell-address="Sheet1.G95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pain_20_foncé" style:base-cell-address="Sheet1.G99"/>
      <style:map style:condition="cell-content-is-not-between(1,100)" style:apply-style-name="pas_20_livraison" style:base-cell-address="Sheet1.G99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01"/>
      <style:map style:condition="cell-content-is-not-between(1,100)" style:apply-style-name="pas_20_livraison" style:base-cell-address="Sheet1.G101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03"/>
      <style:map style:condition="cell-content-is-not-between(1,100)" style:apply-style-name="pas_20_livraison" style:base-cell-address="Sheet1.G103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05"/>
      <style:map style:condition="cell-content-is-not-between(1,100)" style:apply-style-name="pas_20_livraison" style:base-cell-address="Sheet1.G105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07"/>
      <style:map style:condition="cell-content-is-not-between(1,100)" style:apply-style-name="pas_20_livraison" style:base-cell-address="Sheet1.G107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09"/>
      <style:map style:condition="cell-content-is-not-between(1,100)" style:apply-style-name="pas_20_livraison" style:base-cell-address="Sheet1.G109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11"/>
      <style:map style:condition="cell-content-is-not-between(1,100)" style:apply-style-name="pas_20_livraison" style:base-cell-address="Sheet1.G111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13"/>
      <style:map style:condition="cell-content-is-not-between(1,100)" style:apply-style-name="pas_20_livraison" style:base-cell-address="Sheet1.G113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15"/>
      <style:map style:condition="cell-content-is-not-between(1,100)" style:apply-style-name="pas_20_livraison" style:base-cell-address="Sheet1.G115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G117"/>
      <style:map style:condition="cell-content-is-not-between(1,100)" style:apply-style-name="pas_20_livraison" style:base-cell-address="Sheet1.G117"/>
    </style:style>
    <style:style style:name="ce114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 fo:font-size="7pt" style:font-size-asian="7pt" style:font-size-complex="7pt"/>
    </style:style>
    <style:style style:name="ce115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cm"/>
      <style:text-properties fo:color="#ffffff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H124"/>
    </style:style>
    <style:style style:name="ce1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I143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I144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I145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I146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I147"/>
    </style:style>
    <style:style style:name="ce12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</style:style>
    <style:style style:name="ce1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ffffff"/>
    </style:style>
    <style:style style:name="ce12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J60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J60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J60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J60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J125"/>
    </style:style>
    <style:style style:name="ce1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J154"/>
    </style:style>
    <style:style style:name="ce1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J60"/>
    </style:style>
    <style:style style:name="ce1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J60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64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64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64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64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04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114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115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154"/>
    </style:style>
    <style:style style:name="ce16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2"/>
      <style:map style:condition="cell-content-is-not-between(1,100)" style:apply-style-name="pas_20_livraison" style:base-cell-address="Sheet1.L2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17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17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173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"/>
      <style:map style:condition="cell-content-is-not-between(1,100)" style:apply-style-name="pas_20_livraison" style:base-cell-address="Sheet1.L3"/>
    </style:style>
    <style:style style:name="ce17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22"/>
      <style:map style:condition="cell-content-is-not-between(1,100)" style:apply-style-name="pas_20_livraison" style:base-cell-address="Sheet1.L22"/>
    </style:style>
    <style:style style:name="ce17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26"/>
      <style:map style:condition="cell-content-is-not-between(1,100)" style:apply-style-name="pas_20_livraison" style:base-cell-address="Sheet1.L26"/>
    </style:style>
    <style:style style:name="ce17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0"/>
      <style:map style:condition="cell-content-is-not-between(1,100)" style:apply-style-name="pas_20_livraison" style:base-cell-address="Sheet1.L30"/>
    </style:style>
    <style:style style:name="ce17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4"/>
      <style:map style:condition="cell-content-is-not-between(1,100)" style:apply-style-name="pas_20_livraison" style:base-cell-address="Sheet1.L34"/>
    </style:style>
    <style:style style:name="ce17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38"/>
      <style:map style:condition="cell-content-is-not-between(1,100)" style:apply-style-name="pas_20_livraison" style:base-cell-address="Sheet1.L38"/>
    </style:style>
    <style:style style:name="ce17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42"/>
      <style:map style:condition="cell-content-is-not-between(1,100)" style:apply-style-name="pas_20_livraison" style:base-cell-address="Sheet1.L42"/>
    </style:style>
    <style:style style:name="ce18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46"/>
      <style:map style:condition="cell-content-is-not-between(1,100)" style:apply-style-name="pas_20_livraison" style:base-cell-address="Sheet1.L46"/>
    </style:style>
    <style:style style:name="ce18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50"/>
      <style:map style:condition="cell-content-is-not-between(1,100)" style:apply-style-name="pas_20_livraison" style:base-cell-address="Sheet1.L50"/>
    </style:style>
    <style:style style:name="ce18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L52"/>
      <style:map style:condition="cell-content-is-not-between(1,100)" style:apply-style-name="pas_20_livraison" style:base-cell-address="Sheet1.L52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evre_20_foncé" style:base-cell-address="Sheet1.L58"/>
      <style:map style:condition="cell-content-is-not-between(1,100)" style:apply-style-name="pas_20_livraison" style:base-cell-address="Sheet1.L58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chevre_20_foncé" style:base-cell-address="Sheet1.L58"/>
      <style:map style:condition="cell-content-is-not-between(1,100)" style:apply-style-name="pas_20_livraison" style:base-cell-address="Sheet1.L58"/>
    </style:style>
    <style:style style:name="ce1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evre_20_foncé" style:base-cell-address="Sheet1.L154"/>
      <style:map style:condition="cell-content-is-not-between(1,100)" style:apply-style-name="pas_20_livraison" style:base-cell-address="Sheet1.L154"/>
    </style:style>
    <style:style style:name="ce1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8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color="#ffffff"/>
    </style:style>
    <style:style style:name="ce18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/>
    </style:style>
    <style:style style:name="ce1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ffffff"/>
    </style:style>
    <style:style style:name="ce19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ffffff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ce19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93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color="#ffffff"/>
    </style:style>
    <style:style style:name="ce194" style:family="table-cell" style:parent-style-name="Default" style:data-style-name="N75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195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6" style:family="table-cell" style:parent-style-name="Default" style:data-style-name="N75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99" style:family="table-cell" style:parent-style-name="Default">
      <style:table-cell-properties fo:background-color="transparent"/>
    </style:style>
    <style:style style:name="ce2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</style:style>
    <style:style style:name="ce203" style:family="table-cell" style:parent-style-name="Default" style:data-style-name="N84">
      <style:table-cell-properties fo:border-bottom="none" fo:background-color="#ccccff" fo:border-left="0.06pt solid #000000" fo:border-right="0.06pt solid #000000" fo:border-top="0.06pt solid #000000"/>
    </style:style>
    <style:style style:name="ce204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205" style:family="table-cell" style:parent-style-name="Default" style:data-style-name="N84">
      <style:table-cell-properties fo:background-color="transparent" fo:border="0.06pt solid #000000"/>
    </style:style>
    <style:style style:name="ce206" style:family="table-cell" style:parent-style-name="Default">
      <style:table-cell-properties fo:background-color="#ccccff" fo:border="0.06pt solid #000000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208" style:family="table-cell" style:parent-style-name="Default" style:data-style-name="N84"/>
    <style:style style:name="ce20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ae00"/>
    </style:style>
    <style:style style:name="ce210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fo:color="#6b2394"/>
    </style:style>
    <style:style style:name="ce21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ffcc99"/>
    </style:style>
    <style:style style:name="ce21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0000"/>
    </style:style>
    <style:style style:name="ce2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e6ff00"/>
    </style:style>
    <style:style style:name="ce214" style:family="table-cell" style:parent-style-name="Default">
      <style:table-cell-properties fo:background-color="#996633"/>
    </style:style>
    <style:style style:name="ce215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21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663300"/>
    </style:style>
    <style:style style:name="ce217" style:family="table-cell" style:parent-style-name="Huile_20_foncé">
      <style:table-cell-properties style:text-align-source="fix" style:repeat-content="false" fo:border="0.06pt solid #000000"/>
      <style:paragraph-properties fo:text-align="center" fo:margin-left="0cm"/>
    </style:style>
    <style:style style:name="ce218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00ae00"/>
    </style:style>
    <style:style style:name="ce21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e6ff00"/>
    </style:style>
    <style:style style:name="ce2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 table:print-ranges="Sheet1.A1:Sheet1.P147">
        <office:forms form:automatic-focus="false" form:apply-design-mode="false"/>
        <table:table-column table:style-name="co4" table:default-cell-style-name="ce33"/>
        <table:table-column table:style-name="co5" table:default-cell-style-name="ce48"/>
        <table:table-column table:style-name="co5" table:default-cell-style-name="ce33"/>
        <table:table-column table:style-name="co6" table:default-cell-style-name="ce48"/>
        <table:table-column table:style-name="co5" table:default-cell-style-name="ce66"/>
        <table:table-column table:style-name="co5" table:number-columns-repeated="2" table:default-cell-style-name="ce33"/>
        <table:table-column table:style-name="co7" table:default-cell-style-name="ce33"/>
        <table:table-column table:style-name="co5" table:number-columns-repeated="4" table:default-cell-style-name="ce33"/>
        <table:table-column table:style-name="co5" table:default-cell-style-name="ce191"/>
        <table:table-column table:style-name="co8" table:default-cell-style-name="ce191"/>
        <table:table-column table:style-name="co9" table:default-cell-style-name="ce191"/>
        <table:table-column table:style-name="co10" table:default-cell-style-name="ce33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1" table:number-columns-repeated="1003" table:default-cell-style-name="Default"/>
        <table:table-row table:style-name="ro4">
          <table:table-cell table:style-name="ce26" office:value-type="string" calcext:value-type="string">
            <text:p>Dates</text:p>
          </table:table-cell>
          <table:table-cell table:style-name="ce34" office:value-type="string" calcext:value-type="string">
            <text:p>Légumes</text:p>
          </table:table-cell>
          <table:table-cell table:style-name="ce49" office:value-type="string" calcext:value-type="string">
            <text:p>Produits laitiers</text:p>
          </table:table-cell>
          <table:table-cell table:style-name="ce34" office:value-type="string" calcext:value-type="string">
            <text:p>Oeufs</text:p>
          </table:table-cell>
          <table:table-cell table:style-name="ce62" office:value-type="string" calcext:value-type="string">
            <text:p>Pommes</text:p>
          </table:table-cell>
          <table:table-cell table:style-name="ce67" office:value-type="string" calcext:value-type="string">
            <text:p>Pains</text:p>
          </table:table-cell>
          <table:table-cell table:style-name="ce67" office:value-type="string" calcext:value-type="string">
            <text:p>Pains 1s/2</text:p>
          </table:table-cell>
          <table:table-cell table:style-name="ce67" office:value-type="string" calcext:value-type="string">
            <text:p>Poulets 2/mois</text:p>
          </table:table-cell>
          <table:table-cell table:style-name="ce67" office:value-type="string" calcext:value-type="string">
            <text:p>Poulets 1/mois</text:p>
          </table:table-cell>
          <table:table-cell table:style-name="ce62" office:value-type="string" calcext:value-type="string">
            <text:p>Champignons</text:p>
          </table:table-cell>
          <table:table-cell table:style-name="ce62" office:value-type="string" calcext:value-type="string">
            <text:p>Champi 1/mois</text:p>
          </table:table-cell>
          <table:table-cell table:style-name="ce62" office:value-type="string" calcext:value-type="string">
            <text:p>Chèvre</text:p>
          </table:table-cell>
          <table:table-cell table:style-name="ce62" office:value-type="string" calcext:value-type="string">
            <text:p>Huiles &amp; farines</text:p>
          </table:table-cell>
          <table:table-cell table:style-name="ce62" office:value-type="string" calcext:value-type="string">
            <text:p>Tisanes</text:p>
          </table:table-cell>
          <table:table-cell table:style-name="ce62" office:value-type="string" calcext:value-type="string">
            <text:p>Kiwis</text:p>
          </table:table-cell>
          <table:table-cell table:style-name="ce26" office:value-type="string" calcext:value-type="string">
            <text:p>Commentaires</text:p>
          </table:table-cell>
          <table:table-cell table:style-name="ce198"/>
          <table:table-cell table:style-name="ce199" table:number-columns-repeated="4"/>
          <table:table-cell table:style-name="ce198" table:number-columns-repeated="1003"/>
        </table:table-row>
        <table:table-row table:style-name="ro2" table:visibility="collapse">
          <table:table-cell table:style-name="ce27" office:value-type="date" office:date-value="2014-01-03" calcext:value-type="date">
            <text:p>3 janv. 2014</text:p>
          </table:table-cell>
          <table:table-cell table:style-name="ce36"/>
          <table:table-cell table:style-name="ce50"/>
          <table:table-cell table:style-name="ce52"/>
          <table:table-cell table:style-name="ce63"/>
          <table:table-cell table:style-name="ce68" table:number-columns-repeated="2"/>
          <table:table-cell table:style-name="ce50" table:number-columns-repeated="2"/>
          <table:table-cell table:style-name="ce60" table:number-columns-repeated="2"/>
          <table:table-cell table:style-name="ce169"/>
          <table:table-cell table:style-name="ce119" table:number-columns-repeated="3"/>
          <table:table-cell table:style-name="ce50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2]+7" office:value-type="date" office:date-value="2014-01-10" calcext:value-type="date">
            <text:p>10 janv. 2014</text:p>
          </table:table-cell>
          <table:table-cell table:style-name="ce37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36+35</text:p>
          </table:table-cell>
          <table:table-cell table:style-name="ce64" office:value-type="float" office:value="3" calcext:value-type="float">
            <text:p>3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114" office:value-type="string" calcext:value-type="string">
            <text:p>17+18</text:p>
          </table:table-cell>
          <table:table-cell table:style-name="ce115" office:value-type="float" office:value="9" calcext:value-type="float">
            <text:p>9</text:p>
          </table:table-cell>
          <table:table-cell table:style-name="ce60" table:number-columns-repeated="2"/>
          <table:table-cell table:style-name="ce170"/>
          <table:table-cell table:style-name="ce119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3]+7" office:value-type="date" office:date-value="2014-01-17" calcext:value-type="date">
            <text:p>17 janv. 2014</text:p>
          </table:table-cell>
          <table:table-cell table:style-name="ce37" table:formula="of:=MIN(#REF!;[.B3])-1" office:value-type="float" office:value="0" calcext:value-type="float">
            <text:p>0</text:p>
          </table:table-cell>
          <table:table-cell table:style-name="ce50"/>
          <table:table-cell table:style-name="ce59" office:value-type="float" office:value="34" calcext:value-type="float">
            <text:p>34</text:p>
          </table:table-cell>
          <table:table-cell table:style-name="ce63"/>
          <table:table-cell table:style-name="ce69" table:formula="of:=MIN([.F$2:.F3])-1" office:value-type="float" office:value="6" calcext:value-type="float">
            <text:p>6</text:p>
          </table:table-cell>
          <table:table-cell table:style-name="ce69"/>
          <table:table-cell table:style-name="ce50" table:number-columns-repeated="2"/>
          <table:table-cell table:style-name="ce125" table:number-columns-repeated="2"/>
          <table:table-cell table:style-name="ce171"/>
          <table:table-cell table:style-name="ce119" office:value-type="float" office:value="2" calcext:value-type="float">
            <text:p>2</text:p>
          </table:table-cell>
          <table:table-cell table:style-name="ce119" table:number-columns-repeated="2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4]+7" office:value-type="date" office:date-value="2014-01-24" calcext:value-type="date">
            <text:p>24 janv. 2014</text:p>
          </table:table-cell>
          <table:table-cell table:style-name="ce37" table:formula="of:=MIN(#REF!;[.B4])-1" office:value-type="float" office:value="0" calcext:value-type="float">
            <text:p>0</text:p>
          </table:table-cell>
          <table:table-cell table:style-name="ce51" table:formula="of:=MIN([.C$2:.C4])-1" office:value-type="float" office:value="14" calcext:value-type="float">
            <text:p>14</text:p>
          </table:table-cell>
          <table:table-cell table:style-name="ce59" table:formula="of:=MIN([.D$4:.D4])-1" office:value-type="float" office:value="33" calcext:value-type="float">
            <text:p>33</text:p>
          </table:table-cell>
          <table:table-cell table:style-name="ce63"/>
          <table:table-cell table:style-name="ce69" table:number-columns-repeated="2"/>
          <table:table-cell table:style-name="ce115" office:value-type="float" office:value="16" calcext:value-type="float">
            <text:p>16</text:p>
          </table:table-cell>
          <table:table-cell table:style-name="ce115" table:formula="of:=MIN([.I$2:.I4])-1" office:value-type="float" office:value="8" calcext:value-type="float">
            <text:p>8</text:p>
          </table:table-cell>
          <table:table-cell table:style-name="ce60" table:number-columns-repeated="2"/>
          <table:table-cell table:style-name="ce170"/>
          <table:table-cell table:style-name="ce119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5]+7" office:value-type="date" office:date-value="2014-01-31" calcext:value-type="date">
            <text:p>31 janv. 2014</text:p>
          </table:table-cell>
          <table:table-cell table:style-name="ce37" table:formula="of:=MIN(#REF!;[.B5])-1" office:value-type="float" office:value="0" calcext:value-type="float">
            <text:p>0</text:p>
          </table:table-cell>
          <table:table-cell table:style-name="ce50"/>
          <table:table-cell table:style-name="ce59" table:formula="of:=MIN([.D$4:.D5])-1" office:value-type="float" office:value="32" calcext:value-type="float">
            <text:p>32</text:p>
          </table:table-cell>
          <table:table-cell table:style-name="ce63"/>
          <table:table-cell table:style-name="ce69" table:formula="of:=MIN([.F$2:.F5])-1" office:value-type="float" office:value="5" calcext:value-type="float">
            <text:p>5</text:p>
          </table:table-cell>
          <table:table-cell table:style-name="ce69"/>
          <table:table-cell table:style-name="ce50" table:number-columns-repeated="2"/>
          <table:table-cell table:style-name="ce60" table:number-columns-repeated="2"/>
          <table:table-cell table:style-name="ce170"/>
          <table:table-cell table:style-name="ce119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8" table:formula="of:=[.A6]+7" office:value-type="date" office:date-value="2014-02-07" calcext:value-type="date">
            <text:p>7 févr. 2014</text:p>
          </table:table-cell>
          <table:table-cell table:style-name="ce37" table:formula="of:=MIN(#REF!;[.B6])-1" office:value-type="float" office:value="0" calcext:value-type="float">
            <text:p>0</text:p>
          </table:table-cell>
          <table:table-cell table:style-name="ce51" table:formula="of:=MIN([.C$2:.C6])-1" office:value-type="float" office:value="13" calcext:value-type="float">
            <text:p>13</text:p>
          </table:table-cell>
          <table:table-cell table:style-name="ce59" table:formula="of:=MIN([.D$4:.D6])-1" office:value-type="float" office:value="31" calcext:value-type="float">
            <text:p>31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MIN([.F$2:.F6])-1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115" table:formula="of:=MIN([.H$2:.H6])-1" office:value-type="float" office:value="15" calcext:value-type="float">
            <text:p>15</text:p>
          </table:table-cell>
          <table:table-cell table:style-name="ce50"/>
          <table:table-cell table:style-name="ce60" table:number-columns-repeated="2"/>
          <table:table-cell table:style-name="ce170"/>
          <table:table-cell table:style-name="ce119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7]+7" office:value-type="date" office:date-value="2014-02-14" calcext:value-type="date">
            <text:p>14 févr. 2014</text:p>
          </table:table-cell>
          <table:table-cell table:style-name="ce37" table:formula="of:=MIN(#REF!;[.B7])-1" office:value-type="float" office:value="0" calcext:value-type="float">
            <text:p>0</text:p>
          </table:table-cell>
          <table:table-cell table:style-name="ce50"/>
          <table:table-cell table:style-name="ce59" table:formula="of:=MIN([.D$4:.D7])-1" office:value-type="float" office:value="30" calcext:value-type="float">
            <text:p>30</text:p>
          </table:table-cell>
          <table:table-cell table:style-name="ce63"/>
          <table:table-cell table:style-name="ce69" table:formula="of:=MIN([.F$2:.F7])-1" office:value-type="float" office:value="3" calcext:value-type="float">
            <text:p>3</text:p>
          </table:table-cell>
          <table:table-cell table:style-name="ce69"/>
          <table:table-cell table:style-name="ce50" table:number-columns-repeated="2"/>
          <table:table-cell table:style-name="ce125" table:number-columns-repeated="2"/>
          <table:table-cell table:style-name="ce171"/>
          <table:table-cell table:style-name="ce187" office:value-type="float" office:value="1" calcext:value-type="float">
            <text:p>1</text:p>
          </table:table-cell>
          <table:table-cell table:style-name="ce60" table:number-columns-repeated="2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8]+7" office:value-type="date" office:date-value="2014-02-21" calcext:value-type="date">
            <text:p>21 févr. 2014</text:p>
          </table:table-cell>
          <table:table-cell table:style-name="ce37" table:formula="of:=MIN(#REF!;[.B8])-1" office:value-type="float" office:value="0" calcext:value-type="float">
            <text:p>0</text:p>
          </table:table-cell>
          <table:table-cell table:style-name="ce51" table:formula="of:=MIN([.C$2:.C8])-1" office:value-type="float" office:value="12" calcext:value-type="float">
            <text:p>12</text:p>
          </table:table-cell>
          <table:table-cell table:style-name="ce59" table:formula="of:=MIN([.D$4:.D8])-1" office:value-type="float" office:value="29" calcext:value-type="float">
            <text:p>29</text:p>
          </table:table-cell>
          <table:table-cell table:style-name="ce63"/>
          <table:table-cell table:style-name="ce69" table:formula="of:=MIN([.F$2:.F8])-1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115" table:formula="of:=MIN([.H$2:.H8])-1" office:value-type="float" office:value="14" calcext:value-type="float">
            <text:p>14</text:p>
          </table:table-cell>
          <table:table-cell table:style-name="ce115" table:formula="of:=MIN([.I$2:.I8])-1" office:value-type="float" office:value="7" calcext:value-type="float">
            <text:p>7</text:p>
          </table:table-cell>
          <table:table-cell table:style-name="ce60" table:number-columns-repeated="3"/>
          <table:table-cell table:style-name="ce119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9]+7" office:value-type="date" office:date-value="2014-02-28" calcext:value-type="date">
            <text:p>28 févr. 2014</text:p>
          </table:table-cell>
          <table:table-cell table:style-name="ce37" table:formula="of:=MIN(#REF!;[.B9])-1" office:value-type="float" office:value="0" calcext:value-type="float">
            <text:p>0</text:p>
          </table:table-cell>
          <table:table-cell table:style-name="ce50"/>
          <table:table-cell table:style-name="ce59" table:formula="of:=MIN([.D$4:.D9])-1" office:value-type="float" office:value="28" calcext:value-type="float">
            <text:p>28</text:p>
          </table:table-cell>
          <table:table-cell table:style-name="ce63"/>
          <table:table-cell table:style-name="ce69" table:formula="of:=MIN([.F$2:.F9])-1" office:value-type="float" office:value="1" calcext:value-type="float">
            <text:p>1</text:p>
          </table:table-cell>
          <table:table-cell table:style-name="ce69"/>
          <table:table-cell table:style-name="ce50" table:number-columns-repeated="2"/>
          <table:table-cell table:style-name="ce60" table:number-columns-repeated="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7" table:formula="of:=[.A10]+7" office:value-type="date" office:date-value="2014-03-07" calcext:value-type="date">
            <text:p>7 mars 2014</text:p>
          </table:table-cell>
          <table:table-cell table:style-name="ce37" office:value-type="float" office:value="48" calcext:value-type="float">
            <text:p>48</text:p>
          </table:table-cell>
          <table:table-cell table:style-name="ce51" table:formula="of:=MIN([.C$2:.C10])-1" office:value-type="float" office:value="11" calcext:value-type="float">
            <text:p>11</text:p>
          </table:table-cell>
          <table:table-cell table:style-name="ce59" table:formula="of:=MIN([.D$4:.D10])-1" office:value-type="float" office:value="27" calcext:value-type="float">
            <text:p>27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115" table:formula="of:=MIN([.H$2:.H10])-1" office:value-type="float" office:value="13" calcext:value-type="float">
            <text:p>13</text:p>
          </table:table-cell>
          <table:table-cell table:style-name="ce50"/>
          <table:table-cell table:style-name="ce60" table:number-columns-repeated="6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11]+7" office:value-type="date" office:date-value="2014-03-14" calcext:value-type="date">
            <text:p>14 mars 2014</text:p>
          </table:table-cell>
          <table:table-cell table:style-name="ce38" table:formula="of:=MIN([.B$11:.B11])-1" office:value-type="float" office:value="47" calcext:value-type="float">
            <text:p>47</text:p>
          </table:table-cell>
          <table:table-cell table:style-name="ce52"/>
          <table:table-cell table:style-name="ce59" table:formula="of:=MIN([.D$4:.D11])-1" office:value-type="float" office:value="26" calcext:value-type="float">
            <text:p>26</text:p>
          </table:table-cell>
          <table:table-cell table:style-name="ce63"/>
          <table:table-cell table:style-name="ce71"/>
          <table:table-cell table:style-name="ce69"/>
          <table:table-cell table:style-name="ce50" table:number-columns-repeated="2"/>
          <table:table-cell table:style-name="ce126" table:number-columns-repeated="2"/>
          <table:table-cell table:style-name="ce172" office:value-type="float" office:value="2" calcext:value-type="float">
            <text:p>2</text:p>
          </table:table-cell>
          <table:table-cell table:style-name="ce60" table:number-columns-repeated="3"/>
          <table:table-cell table:style-name="ce50" office:value-type="string" calcext:value-type="string">
            <text:p>pas de pain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12]+7" office:value-type="date" office:date-value="2014-03-21" calcext:value-type="date">
            <text:p>21 mars 2014</text:p>
          </table:table-cell>
          <table:table-cell table:style-name="ce39" table:formula="of:=MIN([.B$11:.B12])-1" office:value-type="float" office:value="46" calcext:value-type="float">
            <text:p>46</text:p>
          </table:table-cell>
          <table:table-cell table:style-name="ce51" table:formula="of:=MIN([.C$2:.C12])-1" office:value-type="float" office:value="10" calcext:value-type="float">
            <text:p>10</text:p>
          </table:table-cell>
          <table:table-cell table:style-name="ce59" table:formula="of:=MIN([.D$4:.D12])-1" office:value-type="float" office:value="25" calcext:value-type="float">
            <text:p>25</text:p>
          </table:table-cell>
          <table:table-cell table:style-name="ce63"/>
          <table:table-cell table:style-name="ce72" office:value-type="float" office:value="15" calcext:value-type="float">
            <text:p>15</text:p>
          </table:table-cell>
          <table:table-cell table:style-name="ce73" office:value-type="float" office:value="9" calcext:value-type="float">
            <text:p>9</text:p>
          </table:table-cell>
          <table:table-cell table:style-name="ce115" table:formula="of:=MIN([.H$2:.H12])-1" office:value-type="float" office:value="12" calcext:value-type="float">
            <text:p>12</text:p>
          </table:table-cell>
          <table:table-cell table:style-name="ce115" table:formula="of:=MIN([.I$2:.I12])-1" office:value-type="float" office:value="6" calcext:value-type="float">
            <text:p>6</text:p>
          </table:table-cell>
          <table:table-cell table:style-name="ce60" table:number-columns-repeated="6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13]+7" office:value-type="date" office:date-value="2014-03-28" calcext:value-type="date">
            <text:p>28 mars 2014</text:p>
          </table:table-cell>
          <table:table-cell table:style-name="ce40" table:formula="of:=MIN([.B$11:.B13])-1" office:value-type="float" office:value="45" calcext:value-type="float">
            <text:p>45</text:p>
          </table:table-cell>
          <table:table-cell table:style-name="ce52"/>
          <table:table-cell table:style-name="ce59" table:formula="of:=MIN([.D$4:.D13])-1" office:value-type="float" office:value="24" calcext:value-type="float">
            <text:p>24</text:p>
          </table:table-cell>
          <table:table-cell table:style-name="ce63"/>
          <table:table-cell table:style-name="ce72" office:value-type="float" office:value="14" calcext:value-type="float">
            <text:p>14</text:p>
          </table:table-cell>
          <table:table-cell table:style-name="ce72"/>
          <table:table-cell table:style-name="ce50" table:number-columns-repeated="2"/>
          <table:table-cell table:style-name="ce60" table:number-columns-repeated="6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8" table:formula="of:=[.A14]+7" office:value-type="date" office:date-value="2014-04-04" calcext:value-type="date">
            <text:p>4 avr. 2014</text:p>
          </table:table-cell>
          <table:table-cell table:style-name="ce40" table:formula="of:=MIN([.B$11:.B14])-1" office:value-type="float" office:value="44" calcext:value-type="float">
            <text:p>44</text:p>
          </table:table-cell>
          <table:table-cell table:style-name="ce51" table:formula="of:=MIN([.C$2:.C14])-1" office:value-type="float" office:value="9" calcext:value-type="float">
            <text:p>9</text:p>
          </table:table-cell>
          <table:table-cell table:style-name="ce59" table:formula="of:=MIN([.D$4:.D14])-1" office:value-type="float" office:value="23" calcext:value-type="float">
            <text:p>23</text:p>
          </table:table-cell>
          <table:table-cell table:style-name="ce63"/>
          <table:table-cell table:style-name="ce72" office:value-type="float" office:value="13" calcext:value-type="float">
            <text:p>13</text:p>
          </table:table-cell>
          <table:table-cell table:style-name="ce93" office:value-type="float" office:value="8" calcext:value-type="float">
            <text:p>8</text:p>
          </table:table-cell>
          <table:table-cell table:style-name="ce115" table:formula="of:=MIN([.H$2:.H14])-1" office:value-type="float" office:value="11" calcext:value-type="float">
            <text:p>11</text:p>
          </table:table-cell>
          <table:table-cell table:style-name="ce50" table:number-columns-repeated="4"/>
          <table:table-cell table:style-name="ce60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15]+7" office:value-type="date" office:date-value="2014-04-11" calcext:value-type="date">
            <text:p>11 avr. 2014</text:p>
          </table:table-cell>
          <table:table-cell table:style-name="ce40" table:formula="of:=MIN([.B$11:.B15])-1" office:value-type="float" office:value="43" calcext:value-type="float">
            <text:p>43</text:p>
          </table:table-cell>
          <table:table-cell table:style-name="ce53"/>
          <table:table-cell table:style-name="ce59" table:formula="of:=MIN([.D$4:.D15])-1" office:value-type="float" office:value="22" calcext:value-type="float">
            <text:p>22</text:p>
          </table:table-cell>
          <table:table-cell table:style-name="ce63"/>
          <table:table-cell table:style-name="ce72" office:value-type="float" office:value="12" calcext:value-type="float">
            <text:p>12</text:p>
          </table:table-cell>
          <table:table-cell table:style-name="ce72"/>
          <table:table-cell table:style-name="ce50" table:number-columns-repeated="2"/>
          <table:table-cell table:style-name="ce127" table:number-columns-repeated="2"/>
          <table:table-cell table:style-name="ce173" office:value-type="float" office:value="1" calcext:value-type="float">
            <text:p>1</text:p>
          </table:table-cell>
          <table:table-cell table:style-name="ce187" office:value-type="float" office:value="3" calcext:value-type="float">
            <text:p>3</text:p>
          </table:table-cell>
          <table:table-cell table:style-name="ce60" table:number-columns-repeated="2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16]+7" office:value-type="date" office:date-value="2014-04-18" calcext:value-type="date">
            <text:p>18 avr. 2014</text:p>
          </table:table-cell>
          <table:table-cell table:style-name="ce40" table:formula="of:=MIN([.B$11:.B16])-1" office:value-type="float" office:value="42" calcext:value-type="float">
            <text:p>42</text:p>
          </table:table-cell>
          <table:table-cell table:style-name="ce51" table:formula="of:=MIN([.C$2:.C16])-1" office:value-type="float" office:value="8" calcext:value-type="float">
            <text:p>8</text:p>
          </table:table-cell>
          <table:table-cell table:style-name="ce59" table:formula="of:=MIN([.D$4:.D16])-1" office:value-type="float" office:value="21" calcext:value-type="float">
            <text:p>21</text:p>
          </table:table-cell>
          <table:table-cell table:style-name="ce63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7" calcext:value-type="float">
            <text:p>7</text:p>
          </table:table-cell>
          <table:table-cell table:style-name="ce115" table:formula="of:=MIN([.H$2:.H16])-1" office:value-type="float" office:value="10" calcext:value-type="float">
            <text:p>10</text:p>
          </table:table-cell>
          <table:table-cell table:style-name="ce115" table:formula="of:=MIN([.I$2:.I16])-1" office:value-type="float" office:value="5" calcext:value-type="float">
            <text:p>5</text:p>
          </table:table-cell>
          <table:table-cell table:style-name="ce50" table:number-columns-repeated="3"/>
          <table:table-cell table:style-name="ce60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17]+7" office:value-type="date" office:date-value="2014-04-25" calcext:value-type="date">
            <text:p>25 avr. 2014</text:p>
          </table:table-cell>
          <table:table-cell table:style-name="ce40"/>
          <table:table-cell table:style-name="ce53"/>
          <table:table-cell table:style-name="ce59" table:formula="of:=MIN([.D$4:.D17])-1" office:value-type="float" office:value="20" calcext:value-type="float">
            <text:p>20</text:p>
          </table:table-cell>
          <table:table-cell table:style-name="ce63"/>
          <table:table-cell table:style-name="ce72" office:value-type="float" office:value="10" calcext:value-type="float">
            <text:p>10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25" office:value-type="float" office:value="10" calcext:value-type="float">
            <text:p>10</text:p>
          </table:table-cell>
          <table:table-cell table:style-name="ce60" table:number-columns-repeated="3"/>
          <table:table-cell table:style-name="ce28"/>
          <table:table-cell table:style-name="ce199" table:number-columns-repeated="1008"/>
        </table:table-row>
        <table:table-row table:style-name="ro6" table:visibility="collapse">
          <table:table-cell table:style-name="ce27" table:formula="of:=[.A18]+7" office:value-type="date" office:date-value="2014-05-02" calcext:value-type="date">
            <text:p>2 mai 2014</text:p>
          </table:table-cell>
          <table:table-cell table:style-name="ce40"/>
          <table:table-cell table:style-name="ce51" table:formula="of:=MIN([.C$2:.C18])-1" office:value-type="float" office:value="7" calcext:value-type="float">
            <text:p>7</text:p>
          </table:table-cell>
          <table:table-cell table:style-name="ce59" table:formula="of:=MIN([.D$4:.D18])-1" office:value-type="float" office:value="19" calcext:value-type="float">
            <text:p>19</text:p>
          </table:table-cell>
          <table:table-cell table:style-name="ce63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115" table:formula="of:=MIN([.H$2:.H18])-1" office:value-type="float" office:value="9" calcext:value-type="float">
            <text:p>9</text:p>
          </table:table-cell>
          <table:table-cell table:style-name="ce50" table:number-columns-repeated="4"/>
          <table:table-cell table:style-name="ce60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19]+7" office:value-type="date" office:date-value="2014-05-09" calcext:value-type="date">
            <text:p>9 mai 2014</text:p>
          </table:table-cell>
          <table:table-cell table:style-name="ce40" table:formula="of:=MIN([.B$11:.B19])-1" office:value-type="float" office:value="41" calcext:value-type="float">
            <text:p>41</text:p>
          </table:table-cell>
          <table:table-cell table:style-name="ce53"/>
          <table:table-cell table:style-name="ce59" table:formula="of:=MIN([.D$4:.D19])-1" office:value-type="float" office:value="18" calcext:value-type="float">
            <text:p>18</text:p>
          </table:table-cell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50" office:value-type="string" calcext:value-type="string">
            <text:p>pas de pain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20]+7" office:value-type="date" office:date-value="2014-05-16" calcext:value-type="date">
            <text:p>16 mai 2014</text:p>
          </table:table-cell>
          <table:table-cell table:style-name="ce40" table:formula="of:=MIN([.B$11:.B20])-1" office:value-type="float" office:value="40" calcext:value-type="float">
            <text:p>40</text:p>
          </table:table-cell>
          <table:table-cell table:style-name="ce51" table:formula="of:=MIN([.C$2:.C20])-1" office:value-type="float" office:value="6" calcext:value-type="float">
            <text:p>6</text:p>
          </table:table-cell>
          <table:table-cell table:style-name="ce59" table:formula="of:=MIN([.D$4:.D20])-1" office:value-type="float" office:value="17" calcext:value-type="float">
            <text:p>17</text:p>
          </table:table-cell>
          <table:table-cell table:style-name="ce63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 table:style-name="ce115" table:formula="of:=MIN([.H$2:.H20])-1" office:value-type="float" office:value="8" calcext:value-type="float">
            <text:p>8</text:p>
          </table:table-cell>
          <table:table-cell table:style-name="ce115" table:formula="of:=MIN([.I$2:.I20])-1" office:value-type="float" office:value="4" calcext:value-type="float">
            <text:p>4</text:p>
          </table:table-cell>
          <table:table-cell table:style-name="ce50" table:number-columns-repeated="3"/>
          <table:table-cell table:style-name="ce60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21]+7" office:value-type="date" office:date-value="2014-05-23" calcext:value-type="date">
            <text:p>23 mai 2014</text:p>
          </table:table-cell>
          <table:table-cell table:style-name="ce40" table:formula="of:=MIN([.B$11:.B21])-1" office:value-type="float" office:value="39" calcext:value-type="float">
            <text:p>39</text:p>
          </table:table-cell>
          <table:table-cell table:style-name="ce53"/>
          <table:table-cell table:style-name="ce59" table:formula="of:=MIN([.D$4:.D21])-1" office:value-type="float" office:value="16" calcext:value-type="float">
            <text:p>16</text:p>
          </table:table-cell>
          <table:table-cell table:style-name="ce63"/>
          <table:table-cell table:style-name="ce72" office:value-type="float" office:value="7" calcext:value-type="float">
            <text:p>7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74" office:value-type="float" office:value="9" calcext:value-type="float">
            <text:p>9</text:p>
          </table:table-cell>
          <table:table-cell table:style-name="ce60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22]+7" office:value-type="date" office:date-value="2014-05-30" calcext:value-type="date">
            <text:p>30 mai 2014</text:p>
          </table:table-cell>
          <table:table-cell table:style-name="ce40" table:formula="of:=MIN([.B$11:.B22])-1" office:value-type="float" office:value="38" calcext:value-type="float">
            <text:p>38</text:p>
          </table:table-cell>
          <table:table-cell table:style-name="ce51" table:formula="of:=MIN([.C$2:.C22])-1" office:value-type="float" office:value="5" calcext:value-type="float">
            <text:p>5</text:p>
          </table:table-cell>
          <table:table-cell table:style-name="ce59" table:formula="of:=MIN([.D$4:.D22])-1" office:value-type="float" office:value="15" calcext:value-type="float">
            <text:p>15</text:p>
          </table:table-cell>
          <table:table-cell table:style-name="ce63"/>
          <table:table-cell table:style-name="ce72" table:number-columns-repeated="2"/>
          <table:table-cell table:style-name="ce115" table:formula="of:=MIN([.H$2:.H22])-1" office:value-type="float" office:value="7" calcext:value-type="float">
            <text:p>7</text:p>
          </table:table-cell>
          <table:table-cell table:style-name="ce50" table:number-columns-repeated="4"/>
          <table:table-cell table:style-name="ce60"/>
          <table:table-cell table:style-name="ce192" office:value-type="float" office:value="2" calcext:value-type="float">
            <text:p>2</text:p>
          </table:table-cell>
          <table:table-cell table:style-name="ce192"/>
          <table:table-cell table:style-name="ce50" office:value-type="string" calcext:value-type="string">
            <text:p>reporté - pas de pain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23]+7" office:value-type="date" office:date-value="2014-06-06" calcext:value-type="date">
            <text:p>6 juin 2014</text:p>
          </table:table-cell>
          <table:table-cell table:style-name="ce40" table:formula="of:=MIN([.B$11:.B23])-1" office:value-type="float" office:value="37" calcext:value-type="float">
            <text:p>37</text:p>
          </table:table-cell>
          <table:table-cell table:style-name="ce53"/>
          <table:table-cell table:style-name="ce59" table:formula="of:=MIN([.D$4:.D23])-1" office:value-type="float" office:value="14" calcext:value-type="float">
            <text:p>14</text:p>
          </table:table-cell>
          <table:table-cell table:style-name="ce63"/>
          <table:table-cell table:style-name="ce72" office:value-type="float" office:value="6" calcext:value-type="float">
            <text:p>6</text:p>
          </table:table-cell>
          <table:table-cell table:style-name="ce72"/>
          <table:table-cell table:style-name="ce50" table:number-columns-repeated="5"/>
          <table:table-cell table:style-name="ce60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24]+7" office:value-type="date" office:date-value="2014-06-13" calcext:value-type="date">
            <text:p>13 juin 2014</text:p>
          </table:table-cell>
          <table:table-cell table:style-name="ce40" table:formula="of:=MIN([.B$11:.B24])-1" office:value-type="float" office:value="36" calcext:value-type="float">
            <text:p>36</text:p>
          </table:table-cell>
          <table:table-cell table:style-name="ce51" table:formula="of:=MIN([.C$2:.C24])-1" office:value-type="float" office:value="4" calcext:value-type="float">
            <text:p>4</text:p>
          </table:table-cell>
          <table:table-cell table:style-name="ce59" table:formula="of:=MIN([.D$4:.D24])-1" office:value-type="float" office:value="13" calcext:value-type="float">
            <text:p>13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116" table:formula="of:=MIN([.H$2:.H24])-1" office:value-type="float" office:value="6" calcext:value-type="float">
            <text:p>6</text:p>
          </table:table-cell>
          <table:table-cell table:style-name="ce116" table:formula="of:=MIN([.I$2:.I24])-1" office:value-type="float" office:value="3" calcext:value-type="float">
            <text:p>3</text:p>
          </table:table-cell>
          <table:table-cell table:style-name="ce50" table:number-columns-repeated="3"/>
          <table:table-cell table:style-name="ce60" table:number-columns-repeated="3"/>
          <table:table-cell table:style-name="ce28"/>
          <table:table-cell table:style-name="ce199" table:number-columns-repeated="1008"/>
        </table:table-row>
        <table:table-row table:style-name="ro5" table:visibility="collapse">
          <table:table-cell table:style-name="ce28" table:formula="of:=[.A25]+7" office:value-type="date" office:date-value="2014-06-20" calcext:value-type="date">
            <text:p>20 juin 2014</text:p>
          </table:table-cell>
          <table:table-cell table:style-name="ce40" table:formula="of:=MIN([.B$11:.B25])-1" office:value-type="float" office:value="35" calcext:value-type="float">
            <text:p>35</text:p>
          </table:table-cell>
          <table:table-cell table:style-name="ce53"/>
          <table:table-cell table:style-name="ce59" table:formula="of:=MIN([.D$4:.D25])-1" office:value-type="float" office:value="12" calcext:value-type="float">
            <text:p>12</text:p>
          </table:table-cell>
          <table:table-cell table:style-name="ce63"/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75" office:value-type="float" office:value="8" calcext:value-type="float">
            <text:p>8</text:p>
          </table:table-cell>
          <table:table-cell table:style-name="ce187" office:value-type="float" office:value="2" calcext:value-type="float">
            <text:p>2</text:p>
          </table:table-cell>
          <table:table-cell table:style-name="ce60" table:number-columns-repeated="2"/>
          <table:table-cell table:style-name="ce194"/>
          <table:table-cell table:style-name="ce199" table:number-columns-repeated="1008"/>
        </table:table-row>
        <table:table-row table:style-name="ro5" table:visibility="collapse">
          <table:table-cell table:style-name="ce28" table:formula="of:=[.A26]+7" office:value-type="date" office:date-value="2014-06-27" calcext:value-type="date">
            <text:p>27 juin 2014</text:p>
          </table:table-cell>
          <table:table-cell table:style-name="ce40" table:formula="of:=MIN([.B$11:.B26])-1" office:value-type="float" office:value="34" calcext:value-type="float">
            <text:p>34</text:p>
          </table:table-cell>
          <table:table-cell table:style-name="ce51" table:formula="of:=MIN([.C$2:.C26])-1" office:value-type="float" office:value="3" calcext:value-type="float">
            <text:p>3</text:p>
          </table:table-cell>
          <table:table-cell table:style-name="ce59" table:formula="of:=MIN([.D$4:.D26])-1" office:value-type="float" office:value="11" calcext:value-type="float">
            <text:p>11</text:p>
          </table:table-cell>
          <table:table-cell table:style-name="ce63"/>
          <table:table-cell table:number-columns-repeated="2" table:style-name="ce72" office:value-type="float" office:value="3" calcext:value-type="float">
            <text:p>3</text:p>
          </table:table-cell>
          <table:table-cell table:style-name="ce116" table:formula="of:=MIN([.H$2:.H26])-1" office:value-type="float" office:value="5" calcext:value-type="float">
            <text:p>5</text:p>
          </table:table-cell>
          <table:table-cell table:style-name="ce50" table:number-columns-repeated="4"/>
          <table:table-cell table:style-name="ce60" table:number-columns-repeated="3"/>
          <table:table-cell table:style-name="ce194"/>
          <table:table-cell table:style-name="ce199" table:number-columns-repeated="1008"/>
        </table:table-row>
        <table:table-row table:style-name="ro5" table:visibility="collapse">
          <table:table-cell table:style-name="ce27" table:formula="of:=[.A27]+7" office:value-type="date" office:date-value="2014-07-04" calcext:value-type="date">
            <text:p>4 juil. 2014</text:p>
          </table:table-cell>
          <table:table-cell table:style-name="ce40" table:formula="of:=MIN([.B$11:.B27])-1" office:value-type="float" office:value="33" calcext:value-type="float">
            <text:p>33</text:p>
          </table:table-cell>
          <table:table-cell table:style-name="ce50"/>
          <table:table-cell table:style-name="ce59" table:formula="of:=MIN([.D$4:.D27])-1" office:value-type="float" office:value="10" calcext:value-type="float">
            <text:p>10</text:p>
          </table:table-cell>
          <table:table-cell table:style-name="ce63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50" table:number-columns-repeated="5"/>
          <table:table-cell table:style-name="ce60" table:number-columns-repeated="3"/>
          <table:table-cell table:style-name="ce50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28]+7" office:value-type="date" office:date-value="2014-07-11" calcext:value-type="date">
            <text:p>11 juil. 2014</text:p>
          </table:table-cell>
          <table:table-cell table:style-name="ce40" table:formula="of:=MIN([.B$11:.B28])-1" office:value-type="float" office:value="32" calcext:value-type="float">
            <text:p>32</text:p>
          </table:table-cell>
          <table:table-cell table:style-name="ce50"/>
          <table:table-cell table:style-name="ce59" table:formula="of:=MIN([.D$4:.D28])-1" office:value-type="float" office:value="9" calcext:value-type="float">
            <text:p>9</text:p>
          </table:table-cell>
          <table:table-cell table:style-name="ce63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116" table:formula="of:=MIN([.H$2:.H28])-1" office:value-type="float" office:value="4" calcext:value-type="float">
            <text:p>4</text:p>
          </table:table-cell>
          <table:table-cell table:style-name="ce116" table:formula="of:=MIN([.I$2:.I28])-1" office:value-type="float" office:value="2" calcext:value-type="float">
            <text:p>2</text:p>
          </table:table-cell>
          <table:table-cell table:style-name="ce50" table:number-columns-repeated="3"/>
          <table:table-cell table:style-name="ce60" table:number-columns-repeated="3"/>
          <table:table-cell table:style-name="ce50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29]+7" office:value-type="date" office:date-value="2014-07-18" calcext:value-type="date">
            <text:p>18 juil. 2014</text:p>
          </table:table-cell>
          <table:table-cell table:style-name="ce40" table:formula="of:=MIN([.B$11:.B29])-1" office:value-type="float" office:value="31" calcext:value-type="float">
            <text:p>31</text:p>
          </table:table-cell>
          <table:table-cell table:style-name="ce50"/>
          <table:table-cell table:style-name="ce59" table:formula="of:=MIN([.D$4:.D29])-1" office:value-type="float" office:value="8" calcext:value-type="float">
            <text:p>8</text:p>
          </table:table-cell>
          <table:table-cell table:style-name="ce63"/>
          <table:table-cell table:style-name="ce72" table:number-columns-repeated="2"/>
          <table:table-cell table:style-name="ce50" table:number-columns-repeated="2"/>
          <table:table-cell table:style-name="ce125" table:number-columns-repeated="2"/>
          <table:table-cell table:style-name="ce176" office:value-type="float" office:value="7" calcext:value-type="float">
            <text:p>7</text:p>
          </table:table-cell>
          <table:table-cell table:style-name="ce60" table:number-columns-repeated="3"/>
          <table:table-cell table:style-name="ce50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30]+7" office:value-type="date" office:date-value="2014-07-25" calcext:value-type="date">
            <text:p>25 juil. 2014</text:p>
          </table:table-cell>
          <table:table-cell table:style-name="ce40" table:formula="of:=MIN([.B$11:.B30])-1" office:value-type="float" office:value="30" calcext:value-type="float">
            <text:p>30</text:p>
          </table:table-cell>
          <table:table-cell table:style-name="ce50"/>
          <table:table-cell table:style-name="ce52"/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50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31]+7" office:value-type="date" office:date-value="2014-08-01" calcext:value-type="date">
            <text:p>1 août 2014</text:p>
          </table:table-cell>
          <table:table-cell table:style-name="ce40" table:formula="of:=MIN([.B$11:.B31])-1" office:value-type="float" office:value="29" calcext:value-type="float">
            <text:p>29</text:p>
          </table:table-cell>
          <table:table-cell table:style-name="ce50"/>
          <table:table-cell table:style-name="ce52"/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28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32]+7" office:value-type="date" office:date-value="2014-08-08" calcext:value-type="date">
            <text:p>8 août 2014</text:p>
          </table:table-cell>
          <table:table-cell table:style-name="ce40" table:formula="of:=MIN([.B$11:.B32])-1" office:value-type="float" office:value="28" calcext:value-type="float">
            <text:p>28</text:p>
          </table:table-cell>
          <table:table-cell table:style-name="ce50"/>
          <table:table-cell table:style-name="ce52"/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28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33]+7" office:value-type="date" office:date-value="2014-08-15" calcext:value-type="date">
            <text:p>15 août 2014</text:p>
          </table:table-cell>
          <table:table-cell table:style-name="ce40" table:formula="of:=MIN([.B$11:.B33])-1" office:value-type="float" office:value="27" calcext:value-type="float">
            <text:p>27</text:p>
          </table:table-cell>
          <table:table-cell table:style-name="ce50"/>
          <table:table-cell table:style-name="ce52"/>
          <table:table-cell table:style-name="ce63"/>
          <table:table-cell table:style-name="ce72" table:number-columns-repeated="2"/>
          <table:table-cell table:style-name="ce50" table:number-columns-repeated="2"/>
          <table:table-cell table:style-name="ce125" table:number-columns-repeated="2"/>
          <table:table-cell table:style-name="ce177" office:value-type="float" office:value="6" calcext:value-type="float">
            <text:p>6</text:p>
          </table:table-cell>
          <table:table-cell table:style-name="ce60" table:number-columns-repeated="3"/>
          <table:table-cell table:style-name="ce28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34]+7" office:value-type="date" office:date-value="2014-08-22" calcext:value-type="date">
            <text:p>22 août 2014</text:p>
          </table:table-cell>
          <table:table-cell table:style-name="ce40" table:formula="of:=MIN([.B$11:.B34])-1" office:value-type="float" office:value="26" calcext:value-type="float">
            <text:p>26</text:p>
          </table:table-cell>
          <table:table-cell table:style-name="ce50"/>
          <table:table-cell table:style-name="ce59" table:formula="of:=MIN([.D$4:.D34])-1" office:value-type="float" office:value="7" calcext:value-type="float">
            <text:p>7</text:p>
          </table:table-cell>
          <table:table-cell table:style-name="ce63"/>
          <table:table-cell table:style-name="ce72" table:number-columns-repeated="2"/>
          <table:table-cell table:style-name="ce116" table:formula="of:=MIN([.H$2:.H34])-1" office:value-type="float" office:value="3" calcext:value-type="float">
            <text:p>3</text:p>
          </table:table-cell>
          <table:table-cell table:style-name="ce50" table:number-columns-repeated="4"/>
          <table:table-cell table:style-name="ce60" table:number-columns-repeated="3"/>
          <table:table-cell table:style-name="ce28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8" table:formula="of:=[.A35]+7" office:value-type="date" office:date-value="2014-08-29" calcext:value-type="date">
            <text:p>29 août 2014</text:p>
          </table:table-cell>
          <table:table-cell table:style-name="ce40" table:formula="of:=MIN([.B$11:.B35])-1" office:value-type="float" office:value="25" calcext:value-type="float">
            <text:p>25</text:p>
          </table:table-cell>
          <table:table-cell table:style-name="ce50"/>
          <table:table-cell table:style-name="ce59" table:formula="of:=MIN([.D$4:.D35])-1" office:value-type="float" office:value="6" calcext:value-type="float">
            <text:p>6</text:p>
          </table:table-cell>
          <table:table-cell table:style-name="ce63"/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50" table:number-columns-repeated="5"/>
          <table:table-cell table:style-name="ce60" table:number-columns-repeated="3"/>
          <table:table-cell table:style-name="ce28" office:value-type="string" calcext:value-type="string">
            <text:p>salle fermée</text:p>
          </table:table-cell>
          <table:table-cell table:style-name="ce199" table:number-columns-repeated="1008"/>
        </table:table-row>
        <table:table-row table:style-name="ro5" table:visibility="collapse">
          <table:table-cell table:style-name="ce27" table:formula="of:=[.A36]+7" office:value-type="date" office:date-value="2014-09-05" calcext:value-type="date">
            <text:p>5 sept. 2014</text:p>
          </table:table-cell>
          <table:table-cell table:style-name="ce40" table:formula="of:=MIN([.B$11:.B36])-1" office:value-type="float" office:value="24" calcext:value-type="float">
            <text:p>24</text:p>
          </table:table-cell>
          <table:table-cell table:style-name="ce51" table:formula="of:=MIN([.C$2:.C36])-1" office:value-type="float" office:value="2" calcext:value-type="float">
            <text:p>2</text:p>
          </table:table-cell>
          <table:table-cell table:style-name="ce59" table:formula="of:=MIN([.D$4:.D36])-1" office:value-type="float" office:value="5" calcext:value-type="float">
            <text:p>5</text:p>
          </table:table-cell>
          <table:table-cell table:style-name="ce63"/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" calcext:value-type="float">
            <text:p>2</text:p>
          </table:table-cell>
          <table:table-cell table:style-name="ce116" table:formula="of:=MIN([.H$2:.H36])-1" office:value-type="float" office:value="2" calcext:value-type="float">
            <text:p>2</text:p>
          </table:table-cell>
          <table:table-cell table:style-name="ce116" table:formula="of:=MIN([.I$2:.I36])-1" office:value-type="float" office:value="1" calcext:value-type="float">
            <text:p>1</text:p>
          </table:table-cell>
          <table:table-cell table:style-name="ce50" table:number-columns-repeated="3"/>
          <table:table-cell table:style-name="ce60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37]+7" office:value-type="date" office:date-value="2014-09-12" calcext:value-type="date">
            <text:p>12 sept. 2014</text:p>
          </table:table-cell>
          <table:table-cell table:style-name="ce40" table:formula="of:=MIN([.B$11:.B37])-1" office:value-type="float" office:value="23" calcext:value-type="float">
            <text:p>23</text:p>
          </table:table-cell>
          <table:table-cell table:style-name="ce50"/>
          <table:table-cell table:style-name="ce59" table:formula="of:=MIN([.D$4:.D37])-1" office:value-type="float" office:value="4" calcext:value-type="float">
            <text:p>4</text:p>
          </table:table-cell>
          <table:table-cell table:style-name="ce63"/>
          <table:table-cell table:style-name="ce71" office:value-type="float" office:value="22" calcext:value-type="float">
            <text:p>22</text:p>
          </table:table-cell>
          <table:table-cell table:style-name="ce73"/>
          <table:table-cell table:style-name="ce50" table:number-columns-repeated="2"/>
          <table:table-cell table:style-name="ce125" table:number-columns-repeated="2"/>
          <table:table-cell table:style-name="ce178" office:value-type="float" office:value="5" calcext:value-type="float">
            <text:p>5</text:p>
          </table:table-cell>
          <table:table-cell table:style-name="ce188" office:value-type="float" office:value="1" calcext:value-type="float">
            <text:p>1</text:p>
          </table:table-cell>
          <table:table-cell table:style-name="ce60" table:number-columns-repeated="2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38]+7" office:value-type="date" office:date-value="2014-09-19" calcext:value-type="date">
            <text:p>19 sept. 2014</text:p>
          </table:table-cell>
          <table:table-cell table:style-name="ce40" table:formula="of:=MIN([.B$11:.B38])-1" office:value-type="float" office:value="22" calcext:value-type="float">
            <text:p>22</text:p>
          </table:table-cell>
          <table:table-cell table:style-name="ce51" table:formula="of:=MIN([.C$2:.C38])-1" office:value-type="float" office:value="1" calcext:value-type="float">
            <text:p>1</text:p>
          </table:table-cell>
          <table:table-cell table:style-name="ce59" table:formula="of:=MIN([.D$4:.D38])-1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21" calcext:value-type="float">
            <text:p>21</text:p>
          </table:table-cell>
          <table:table-cell table:style-name="ce73" office:value-type="float" office:value="1" calcext:value-type="float">
            <text:p>1</text:p>
          </table:table-cell>
          <table:table-cell table:style-name="ce116" table:formula="of:=MIN([.H$2:.H38])-1" office:value-type="float" office:value="1" calcext:value-type="float">
            <text:p>1</text:p>
          </table:table-cell>
          <table:table-cell table:style-name="ce50" table:number-columns-repeated="4"/>
          <table:table-cell table:style-name="ce60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7" table:formula="of:=[.A39]+7" office:value-type="date" office:date-value="2014-09-26" calcext:value-type="date">
            <text:p>26 sept. 2014</text:p>
          </table:table-cell>
          <table:table-cell table:style-name="ce40" table:formula="of:=MIN([.B$11:.B39])-1" office:value-type="float" office:value="21" calcext:value-type="float">
            <text:p>21</text:p>
          </table:table-cell>
          <table:table-cell table:style-name="ce50"/>
          <table:table-cell table:style-name="ce59" table:formula="of:=MIN([.D$4:.D39])-1" office:value-type="float" office:value="2" calcext:value-type="float">
            <text:p>2</text:p>
          </table:table-cell>
          <table:table-cell table:style-name="ce63"/>
          <table:table-cell table:style-name="ce72" office:value-type="float" office:value="20" calcext:value-type="float">
            <text:p>20</text:p>
          </table:table-cell>
          <table:table-cell table:style-name="ce72"/>
          <table:table-cell table:style-name="ce50" table:number-columns-repeated="5"/>
          <table:table-cell table:style-name="ce60" table:number-columns-repeated="3"/>
          <table:table-cell table:style-name="ce50"/>
          <table:table-cell table:style-name="ce199" table:number-columns-repeated="1008"/>
        </table:table-row>
        <table:table-row table:style-name="ro5" table:visibility="collapse">
          <table:table-cell table:style-name="ce28" table:formula="of:=[.A40]+7" office:value-type="date" office:date-value="2014-10-03" calcext:value-type="date">
            <text:p>3 oct. 2014</text:p>
          </table:table-cell>
          <table:table-cell table:style-name="ce40" table:formula="of:=MIN([.B$11:.B40])-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9" table:formula="of:=MIN([.D$4:.D40])-1" office:value-type="float" office:value="1" calcext:value-type="float">
            <text:p>1</text:p>
          </table:table-cell>
          <table:table-cell table:style-name="ce63"/>
          <table:table-cell table:style-name="ce72" office:value-type="float" office:value="19" calcext:value-type="float">
            <text:p>19</text:p>
          </table:table-cell>
          <table:table-cell table:style-name="ce73" office:value-type="float" office:value="9" calcext:value-type="float">
            <text:p>9</text:p>
          </table:table-cell>
          <table:table-cell table:style-name="ce50" table:number-columns-repeated="5"/>
          <table:table-cell table:style-name="ce60" table:number-columns-repeated="3"/>
          <table:table-cell table:style-name="ce194"/>
          <table:table-cell table:style-name="ce199" table:number-columns-repeated="1008"/>
        </table:table-row>
        <table:table-row table:style-name="ro5" table:visibility="collapse">
          <table:table-cell table:style-name="ce28" table:formula="of:=[.A41]+7" office:value-type="date" office:date-value="2014-10-10" calcext:value-type="date">
            <text:p>10 oct. 2014</text:p>
          </table:table-cell>
          <table:table-cell table:style-name="ce40" table:formula="of:=MIN([.B$11:.B41])-1" office:value-type="float" office:value="19" calcext:value-type="float">
            <text:p>19</text:p>
          </table:table-cell>
          <table:table-cell table:style-name="ce50"/>
          <table:table-cell table:style-name="ce59" office:value-type="float" office:value="48" calcext:value-type="float">
            <text:p>48</text:p>
          </table:table-cell>
          <table:table-cell table:style-name="ce63"/>
          <table:table-cell table:style-name="ce72" office:value-type="float" office:value="18" calcext:value-type="float">
            <text:p>18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79" office:value-type="float" office:value="4" calcext:value-type="float">
            <text:p>4</text:p>
          </table:table-cell>
          <table:table-cell table:style-name="ce60" table:number-columns-repeated="3"/>
          <table:table-cell table:style-name="ce194"/>
          <table:table-cell table:style-name="ce199" table:number-columns-repeated="4"/>
          <table:table-cell table:style-name="ce200"/>
          <table:table-cell table:style-name="ce199" table:number-columns-repeated="1003"/>
        </table:table-row>
        <table:table-row table:style-name="ro5" table:visibility="collapse">
          <table:table-cell table:style-name="ce28" table:formula="of:=[.A42]+7" office:value-type="date" office:date-value="2014-10-17" calcext:value-type="date">
            <text:p>17 oct. 2014</text:p>
          </table:table-cell>
          <table:table-cell table:style-name="ce40" table:formula="of:=MIN([.B$11:.B42])-1" office:value-type="float" office:value="18" calcext:value-type="float">
            <text:p>18</text:p>
          </table:table-cell>
          <table:table-cell table:style-name="ce51" table:formula="of:=MIN([.C$41:.C42])-1" office:value-type="float" office:value="20" calcext:value-type="float">
            <text:p>20</text:p>
          </table:table-cell>
          <table:table-cell table:style-name="ce59" table:formula="of:=MIN([.D$42:.D42])-1" office:value-type="float" office:value="47" calcext:value-type="float">
            <text:p>47</text:p>
          </table:table-cell>
          <table:table-cell table:style-name="ce64" table:formula="of:=MIN([.E$39:.E42])-1" office:value-type="float" office:value="4" calcext:value-type="float">
            <text:p>4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8" calcext:value-type="float">
            <text:p>8</text:p>
          </table:table-cell>
          <table:table-cell table:style-name="ce116" office:value-type="float" office:value="22" calcext:value-type="float">
            <text:p>22</text:p>
          </table:table-cell>
          <table:table-cell table:style-name="Default"/>
          <table:table-cell table:style-name="ce50" table:number-columns-repeated="3"/>
          <table:table-cell table:style-name="ce60" table:number-columns-repeated="3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8" table:formula="of:=[.A43]+7" office:value-type="date" office:date-value="2014-10-24" calcext:value-type="date">
            <text:p>24 oct. 2014</text:p>
          </table:table-cell>
          <table:table-cell table:style-name="ce40" table:formula="of:=MIN([.B$11:.B43])-1" office:value-type="float" office:value="17" calcext:value-type="float">
            <text:p>17</text:p>
          </table:table-cell>
          <table:table-cell table:style-name="ce50"/>
          <table:table-cell table:style-name="ce59" table:formula="of:=MIN([.D$42:.D43])-1" office:value-type="float" office:value="46" calcext:value-type="float">
            <text:p>46</text:p>
          </table:table-cell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194" office:value-type="string" calcext:value-type="string">
            <text:p>Pas de pain</text:p>
          </table:table-cell>
          <table:table-cell table:style-name="ce199" table:number-columns-repeated="2"/>
          <table:table-cell/>
          <table:table-cell table:style-name="ce199"/>
          <table:table-cell/>
          <table:table-cell table:style-name="ce199" table:number-columns-repeated="1003"/>
        </table:table-row>
        <table:table-row table:style-name="ro5" table:visibility="collapse">
          <table:table-cell table:style-name="ce28" table:formula="of:=[.A44]+7" office:value-type="date" office:date-value="2014-10-31" calcext:value-type="date">
            <text:p>31 oct. 2014</text:p>
          </table:table-cell>
          <table:table-cell table:style-name="ce40" table:formula="of:=MIN([.B$11:.B44])-1" office:value-type="float" office:value="16" calcext:value-type="float">
            <text:p>16</text:p>
          </table:table-cell>
          <table:table-cell table:style-name="ce51" table:formula="of:=MIN([.C$41:.C44])-1" office:value-type="float" office:value="19" calcext:value-type="float">
            <text:p>19</text:p>
          </table:table-cell>
          <table:table-cell table:style-name="ce59" table:formula="of:=MIN([.D$42:.D44])-1" office:value-type="float" office:value="45" calcext:value-type="float">
            <text:p>45</text:p>
          </table:table-cell>
          <table:table-cell table:style-name="ce63"/>
          <table:table-cell table:style-name="ce74" table:number-columns-repeated="2"/>
          <table:table-cell table:style-name="ce116" table:formula="of:=MIN([.H$43:.H44])-1" office:value-type="float" office:value="21" calcext:value-type="float">
            <text:p>21</text:p>
          </table:table-cell>
          <table:table-cell table:style-name="ce116" office:value-type="float" office:value="12" calcext:value-type="float">
            <text:p>12</text:p>
          </table:table-cell>
          <table:table-cell table:style-name="ce50" table:number-columns-repeated="3"/>
          <table:table-cell table:style-name="ce60" table:number-columns-repeated="3"/>
          <table:table-cell table:style-name="ce194" office:value-type="string" calcext:value-type="string">
            <text:p>pain : report au 13.03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7" table:formula="of:=[.A45]+7" office:value-type="date" office:date-value="2014-11-07" calcext:value-type="date">
            <text:p>7 nov. 2014</text:p>
          </table:table-cell>
          <table:table-cell table:style-name="ce40" table:formula="of:=MIN([.B$11:.B45])-1" office:value-type="float" office:value="15" calcext:value-type="float">
            <text:p>15</text:p>
          </table:table-cell>
          <table:table-cell table:style-name="ce50"/>
          <table:table-cell table:style-name="ce59" table:formula="of:=MIN([.D$42:.D45])-1" office:value-type="float" office:value="44" calcext:value-type="float">
            <text:p>44</text:p>
          </table:table-cell>
          <table:table-cell table:style-name="ce63"/>
          <table:table-cell table:style-name="ce72" office:value-type="float" office:value="16" calcext:value-type="float">
            <text:p>16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80" office:value-type="float" office:value="3" calcext:value-type="float">
            <text:p>3</text:p>
          </table:table-cell>
          <table:table-cell table:style-name="ce187" office:value-type="float" office:value="3" calcext:value-type="float">
            <text:p>3</text:p>
          </table:table-cell>
          <table:table-cell table:style-name="ce60" table:number-columns-repeated="2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7" table:formula="of:=[.A46]+7" office:value-type="date" office:date-value="2014-11-14" calcext:value-type="date">
            <text:p>14 nov. 2014</text:p>
          </table:table-cell>
          <table:table-cell table:style-name="ce40" table:formula="of:=MIN([.B$11:.B46])-1" office:value-type="float" office:value="14" calcext:value-type="float">
            <text:p>14</text:p>
          </table:table-cell>
          <table:table-cell table:style-name="ce51" table:formula="of:=MIN([.C$41:.C46])-1" office:value-type="float" office:value="18" calcext:value-type="float">
            <text:p>18</text:p>
          </table:table-cell>
          <table:table-cell table:style-name="ce59" table:formula="of:=MIN([.D$42:.D46])-1" office:value-type="float" office:value="43" calcext:value-type="float">
            <text:p>43</text:p>
          </table:table-cell>
          <table:table-cell table:style-name="ce64" table:formula="of:=MIN([.E$39:.E46])-1" office:value-type="float" office:value="3" calcext:value-type="float">
            <text:p>3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7" calcext:value-type="float">
            <text:p>7</text:p>
          </table:table-cell>
          <table:table-cell table:style-name="ce116" table:formula="of:=MIN([.H$43:.H46])-1" office:value-type="float" office:value="20" calcext:value-type="float">
            <text:p>20</text:p>
          </table:table-cell>
          <table:table-cell table:style-name="Default"/>
          <table:table-cell table:style-name="ce50" table:number-columns-repeated="3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7" table:formula="of:=[.A47]+7" office:value-type="date" office:date-value="2014-11-21" calcext:value-type="date">
            <text:p>21 nov. 2014</text:p>
          </table:table-cell>
          <table:table-cell table:style-name="ce40" table:formula="of:=MIN([.B$11:.B47])-1" office:value-type="float" office:value="13" calcext:value-type="float">
            <text:p>13</text:p>
          </table:table-cell>
          <table:table-cell table:style-name="ce50"/>
          <table:table-cell table:style-name="ce59" table:formula="of:=MIN([.D$42:.D47])-1" office:value-type="float" office:value="42" calcext:value-type="float">
            <text:p>42</text:p>
          </table:table-cell>
          <table:table-cell table:style-name="ce63"/>
          <table:table-cell table:style-name="ce72" office:value-type="float" office:value="14" calcext:value-type="float">
            <text:p>14</text:p>
          </table:table-cell>
          <table:table-cell table:style-name="ce72"/>
          <table:table-cell table:style-name="ce50" table:number-columns-repeated="5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7" table:formula="of:=[.A48]+7" office:value-type="date" office:date-value="2014-11-28" calcext:value-type="date">
            <text:p>28 nov. 2014</text:p>
          </table:table-cell>
          <table:table-cell table:style-name="ce40" table:formula="of:=MIN([.B$11:.B48])-1" office:value-type="float" office:value="12" calcext:value-type="float">
            <text:p>12</text:p>
          </table:table-cell>
          <table:table-cell table:style-name="ce51" table:formula="of:=MIN([.C$41:.C48])-1" office:value-type="float" office:value="17" calcext:value-type="float">
            <text:p>17</text:p>
          </table:table-cell>
          <table:table-cell table:style-name="ce59" table:formula="of:=MIN([.D$42:.D48])-1" office:value-type="float" office:value="41" calcext:value-type="float">
            <text:p>41</text:p>
          </table:table-cell>
          <table:table-cell table:style-name="ce63"/>
          <table:table-cell table:style-name="ce74" table:number-columns-repeated="2"/>
          <table:table-cell table:style-name="ce116" table:formula="of:=MIN([.H$43:.H48])-1" office:value-type="float" office:value="19" calcext:value-type="float">
            <text:p>19</text:p>
          </table:table-cell>
          <table:table-cell table:style-name="ce116" table:formula="of:=MIN([.I$43:.I46])-1" office:value-type="float" office:value="11" calcext:value-type="float">
            <text:p>11</text:p>
          </table:table-cell>
          <table:table-cell table:style-name="ce50" table:number-columns-repeated="3"/>
          <table:table-cell table:style-name="ce60"/>
          <table:table-cell table:style-name="ce192" office:value-type="float" office:value="4" calcext:value-type="float">
            <text:p>4</text:p>
          </table:table-cell>
          <table:table-cell table:style-name="ce192"/>
          <table:table-cell table:style-name="ce50" office:value-type="string" calcext:value-type="string">
            <text:p>pain : report au 20.03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8" table:formula="of:=[.A49]+7" office:value-type="date" office:date-value="2014-12-05" calcext:value-type="date">
            <text:p>5 déc. 2014</text:p>
          </table:table-cell>
          <table:table-cell table:style-name="ce40" table:formula="of:=MIN([.B$11:.B49])-1" office:value-type="float" office:value="11" calcext:value-type="float">
            <text:p>11</text:p>
          </table:table-cell>
          <table:table-cell table:style-name="ce50"/>
          <table:table-cell table:style-name="ce59" table:formula="of:=MIN([.D$42:.D49])-1" office:value-type="float" office:value="40" calcext:value-type="float">
            <text:p>40</text:p>
          </table:table-cell>
          <table:table-cell table:style-name="ce63"/>
          <table:table-cell table:style-name="ce74"/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81" office:value-type="float" office:value="2" calcext:value-type="float">
            <text:p>2</text:p>
          </table:table-cell>
          <table:table-cell table:style-name="ce60" table:number-columns-repeated="3"/>
          <table:table-cell table:style-name="ce194" office:value-type="string" calcext:value-type="string">
            <text:p>pain : report au 27.03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8" table:formula="of:=[.A50]+7" office:value-type="date" office:date-value="2014-12-12" calcext:value-type="date">
            <text:p>12 déc. 2014</text:p>
          </table:table-cell>
          <table:table-cell table:style-name="ce40" table:formula="of:=MIN([.B$11:.B50])-1" office:value-type="float" office:value="10" calcext:value-type="float">
            <text:p>10</text:p>
          </table:table-cell>
          <table:table-cell table:style-name="ce51" table:formula="of:=MIN([.C$41:.C50])-1" office:value-type="float" office:value="16" calcext:value-type="float">
            <text:p>16</text:p>
          </table:table-cell>
          <table:table-cell table:style-name="ce59" table:formula="of:=MIN([.D$42:.D50])-1" office:value-type="float" office:value="39" calcext:value-type="float">
            <text:p>39</text:p>
          </table:table-cell>
          <table:table-cell table:style-name="ce64" table:formula="of:=MIN([.E$39:.E50])-1" office:value-type="float" office:value="2" calcext:value-type="float">
            <text:p>2</text:p>
          </table:table-cell>
          <table:table-cell table:style-name="ce74" table:number-columns-repeated="2"/>
          <table:table-cell table:style-name="ce116" table:formula="of:=MIN([.H$43:.H50])-1" office:value-type="float" office:value="18" calcext:value-type="float">
            <text:p>18</text:p>
          </table:table-cell>
          <table:table-cell table:style-name="ce116" table:formula="of:=MIN([.I$43:.I50])-1" office:value-type="float" office:value="10" calcext:value-type="float">
            <text:p>10</text:p>
          </table:table-cell>
          <table:table-cell table:style-name="ce50" table:number-columns-repeated="3"/>
          <table:table-cell table:style-name="ce60" table:number-columns-repeated="3"/>
          <table:table-cell table:style-name="ce194" office:value-type="string" calcext:value-type="string">
            <text:p>pain : report au 03.04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8" table:formula="of:=[.A51]+7" office:value-type="date" office:date-value="2014-12-19" calcext:value-type="date">
            <text:p>19 déc. 2014</text:p>
          </table:table-cell>
          <table:table-cell table:style-name="ce40" table:formula="of:=MIN([.B$11:.B51])-1" office:value-type="float" office:value="9" calcext:value-type="float">
            <text:p>9</text:p>
          </table:table-cell>
          <table:table-cell table:style-name="ce50"/>
          <table:table-cell table:style-name="ce58" office:value-type="string" calcext:value-type="string">
            <text:p>38+37</text:p>
          </table:table-cell>
          <table:table-cell table:style-name="ce63"/>
          <table:table-cell table:style-name="ce72" office:value-type="float" office:value="13" calcext:value-type="float">
            <text:p>13</text:p>
          </table:table-cell>
          <table:table-cell table:style-name="ce72"/>
          <table:table-cell table:style-name="ce50" table:number-columns-repeated="2"/>
          <table:table-cell table:style-name="ce125" table:number-columns-repeated="2"/>
          <table:table-cell table:style-name="ce182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60" table:number-columns-repeated="2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2" table:visibility="collapse">
          <table:table-cell table:style-name="ce28" table:formula="of:=[.A52]+7" office:value-type="date" office:date-value="2014-12-26" calcext:value-type="date">
            <text:p>26 déc. 2014</text:p>
          </table:table-cell>
          <table:table-cell table:style-name="ce40"/>
          <table:table-cell table:style-name="ce50"/>
          <table:table-cell table:style-name="ce60"/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7" table:visibility="collapse">
          <table:table-cell table:style-name="ce27" table:formula="of:=[.A53]+7" office:value-type="date" office:date-value="2015-01-02" calcext:value-type="date">
            <text:p>2 janv. 2015</text:p>
          </table:table-cell>
          <table:table-cell table:style-name="ce40"/>
          <table:table-cell table:style-name="ce50"/>
          <table:table-cell table:style-name="ce60"/>
          <table:table-cell table:style-name="ce63"/>
          <table:table-cell table:style-name="ce72" table:number-columns-repeated="2"/>
          <table:table-cell table:style-name="ce50" table:number-columns-repeated="5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7" table:formula="of:=[.A54]+7" office:value-type="date" office:date-value="2015-01-09" calcext:value-type="date">
            <text:p>9 janv. 2015</text:p>
          </table:table-cell>
          <table:table-cell table:style-name="ce40" table:formula="of:=MIN([.B$11:.B54])-1" office:value-type="float" office:value="8" calcext:value-type="float">
            <text:p>8</text:p>
          </table:table-cell>
          <table:table-cell table:style-name="ce51" table:formula="of:=MIN([.C$41:.C54])-1" office:value-type="float" office:value="15" calcext:value-type="float">
            <text:p>15</text:p>
          </table:table-cell>
          <table:table-cell table:style-name="ce58" office:value-type="string" calcext:value-type="string">
            <text:p>36+35</text:p>
          </table:table-cell>
          <table:table-cell table:style-name="ce64" table:formula="of:=MIN([.E$39:.E54])-1" office:value-type="float" office:value="1" calcext:value-type="float">
            <text:p>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6" calcext:value-type="float">
            <text:p>6</text:p>
          </table:table-cell>
          <table:table-cell table:style-name="ce116" table:formula="of:=MIN([.H$43:.H54])-1" office:value-type="float" office:value="17" calcext:value-type="float">
            <text:p>17</text:p>
          </table:table-cell>
          <table:table-cell table:style-name="Default"/>
          <table:table-cell table:style-name="ce50" table:number-columns-repeated="3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/>
          <table:table-cell/>
          <table:table-cell table:style-name="ce199" table:number-columns-repeated="1003"/>
        </table:table-row>
        <table:table-row table:style-name="ro5" table:visibility="collapse">
          <table:table-cell table:style-name="ce27" table:formula="of:=[.A55]+7" office:value-type="date" office:date-value="2015-01-16" calcext:value-type="date">
            <text:p>16 janv. 2015</text:p>
          </table:table-cell>
          <table:table-cell table:style-name="ce40" table:formula="of:=MIN([.B$11:.B55])-1" office:value-type="float" office:value="7" calcext:value-type="float">
            <text:p>7</text:p>
          </table:table-cell>
          <table:table-cell table:style-name="ce50"/>
          <table:table-cell table:style-name="ce59" office:value-type="float" office:value="34" calcext:value-type="float">
            <text:p>34</text:p>
          </table:table-cell>
          <table:table-cell table:style-name="ce63"/>
          <table:table-cell table:style-name="ce72" office:value-type="float" office:value="11" calcext:value-type="float">
            <text:p>11</text:p>
          </table:table-cell>
          <table:table-cell table:style-name="ce72"/>
          <table:table-cell table:style-name="ce50" table:number-columns-repeated="5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8" table:visibility="collapse">
          <table:table-cell table:style-name="ce27" table:formula="of:=[.A56]+7" office:value-type="date" office:date-value="2015-01-23" calcext:value-type="date">
            <text:p>23 janv. 2015</text:p>
          </table:table-cell>
          <table:table-cell table:style-name="ce40" table:formula="of:=MIN([.B$11:.B56])-1" office:value-type="float" office:value="6" calcext:value-type="float">
            <text:p>6</text:p>
          </table:table-cell>
          <table:table-cell table:style-name="ce51" table:formula="of:=MIN([.C$41:.C56])-1" office:value-type="float" office:value="14" calcext:value-type="float">
            <text:p>14</text:p>
          </table:table-cell>
          <table:table-cell table:style-name="ce59" table:formula="of:=MIN([.D$42:.D56])-1" office:value-type="float" office:value="33" calcext:value-type="float">
            <text:p>33</text:p>
          </table:table-cell>
          <table:table-cell table:style-name="ce63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5" calcext:value-type="float">
            <text:p>5</text:p>
          </table:table-cell>
          <table:table-cell table:style-name="ce116" table:formula="of:=MIN([.H$43:.H56])-1" office:value-type="float" office:value="16" calcext:value-type="float">
            <text:p>16</text:p>
          </table:table-cell>
          <table:table-cell table:style-name="ce116" table:formula="of:=MIN([.I$43:.I54])-1" office:value-type="float" office:value="9" calcext:value-type="float">
            <text:p>9</text:p>
          </table:table-cell>
          <table:table-cell table:style-name="ce50" table:number-columns-repeated="3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29" table:formula="of:=[.A57]+7" office:value-type="date" office:date-value="2015-01-30" calcext:value-type="date">
            <text:p>30 janv. 2015</text:p>
          </table:table-cell>
          <table:table-cell table:style-name="ce40" table:formula="of:=MIN([.B$11:.B57])-1" office:value-type="float" office:value="5" calcext:value-type="float">
            <text:p>5</text:p>
          </table:table-cell>
          <table:table-cell table:style-name="ce50"/>
          <table:table-cell table:style-name="ce59" table:formula="of:=MIN([.D$42:.D57])-1" office:value-type="float" office:value="32" calcext:value-type="float">
            <text:p>32</text:p>
          </table:table-cell>
          <table:table-cell table:style-name="ce63"/>
          <table:table-cell table:style-name="ce72" office:value-type="float" office:value="9" calcext:value-type="float">
            <text:p>9</text:p>
          </table:table-cell>
          <table:table-cell table:style-name="ce72"/>
          <table:table-cell table:style-name="ce50" table:number-columns-repeated="4"/>
          <table:table-cell table:style-name="ce183"/>
          <table:table-cell table:style-name="ce60" table:number-columns-repeated="3"/>
          <table:table-cell table:style-name="ce29" office:value-type="string" calcext:value-type="string">
            <text:p>*** A.G. le 31/01 ***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58]+7" office:value-type="date" office:date-value="2015-02-06" calcext:value-type="date">
            <text:p>6 févr. 2015</text:p>
          </table:table-cell>
          <table:table-cell table:style-name="ce40" table:formula="of:=MIN([.B$11:.B58])-1" office:value-type="float" office:value="4" calcext:value-type="float">
            <text:p>4</text:p>
          </table:table-cell>
          <table:table-cell table:style-name="ce51" table:formula="of:=MIN([.C$41:.C58])-1" office:value-type="float" office:value="13" calcext:value-type="float">
            <text:p>13</text:p>
          </table:table-cell>
          <table:table-cell table:style-name="ce59" table:formula="of:=MIN([.D$42:.D58])-1" office:value-type="float" office:value="31" calcext:value-type="float">
            <text:p>31</text:p>
          </table:table-cell>
          <table:table-cell table:style-name="ce63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4" calcext:value-type="float">
            <text:p>4</text:p>
          </table:table-cell>
          <table:table-cell table:style-name="ce116" table:formula="of:=MIN([.H$43:.H58])-1" office:value-type="float" office:value="15" calcext:value-type="float">
            <text:p>15</text:p>
          </table:table-cell>
          <table:table-cell table:style-name="Default"/>
          <table:table-cell table:style-name="ce50" table:number-columns-repeated="2"/>
          <table:table-cell table:style-name="ce183"/>
          <table:table-cell table:style-name="ce60" table:number-columns-repeated="3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59]+7" office:value-type="date" office:date-value="2015-02-13" calcext:value-type="date">
            <text:p>13 févr. 2015</text:p>
          </table:table-cell>
          <table:table-cell table:style-name="ce40" table:formula="of:=MIN([.B$11:.B59])-1" office:value-type="float" office:value="3" calcext:value-type="float">
            <text:p>3</text:p>
          </table:table-cell>
          <table:table-cell table:style-name="ce54"/>
          <table:table-cell table:style-name="ce59" table:formula="of:=MIN([.D$42:.D59])-1" office:value-type="float" office:value="30" calcext:value-type="float">
            <text:p>30</text:p>
          </table:table-cell>
          <table:table-cell table:style-name="ce63"/>
          <table:table-cell table:style-name="ce72" office:value-type="float" office:value="7" calcext:value-type="float">
            <text:p>7</text:p>
          </table:table-cell>
          <table:table-cell table:style-name="ce72"/>
          <table:table-cell table:style-name="ce50" table:number-columns-repeated="2"/>
          <table:table-cell table:style-name="ce128"/>
          <table:table-cell table:style-name="ce157"/>
          <table:table-cell table:style-name="ce183"/>
          <table:table-cell table:style-name="ce187" office:value-type="float" office:value="1" calcext:value-type="float">
            <text:p>1</text:p>
          </table:table-cell>
          <table:table-cell table:style-name="ce60" table:number-columns-repeated="2"/>
          <table:table-cell table:style-name="ce194"/>
          <table:table-cell table:style-name="ce199" table:number-columns-repeated="2"/>
          <table:table-cell/>
          <table:table-cell table:style-name="ce199"/>
          <table:table-cell table:style-name="ce200"/>
          <table:table-cell table:style-name="ce199" table:number-columns-repeated="1003"/>
        </table:table-row>
        <table:table-row table:style-name="ro5" table:visibility="collapse">
          <table:table-cell table:style-name="ce30" table:formula="of:=[.A60]+7" office:value-type="date" office:date-value="2015-02-20" calcext:value-type="date">
            <text:p>20 févr. 2015</text:p>
          </table:table-cell>
          <table:table-cell table:style-name="ce38" table:formula="of:=MIN([.B$11:.B60])-1" office:value-type="float" office:value="2" calcext:value-type="float">
            <text:p>2</text:p>
          </table:table-cell>
          <table:table-cell table:style-name="ce51" table:formula="of:=MIN([.C$41:.C60])-1" office:value-type="float" office:value="12" calcext:value-type="float">
            <text:p>12</text:p>
          </table:table-cell>
          <table:table-cell table:style-name="ce59" table:formula="of:=MIN([.D$42:.D60])-1" office:value-type="float" office:value="29" calcext:value-type="float">
            <text:p>29</text:p>
          </table:table-cell>
          <table:table-cell table:style-name="ce63"/>
          <table:table-cell table:style-name="ce72" table:number-columns-repeated="2"/>
          <table:table-cell table:style-name="ce116" table:formula="of:=MIN([.H$43:.H60])-1" office:value-type="float" office:value="14" calcext:value-type="float">
            <text:p>14</text:p>
          </table:table-cell>
          <table:table-cell table:style-name="ce116" table:formula="of:=MIN([.I$43:.I58])-1" office:value-type="float" office:value="8" calcext:value-type="float">
            <text:p>8</text:p>
          </table:table-cell>
          <table:table-cell table:style-name="ce128"/>
          <table:table-cell table:style-name="ce157"/>
          <table:table-cell table:style-name="ce183"/>
          <table:table-cell table:style-name="ce60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1" table:formula="of:=[.A61]+7" office:value-type="date" office:date-value="2015-02-27" calcext:value-type="date">
            <text:p>27 févr. 2015</text:p>
          </table:table-cell>
          <table:table-cell table:style-name="ce38" table:formula="of:=MIN([.B$11:.B61])-1" office:value-type="float" office:value="1" calcext:value-type="float">
            <text:p>1</text:p>
          </table:table-cell>
          <table:table-cell table:style-name="ce54"/>
          <table:table-cell table:style-name="ce59" table:formula="of:=MIN([.D$42:.D61])-1" office:value-type="float" office:value="28" calcext:value-type="float">
            <text:p>28</text:p>
          </table:table-cell>
          <table:table-cell table:style-name="ce63"/>
          <table:table-cell table:style-name="ce72" office:value-type="float" office:value="6" calcext:value-type="float">
            <text:p>6</text:p>
          </table:table-cell>
          <table:table-cell table:style-name="ce72"/>
          <table:table-cell table:style-name="ce50" table:number-columns-repeated="2"/>
          <table:table-cell table:style-name="ce128"/>
          <table:table-cell table:style-name="ce157"/>
          <table:table-cell table:style-name="ce183"/>
          <table:table-cell table:style-name="ce60" table:number-columns-repeated="3"/>
          <table:table-cell table:style-name="ce194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62]+7" office:value-type="date" office:date-value="2015-03-06" calcext:value-type="date">
            <text:p>6 mars 2015</text:p>
          </table:table-cell>
          <table:table-cell table:style-name="ce38" office:value-type="float" office:value="30" calcext:value-type="float">
            <text:p>30</text:p>
          </table:table-cell>
          <table:table-cell table:style-name="ce51" table:formula="of:=MIN([.C$41:.C62])-1" office:value-type="float" office:value="11" calcext:value-type="float">
            <text:p>11</text:p>
          </table:table-cell>
          <table:table-cell table:style-name="ce59" table:formula="of:=MIN([.D$42:.D62])-1" office:value-type="float" office:value="27" calcext:value-type="float">
            <text:p>27</text:p>
          </table:table-cell>
          <table:table-cell table:style-name="ce63"/>
          <table:table-cell table:style-name="ce75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116" table:formula="of:=MIN([.H$43:.H62])-1" office:value-type="float" office:value="13" calcext:value-type="float">
            <text:p>13</text:p>
          </table:table-cell>
          <table:table-cell table:style-name="Default"/>
          <table:table-cell table:style-name="ce128"/>
          <table:table-cell table:style-name="ce157"/>
          <table:table-cell table:style-name="ce183"/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63]+7" office:value-type="date" office:date-value="2015-03-13" calcext:value-type="date">
            <text:p>13 mars 2015</text:p>
          </table:table-cell>
          <table:table-cell table:style-name="ce41" table:formula="of:=MIN([.B$63:.B63])-1" office:value-type="float" office:value="29" calcext:value-type="float">
            <text:p>29</text:p>
          </table:table-cell>
          <table:table-cell table:style-name="ce50"/>
          <table:table-cell table:style-name="ce59" table:formula="of:=MIN([.D$42:.D63])-1" office:value-type="float" office:value="26" calcext:value-type="float">
            <text:p>26</text:p>
          </table:table-cell>
          <table:table-cell table:style-name="ce63"/>
          <table:table-cell table:style-name="ce72" office:value-type="float" office:value="4" calcext:value-type="float">
            <text:p>4</text:p>
          </table:table-cell>
          <table:table-cell table:style-name="ce50" table:number-columns-repeated="3"/>
          <table:table-cell table:style-name="ce128" office:value-type="float" office:value="26" calcext:value-type="float">
            <text:p>26</text:p>
          </table:table-cell>
          <table:table-cell table:style-name="ce158" office:value-type="float" office:value="13" calcext:value-type="float">
            <text:p>13</text:p>
          </table:table-cell>
          <table:table-cell table:style-name="ce183"/>
          <table:table-cell table:style-name="ce60" table:number-columns-repeated="3"/>
          <table:table-cell table:style-name="ce50" office:value-type="string" calcext:value-type="string">
            <text:p>report liv° pain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64]+7" office:value-type="date" office:date-value="2015-03-20" calcext:value-type="date">
            <text:p>20 mars 2015</text:p>
          </table:table-cell>
          <table:table-cell table:style-name="ce42" table:formula="of:=MIN([.B$63:.B64])-1" office:value-type="float" office:value="28" calcext:value-type="float">
            <text:p>28</text:p>
          </table:table-cell>
          <table:table-cell table:style-name="ce51" table:formula="of:=MIN([.C$41:.C64])-1" office:value-type="float" office:value="10" calcext:value-type="float">
            <text:p>10</text:p>
          </table:table-cell>
          <table:table-cell table:style-name="ce59" table:formula="of:=MIN([.D$42:.D64])-1" office:value-type="float" office:value="25" calcext:value-type="float">
            <text:p>25</text:p>
          </table:table-cell>
          <table:table-cell table:style-name="ce63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116" table:formula="of:=MIN([.H$43:.H64])-1" office:value-type="float" office:value="12" calcext:value-type="float">
            <text:p>12</text:p>
          </table:table-cell>
          <table:table-cell table:style-name="ce116" table:formula="of:=MIN([.I$43:.I62])-1" office:value-type="float" office:value="7" calcext:value-type="float">
            <text:p>7</text:p>
          </table:table-cell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50" office:value-type="string" calcext:value-type="string">
            <text:p>report liv° pain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65]+7" office:value-type="date" office:date-value="2015-03-27" calcext:value-type="date">
            <text:p>27 mars 2015</text:p>
          </table:table-cell>
          <table:table-cell table:style-name="ce42" table:formula="of:=MIN([.B$63:.B65])-1" office:value-type="float" office:value="27" calcext:value-type="float">
            <text:p>27</text:p>
          </table:table-cell>
          <table:table-cell table:style-name="ce50"/>
          <table:table-cell table:style-name="ce59" table:formula="of:=MIN([.D$42:.D65])-1" office:value-type="float" office:value="24" calcext:value-type="float">
            <text:p>24</text:p>
          </table:table-cell>
          <table:table-cell table:style-name="ce63"/>
          <table:table-cell table:style-name="ce72" office:value-type="float" office:value="2" calcext:value-type="float">
            <text:p>2</text:p>
          </table:table-cell>
          <table:table-cell table:style-name="ce50" table:number-columns-repeated="3"/>
          <table:table-cell table:style-name="ce129" office:value-type="float" office:value="25" calcext:value-type="float">
            <text:p>25</text:p>
          </table:table-cell>
          <table:table-cell table:style-name="ce159"/>
          <table:table-cell table:style-name="ce183" office:value-type="float" office:value="10" calcext:value-type="float">
            <text:p>10</text:p>
          </table:table-cell>
          <table:table-cell table:style-name="ce60" table:number-columns-repeated="3"/>
          <table:table-cell table:style-name="ce50" office:value-type="string" calcext:value-type="string">
            <text:p>report liv° pain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66]+7" office:value-type="date" office:date-value="2015-04-03" calcext:value-type="date">
            <text:p>3 avr. 2015</text:p>
          </table:table-cell>
          <table:table-cell table:style-name="ce42" table:formula="of:=MIN([.B$63:.B66])-1" office:value-type="float" office:value="26" calcext:value-type="float">
            <text:p>26</text:p>
          </table:table-cell>
          <table:table-cell table:style-name="ce51" table:formula="of:=MIN([.C$41:.C66])-1" office:value-type="float" office:value="9" calcext:value-type="float">
            <text:p>9</text:p>
          </table:table-cell>
          <table:table-cell table:style-name="ce59" table:formula="of:=MIN([.D$42:.D66])-1" office:value-type="float" office:value="23" calcext:value-type="float">
            <text:p>23</text:p>
          </table:table-cell>
          <table:table-cell table:style-name="ce63"/>
          <table:table-cell table:number-columns-repeated="2" table:style-name="ce72" office:value-type="float" office:value="1" calcext:value-type="float">
            <text:p>1</text:p>
          </table:table-cell>
          <table:table-cell table:style-name="ce116" table:formula="of:=MIN([.H$43:.H66])-1" office:value-type="float" office:value="11" calcext:value-type="float">
            <text:p>11</text:p>
          </table:table-cell>
          <table:table-cell table:style-name="Default"/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195" office:value-type="string" calcext:value-type="string">
            <text:p>report liv° pain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67]+7" office:value-type="date" office:date-value="2015-04-10" calcext:value-type="date">
            <text:p>10 avr. 2015</text:p>
          </table:table-cell>
          <table:table-cell table:style-name="ce42" table:formula="of:=MIN([.B$63:.B67])-1" office:value-type="float" office:value="25" calcext:value-type="float">
            <text:p>25</text:p>
          </table:table-cell>
          <table:table-cell table:style-name="ce50"/>
          <table:table-cell table:style-name="ce59" table:formula="of:=MIN([.D$42:.D67])-1" office:value-type="float" office:value="22" calcext:value-type="float">
            <text:p>22</text:p>
          </table:table-cell>
          <table:table-cell table:style-name="ce63"/>
          <table:table-cell table:style-name="ce73" table:formula="of:=[.F69]+1" office:value-type="float" office:value="40" calcext:value-type="float">
            <text:p>40</text:p>
          </table:table-cell>
          <table:table-cell table:style-name="ce50" table:number-columns-repeated="3"/>
          <table:table-cell table:style-name="ce128" office:value-type="float" office:value="24" calcext:value-type="float">
            <text:p>24</text:p>
          </table:table-cell>
          <table:table-cell table:style-name="ce158" office:value-type="float" office:value="12" calcext:value-type="float">
            <text:p>12</text:p>
          </table:table-cell>
          <table:table-cell table:style-name="ce183"/>
          <table:table-cell table:style-name="ce189" office:value-type="float" office:value="3" calcext:value-type="float">
            <text:p>3</text:p>
          </table:table-cell>
          <table:table-cell table:style-name="ce60" table:number-columns-repeated="2"/>
          <table:table-cell table:style-name="ce195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68]+7" office:value-type="date" office:date-value="2015-04-17" calcext:value-type="date">
            <text:p>17 avr. 2015</text:p>
          </table:table-cell>
          <table:table-cell table:style-name="ce42" table:formula="of:=MIN([.B$63:.B68])-1" office:value-type="float" office:value="24" calcext:value-type="float">
            <text:p>24</text:p>
          </table:table-cell>
          <table:table-cell table:style-name="ce51" table:formula="of:=MIN([.C$41:.C68])-1" office:value-type="float" office:value="8" calcext:value-type="float">
            <text:p>8</text:p>
          </table:table-cell>
          <table:table-cell table:style-name="ce59" table:formula="of:=MIN([.D$42:.D68])-1" office:value-type="float" office:value="21" calcext:value-type="float">
            <text:p>21</text:p>
          </table:table-cell>
          <table:table-cell table:style-name="ce63"/>
          <table:table-cell table:style-name="ce72" table:formula="of:=[.F71]+1" office:value-type="float" office:value="39" calcext:value-type="float">
            <text:p>39</text:p>
          </table:table-cell>
          <table:table-cell table:style-name="ce94" table:formula="of:=[.G71]+1" office:value-type="float" office:value="8" calcext:value-type="float">
            <text:p>8</text:p>
          </table:table-cell>
          <table:table-cell table:style-name="ce116" table:formula="of:=MIN([.H$43:.H68])-1" office:value-type="float" office:value="10" calcext:value-type="float">
            <text:p>10</text:p>
          </table:table-cell>
          <table:table-cell table:style-name="ce116" table:formula="of:=MIN([.I$43:.I66])-1" office:value-type="float" office:value="6" calcext:value-type="float">
            <text:p>6</text:p>
          </table:table-cell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195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69]+7" office:value-type="date" office:date-value="2015-04-24" calcext:value-type="date">
            <text:p>24 avr. 2015</text:p>
          </table:table-cell>
          <table:table-cell table:style-name="ce42"/>
          <table:table-cell table:style-name="ce50"/>
          <table:table-cell table:style-name="ce59" table:formula="of:=MIN([.D$42:.D69])-1" office:value-type="float" office:value="20" calcext:value-type="float">
            <text:p>20</text:p>
          </table:table-cell>
          <table:table-cell table:style-name="ce63"/>
          <table:table-cell table:style-name="ce76"/>
          <table:table-cell table:style-name="ce50" table:number-columns-repeated="3"/>
          <table:table-cell table:style-name="ce129" office:value-type="float" office:value="23" calcext:value-type="float">
            <text:p>23</text:p>
          </table:table-cell>
          <table:table-cell table:style-name="ce159"/>
          <table:table-cell table:style-name="ce183" office:value-type="float" office:value="9" calcext:value-type="float">
            <text:p>9</text:p>
          </table:table-cell>
          <table:table-cell table:style-name="ce60" table:number-columns-repeated="3"/>
          <table:table-cell table:style-name="ce195" office:value-type="string" calcext:value-type="string">
            <text:p>pas de pain et pas de légumes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70]+10" office:value-type="date" office:date-value="2015-05-04" calcext:value-type="date">
            <text:p>4 mai 2015</text:p>
          </table:table-cell>
          <table:table-cell table:style-name="ce42"/>
          <table:table-cell table:style-name="ce51" table:formula="of:=MIN([.C$41:.C70])-1" office:value-type="float" office:value="7" calcext:value-type="float">
            <text:p>7</text:p>
          </table:table-cell>
          <table:table-cell table:style-name="ce59" table:formula="of:=MIN([.D$42:.D70])-1" office:value-type="float" office:value="19" calcext:value-type="float">
            <text:p>19</text:p>
          </table:table-cell>
          <table:table-cell table:style-name="ce63"/>
          <table:table-cell table:style-name="ce77" table:formula="of:=[.F72]+1" office:value-type="float" office:value="38" calcext:value-type="float">
            <text:p>38</text:p>
          </table:table-cell>
          <table:table-cell table:style-name="ce95" table:formula="of:=[.G73]+1" office:value-type="float" office:value="7" calcext:value-type="float">
            <text:p>7</text:p>
          </table:table-cell>
          <table:table-cell table:style-name="ce50" table:number-columns-repeated="2"/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29" office:value-type="string" calcext:value-type="string">
            <text:p>/!\ distribution le lundi</text:p>
          </table:table-cell>
          <table:table-cell table:style-name="ce199" table:number-columns-repeated="2"/>
          <table:table-cell/>
          <table:table-cell table:style-name="ce199"/>
          <table:table-cell/>
          <table:table-cell table:style-name="ce199" table:number-columns-repeated="1003"/>
        </table:table-row>
        <table:table-row table:style-name="ro5" table:visibility="collapse">
          <table:table-cell table:style-name="ce32" table:formula="of:=[.A71]+7" office:value-type="date" office:date-value="2015-05-11" calcext:value-type="date">
            <text:p>11 mai 2015</text:p>
          </table:table-cell>
          <table:table-cell table:style-name="ce42" table:formula="of:=MIN([.B$63:.B71])-1" office:value-type="float" office:value="23" calcext:value-type="float">
            <text:p>23</text:p>
          </table:table-cell>
          <table:table-cell table:style-name="ce50"/>
          <table:table-cell table:style-name="ce59" table:formula="of:=MIN([.D$42:.D71])-1" office:value-type="float" office:value="18" calcext:value-type="float">
            <text:p>18</text:p>
          </table:table-cell>
          <table:table-cell table:style-name="ce63"/>
          <table:table-cell table:style-name="ce78" table:formula="of:=[.F73]+1" office:value-type="float" office:value="37" calcext:value-type="float">
            <text:p>37</text:p>
          </table:table-cell>
          <table:table-cell table:style-name="ce50" table:number-columns-repeated="3"/>
          <table:table-cell table:style-name="ce128" office:value-type="float" office:value="22" calcext:value-type="float">
            <text:p>22</text:p>
          </table:table-cell>
          <table:table-cell table:style-name="ce158" office:value-type="float" office:value="11" calcext:value-type="float">
            <text:p>11</text:p>
          </table:table-cell>
          <table:table-cell table:style-name="ce183"/>
          <table:table-cell table:style-name="ce60" table:number-columns-repeated="3"/>
          <table:table-cell table:style-name="ce29" office:value-type="string" calcext:value-type="string">
            <text:p>/!\ distribution le lundi</text:p>
          </table:table-cell>
          <table:table-cell table:style-name="ce199" table:number-columns-repeated="2"/>
          <table:table-cell/>
          <table:table-cell table:style-name="ce199"/>
          <table:table-cell table:style-name="ce201"/>
          <table:table-cell table:style-name="ce199" table:number-columns-repeated="1003"/>
        </table:table-row>
        <table:table-row table:style-name="ro5" table:visibility="collapse">
          <table:table-cell table:style-name="ce32" table:formula="of:=[.A72]+7" office:value-type="date" office:date-value="2015-05-18" calcext:value-type="date">
            <text:p>18 mai 2015</text:p>
          </table:table-cell>
          <table:table-cell table:style-name="ce42" table:formula="of:=MIN([.B$63:.B72])-1" office:value-type="float" office:value="22" calcext:value-type="float">
            <text:p>22</text:p>
          </table:table-cell>
          <table:table-cell table:style-name="ce51" table:formula="of:=MIN([.C$41:.C72])-1" office:value-type="float" office:value="6" calcext:value-type="float">
            <text:p>6</text:p>
          </table:table-cell>
          <table:table-cell table:style-name="ce59" table:formula="of:=MIN([.D$42:.D72])-1" office:value-type="float" office:value="17" calcext:value-type="float">
            <text:p>17</text:p>
          </table:table-cell>
          <table:table-cell table:style-name="ce63"/>
          <table:table-cell table:style-name="ce72" table:formula="of:=[.F74]+1" office:value-type="float" office:value="36" calcext:value-type="float">
            <text:p>36</text:p>
          </table:table-cell>
          <table:table-cell table:style-name="ce96" table:formula="of:=[.G75]+1" office:value-type="float" office:value="6" calcext:value-type="float">
            <text:p>6</text:p>
          </table:table-cell>
          <table:table-cell table:style-name="ce116" table:formula="of:=MIN([.H$43:.H72])-1" office:value-type="float" office:value="9" calcext:value-type="float">
            <text:p>9</text:p>
          </table:table-cell>
          <table:table-cell table:style-name="ce116" table:formula="of:=MIN([.I$43:.I72])-1" office:value-type="float" office:value="5" calcext:value-type="float">
            <text:p>5</text:p>
          </table:table-cell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29" office:value-type="string" calcext:value-type="string">
            <text:p>/!\ distribution le lundi</text:p>
          </table:table-cell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73]+4" office:value-type="date" office:date-value="2015-05-22" calcext:value-type="date">
            <text:p>22 mai 2015</text:p>
          </table:table-cell>
          <table:table-cell table:style-name="ce42" table:formula="of:=MIN([.B$63:.B73])-1" office:value-type="float" office:value="21" calcext:value-type="float">
            <text:p>21</text:p>
          </table:table-cell>
          <table:table-cell table:style-name="ce50"/>
          <table:table-cell table:style-name="ce59" table:formula="of:=MIN([.D$42:.D73])-1" office:value-type="float" office:value="16" calcext:value-type="float">
            <text:p>16</text:p>
          </table:table-cell>
          <table:table-cell table:style-name="ce63"/>
          <table:table-cell table:style-name="ce72" table:formula="of:=[.F75]+1" office:value-type="float" office:value="35" calcext:value-type="float">
            <text:p>35</text:p>
          </table:table-cell>
          <table:table-cell table:style-name="ce50" table:number-columns-repeated="3"/>
          <table:table-cell table:style-name="ce129" office:value-type="float" office:value="21" calcext:value-type="float">
            <text:p>21</text:p>
          </table:table-cell>
          <table:table-cell table:style-name="ce159"/>
          <table:table-cell table:style-name="ce183" office:value-type="float" office:value="8" calcext:value-type="float">
            <text:p>8</text:p>
          </table:table-cell>
          <table:table-cell table:style-name="ce60" table:number-columns-repeated="3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2" table:formula="of:=[.A74]+7" office:value-type="date" office:date-value="2015-05-29" calcext:value-type="date">
            <text:p>29 mai 2015</text:p>
          </table:table-cell>
          <table:table-cell table:style-name="ce42" table:formula="of:=MIN([.B$63:.B74])-1" office:value-type="float" office:value="20" calcext:value-type="float">
            <text:p>20</text:p>
          </table:table-cell>
          <table:table-cell table:style-name="ce51" table:formula="of:=MIN([.C$41:.C74])-1" office:value-type="float" office:value="5" calcext:value-type="float">
            <text:p>5</text:p>
          </table:table-cell>
          <table:table-cell table:style-name="ce59" table:formula="of:=MIN([.D$42:.D74])-1" office:value-type="float" office:value="15" calcext:value-type="float">
            <text:p>15</text:p>
          </table:table-cell>
          <table:table-cell table:style-name="ce63"/>
          <table:table-cell table:style-name="ce72" table:formula="of:=[.F76]+1" office:value-type="float" office:value="34" calcext:value-type="float">
            <text:p>34</text:p>
          </table:table-cell>
          <table:table-cell table:style-name="ce97" table:formula="of:=[.G77]+1" office:value-type="float" office:value="5" calcext:value-type="float">
            <text:p>5</text:p>
          </table:table-cell>
          <table:table-cell table:style-name="ce116" table:formula="of:=MIN([.H$43:.H74])-1" office:value-type="float" office:value="8" calcext:value-type="float">
            <text:p>8</text:p>
          </table:table-cell>
          <table:table-cell table:style-name="Default"/>
          <table:table-cell table:style-name="ce128"/>
          <table:table-cell table:style-name="ce159"/>
          <table:table-cell table:style-name="ce183"/>
          <table:table-cell table:style-name="ce60"/>
          <table:table-cell table:style-name="ce192" office:value-type="float" office:value="2" calcext:value-type="float">
            <text:p>2</text:p>
          </table:table-cell>
          <table:table-cell table:style-name="ce192"/>
          <table:table-cell table:style-name="ce50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75]+7" office:value-type="date" office:date-value="2015-06-05" calcext:value-type="date">
            <text:p>5 juin 2015</text:p>
          </table:table-cell>
          <table:table-cell table:style-name="ce42" table:formula="of:=MIN([.B$63:.B75])-1" office:value-type="float" office:value="19" calcext:value-type="float">
            <text:p>19</text:p>
          </table:table-cell>
          <table:table-cell table:style-name="ce50"/>
          <table:table-cell table:style-name="ce59" table:formula="of:=MIN([.D$42:.D75])-1" office:value-type="float" office:value="14" calcext:value-type="float">
            <text:p>14</text:p>
          </table:table-cell>
          <table:table-cell table:style-name="ce63"/>
          <table:table-cell table:style-name="ce72" table:formula="of:=[.F77]+1" office:value-type="float" office:value="33" calcext:value-type="float">
            <text:p>33</text:p>
          </table:table-cell>
          <table:table-cell table:style-name="ce50" table:number-columns-repeated="3"/>
          <table:table-cell table:style-name="ce12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83"/>
          <table:table-cell table:style-name="ce60" table:number-columns-repeated="3"/>
          <table:table-cell table:style-name="ce195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76]+7" office:value-type="date" office:date-value="2015-06-12" calcext:value-type="date">
            <text:p>12 juin 2015</text:p>
          </table:table-cell>
          <table:table-cell table:style-name="ce42" table:formula="of:=MIN([.B$63:.B76])-1" office:value-type="float" office:value="18" calcext:value-type="float">
            <text:p>18</text:p>
          </table:table-cell>
          <table:table-cell table:style-name="ce51" table:formula="of:=MIN([.C$41:.C76])-1" office:value-type="float" office:value="4" calcext:value-type="float">
            <text:p>4</text:p>
          </table:table-cell>
          <table:table-cell table:style-name="ce59" table:formula="of:=MIN([.D$42:.D76])-1" office:value-type="float" office:value="13" calcext:value-type="float">
            <text:p>13</text:p>
          </table:table-cell>
          <table:table-cell table:style-name="ce63"/>
          <table:table-cell table:style-name="ce72" table:formula="of:=[.F78]+1" office:value-type="float" office:value="32" calcext:value-type="float">
            <text:p>32</text:p>
          </table:table-cell>
          <table:table-cell table:style-name="ce98" table:formula="of:=[.G79]+1" office:value-type="float" office:value="4" calcext:value-type="float">
            <text:p>4</text:p>
          </table:table-cell>
          <table:table-cell table:style-name="ce116" table:formula="of:=MIN([.H$43:.H76])-1" office:value-type="float" office:value="7" calcext:value-type="float">
            <text:p>7</text:p>
          </table:table-cell>
          <table:table-cell table:style-name="ce116" table:formula="of:=MIN([.I$43:.I74])-1" office:value-type="float" office:value="4" calcext:value-type="float">
            <text:p>4</text:p>
          </table:table-cell>
          <table:table-cell table:style-name="ce128"/>
          <table:table-cell table:style-name="ce159"/>
          <table:table-cell table:style-name="ce183"/>
          <table:table-cell table:style-name="ce60" table:number-columns-repeated="3"/>
          <table:table-cell table:style-name="ce195"/>
          <table:table-cell table:style-name="ce199" table:number-columns-repeated="2"/>
          <table:table-cell/>
          <table:table-cell table:style-name="ce199" table:number-columns-repeated="1005"/>
        </table:table-row>
        <table:table-row table:style-name="ro5" table:visibility="collapse">
          <table:table-cell table:style-name="ce30" table:formula="of:=[.A77]+7" office:value-type="date" office:date-value="2015-06-19" calcext:value-type="date">
            <text:p>19 juin 2015</text:p>
          </table:table-cell>
          <table:table-cell table:style-name="ce42" table:formula="of:=MIN([.B$63:.B77])-1" office:value-type="float" office:value="17" calcext:value-type="float">
            <text:p>17</text:p>
          </table:table-cell>
          <table:table-cell table:style-name="ce50"/>
          <table:table-cell table:style-name="ce59" table:formula="of:=MIN([.D$42:.D77])-1" office:value-type="float" office:value="12" calcext:value-type="float">
            <text:p>12</text:p>
          </table:table-cell>
          <table:table-cell table:style-name="ce63"/>
          <table:table-cell table:style-name="ce72" table:formula="of:=[.F79]+1" office:value-type="float" office:value="31" calcext:value-type="float">
            <text:p>31</text:p>
          </table:table-cell>
          <table:table-cell table:style-name="ce50" table:number-columns-repeated="3"/>
          <table:table-cell table:style-name="ce129" office:value-type="float" office:value="19" calcext:value-type="float">
            <text:p>19</text:p>
          </table:table-cell>
          <table:table-cell table:style-name="ce160"/>
          <table:table-cell table:style-name="ce183" office:value-type="float" office:value="7" calcext:value-type="float">
            <text:p>7</text:p>
          </table:table-cell>
          <table:table-cell table:style-name="ce189" office:value-type="float" office:value="2" calcext:value-type="float">
            <text:p>2</text:p>
          </table:table-cell>
          <table:table-cell table:style-name="ce60" table:number-columns-repeated="2"/>
          <table:table-cell table:style-name="ce195"/>
          <table:table-cell table:style-name="ce199"/>
          <table:table-cell table:number-columns-repeated="3"/>
          <table:table-cell table:style-name="ce199" table:number-columns-repeated="1004"/>
        </table:table-row>
        <table:table-row table:style-name="ro5" table:visibility="collapse">
          <table:table-cell table:style-name="ce30" table:formula="of:=[.A78]+7" office:value-type="date" office:date-value="2015-06-26" calcext:value-type="date">
            <text:p>26 juin 2015</text:p>
          </table:table-cell>
          <table:table-cell table:style-name="ce42" table:formula="of:=MIN([.B$63:.B78])-1" office:value-type="float" office:value="16" calcext:value-type="float">
            <text:p>16</text:p>
          </table:table-cell>
          <table:table-cell table:style-name="ce51" table:formula="of:=MIN([.C$41:.C78])-1" office:value-type="float" office:value="3" calcext:value-type="float">
            <text:p>3</text:p>
          </table:table-cell>
          <table:table-cell table:style-name="ce59" table:formula="of:=MIN([.D$42:.D78])-1" office:value-type="float" office:value="11" calcext:value-type="float">
            <text:p>11</text:p>
          </table:table-cell>
          <table:table-cell table:style-name="ce63"/>
          <table:table-cell table:style-name="ce72" table:formula="of:=[.F80]+1" office:value-type="float" office:value="30" calcext:value-type="float">
            <text:p>30</text:p>
          </table:table-cell>
          <table:table-cell table:style-name="ce99" table:formula="of:=[.G89]+1" office:value-type="float" office:value="3" calcext:value-type="float">
            <text:p>3</text:p>
          </table:table-cell>
          <table:table-cell table:style-name="ce116" table:formula="of:=MIN([.H$43:.H78])-1" office:value-type="float" office:value="6" calcext:value-type="float">
            <text:p>6</text:p>
          </table:table-cell>
          <table:table-cell table:style-name="Default"/>
          <table:table-cell table:style-name="ce128"/>
          <table:table-cell table:style-name="ce160"/>
          <table:table-cell table:style-name="ce183"/>
          <table:table-cell table:style-name="ce60" table:number-columns-repeated="3"/>
          <table:table-cell table:style-name="ce195"/>
          <table:table-cell table:style-name="ce199"/>
          <table:table-cell table:number-columns-repeated="3"/>
          <table:table-cell table:style-name="ce199" table:number-columns-repeated="1004"/>
        </table:table-row>
        <table:table-row table:style-name="ro5" table:visibility="collapse">
          <table:table-cell table:style-name="ce32" table:formula="of:=[.A79]+7" office:value-type="date" office:date-value="2015-07-03" calcext:value-type="date">
            <text:p>3 juil. 2015</text:p>
          </table:table-cell>
          <table:table-cell table:style-name="ce42" table:formula="of:=MIN([.B$63:.B79])-1" office:value-type="float" office:value="15" calcext:value-type="float">
            <text:p>15</text:p>
          </table:table-cell>
          <table:table-cell table:style-name="ce52"/>
          <table:table-cell table:style-name="ce59" table:formula="of:=MIN([.D$42:.D79])-1" office:value-type="float" office:value="10" calcext:value-type="float">
            <text:p>10</text:p>
          </table:table-cell>
          <table:table-cell table:style-name="ce61"/>
          <table:table-cell table:style-name="ce79" table:formula="of:=[.F81]+1" office:value-type="float" office:value="29" calcext:value-type="float">
            <text:p>29</text:p>
          </table:table-cell>
          <table:table-cell table:style-name="ce53" table:number-columns-repeated="3"/>
          <table:table-cell table:style-name="ce130" office:value-type="float" office:value="18" calcext:value-type="float">
            <text:p>18</text:p>
          </table:table-cell>
          <table:table-cell table:style-name="ce161" office:value-type="float" office:value="9" calcext:value-type="float">
            <text:p>9</text:p>
          </table:table-cell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2" table:formula="of:=[.A80]+7" office:value-type="date" office:date-value="2015-07-10" calcext:value-type="date">
            <text:p>10 juil. 2015</text:p>
          </table:table-cell>
          <table:table-cell table:style-name="ce42" table:formula="of:=MIN([.B$63:.B80])-1" office:value-type="float" office:value="14" calcext:value-type="float">
            <text:p>14</text:p>
          </table:table-cell>
          <table:table-cell table:style-name="ce52"/>
          <table:table-cell table:style-name="ce59" table:formula="of:=MIN([.D$42:.D80])-1" office:value-type="float" office:value="9" calcext:value-type="float">
            <text:p>9</text:p>
          </table:table-cell>
          <table:table-cell table:style-name="ce61"/>
          <table:table-cell table:style-name="ce80" table:formula="of:=[.F88]+1" office:value-type="float" office:value="28" calcext:value-type="float">
            <text:p>28</text:p>
          </table:table-cell>
          <table:table-cell table:style-name="ce53"/>
          <table:table-cell table:style-name="ce116" table:formula="of:=MIN([.H$43:.H80])-1" office:value-type="float" office:value="5" calcext:value-type="float">
            <text:p>5</text:p>
          </table:table-cell>
          <table:table-cell table:style-name="ce116" table:formula="of:=MIN([.I$43:.I78])-1" office:value-type="float" office:value="3" calcext:value-type="float">
            <text:p>3</text:p>
          </table:table-cell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2" table:formula="of:=[.A81]+7" office:value-type="date" office:date-value="2015-07-17" calcext:value-type="date">
            <text:p>17 juil. 2015</text:p>
          </table:table-cell>
          <table:table-cell table:style-name="ce42" table:formula="of:=MIN([.B$63:.B81])-1" office:value-type="float" office:value="13" calcext:value-type="float">
            <text:p>13</text:p>
          </table:table-cell>
          <table:table-cell table:style-name="ce52"/>
          <table:table-cell table:style-name="ce59" table:formula="of:=MIN([.D$42:.D81])-1" office:value-type="float" office:value="8" calcext:value-type="float">
            <text:p>8</text:p>
          </table:table-cell>
          <table:table-cell table:style-name="ce61"/>
          <table:table-cell table:style-name="ce53" table:number-columns-repeated="4"/>
          <table:table-cell table:style-name="ce131" office:value-type="float" office:value="17" calcext:value-type="float">
            <text:p>17</text:p>
          </table:table-cell>
          <table:table-cell table:style-name="ce160"/>
          <table:table-cell table:style-name="ce184" office:value-type="float" office:value="6" calcext:value-type="float">
            <text:p>6</text:p>
          </table:table-cell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2" table:formula="of:=[.A82]+7" office:value-type="date" office:date-value="2015-07-24" calcext:value-type="date">
            <text:p>24 juil. 2015</text:p>
          </table:table-cell>
          <table:table-cell table:style-name="ce42" table:formula="of:=MIN([.B$63:.B82])-1" office:value-type="float" office:value="12" calcext:value-type="float">
            <text:p>12</text:p>
          </table:table-cell>
          <table:table-cell table:style-name="ce52"/>
          <table:table-cell table:style-name="ce53"/>
          <table:table-cell table:style-name="ce61"/>
          <table:table-cell table:style-name="ce53" table:number-columns-repeated="4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2" table:formula="of:=[.A83]+7" office:value-type="date" office:date-value="2015-07-31" calcext:value-type="date">
            <text:p>31 juil. 2015</text:p>
          </table:table-cell>
          <table:table-cell table:style-name="ce42" table:formula="of:=MIN([.B$63:.B83])-1" office:value-type="float" office:value="11" calcext:value-type="float">
            <text:p>11</text:p>
          </table:table-cell>
          <table:table-cell table:style-name="ce52"/>
          <table:table-cell table:style-name="ce53"/>
          <table:table-cell table:style-name="ce61"/>
          <table:table-cell table:style-name="ce53" table:number-columns-repeated="4"/>
          <table:table-cell table:style-name="ce130" office:value-type="float" office:value="16" calcext:value-type="float">
            <text:p>16</text:p>
          </table:table-cell>
          <table:table-cell table:style-name="ce161" office:value-type="float" office:value="8" calcext:value-type="float">
            <text:p>8</text:p>
          </table:table-cell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0" table:formula="of:=[.A84]+7" office:value-type="date" office:date-value="2015-08-07" calcext:value-type="date">
            <text:p>7 août 2015</text:p>
          </table:table-cell>
          <table:table-cell table:style-name="ce42" table:formula="of:=MIN([.B$63:.B84])-1" office:value-type="float" office:value="10" calcext:value-type="float">
            <text:p>10</text:p>
          </table:table-cell>
          <table:table-cell table:style-name="ce52"/>
          <table:table-cell table:style-name="ce53"/>
          <table:table-cell table:style-name="ce61"/>
          <table:table-cell table:style-name="ce53" table:number-columns-repeated="4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0" table:formula="of:=[.A85]+7" office:value-type="date" office:date-value="2015-08-14" calcext:value-type="date">
            <text:p>14 août 2015</text:p>
          </table:table-cell>
          <table:table-cell table:style-name="ce42" table:formula="of:=MIN([.B$63:.B85])-1" office:value-type="float" office:value="9" calcext:value-type="float">
            <text:p>9</text:p>
          </table:table-cell>
          <table:table-cell table:style-name="ce52"/>
          <table:table-cell table:style-name="ce53"/>
          <table:table-cell table:style-name="ce61"/>
          <table:table-cell table:style-name="ce53" table:number-columns-repeated="4"/>
          <table:table-cell table:style-name="ce131" office:value-type="float" office:value="15" calcext:value-type="float">
            <text:p>15</text:p>
          </table:table-cell>
          <table:table-cell table:style-name="ce160"/>
          <table:table-cell table:style-name="ce184" office:value-type="float" office:value="5" calcext:value-type="float">
            <text:p>5</text:p>
          </table:table-cell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0" table:formula="of:=[.A86]+7" office:value-type="date" office:date-value="2015-08-21" calcext:value-type="date">
            <text:p>21 août 2015</text:p>
          </table:table-cell>
          <table:table-cell table:style-name="ce42" table:formula="of:=MIN([.B$63:.B86])-1" office:value-type="float" office:value="8" calcext:value-type="float">
            <text:p>8</text:p>
          </table:table-cell>
          <table:table-cell table:style-name="ce52"/>
          <table:table-cell table:style-name="ce59" table:formula="of:=MIN([.D$42:.D86])-1" office:value-type="float" office:value="7" calcext:value-type="float">
            <text:p>7</text:p>
          </table:table-cell>
          <table:table-cell table:style-name="ce61"/>
          <table:table-cell table:style-name="ce53" table:number-columns-repeated="2"/>
          <table:table-cell table:style-name="ce116" table:formula="of:=MIN([.H$43:.H86])-1" office:value-type="float" office:value="4" calcext:value-type="float">
            <text:p>4</text:p>
          </table:table-cell>
          <table:table-cell table:style-name="Default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0" table:formula="of:=[.A87]+7" office:value-type="date" office:date-value="2015-08-28" calcext:value-type="date">
            <text:p>28 août 2015</text:p>
          </table:table-cell>
          <table:table-cell table:style-name="ce42" table:formula="of:=MIN([.B$63:.B87])-1" office:value-type="float" office:value="7" calcext:value-type="float">
            <text:p>7</text:p>
          </table:table-cell>
          <table:table-cell table:style-name="ce52"/>
          <table:table-cell table:style-name="ce59" table:formula="of:=MIN([.D$42:.D87])-1" office:value-type="float" office:value="6" calcext:value-type="float">
            <text:p>6</text:p>
          </table:table-cell>
          <table:table-cell table:style-name="ce61"/>
          <table:table-cell table:style-name="ce81" table:formula="of:=[.F89]+1" office:value-type="float" office:value="27" calcext:value-type="float">
            <text:p>27</text:p>
          </table:table-cell>
          <table:table-cell table:style-name="ce53" table:number-columns-repeated="3"/>
          <table:table-cell table:style-name="ce130" office:value-type="float" office:value="14" calcext:value-type="float">
            <text:p>14</text:p>
          </table:table-cell>
          <table:table-cell table:style-name="ce161" office:value-type="float" office:value="7" calcext:value-type="float">
            <text:p>7</text:p>
          </table:table-cell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5" table:visibility="collapse">
          <table:table-cell table:style-name="ce32" table:formula="of:=[.A88]+7" office:value-type="date" office:date-value="2015-09-04" calcext:value-type="date">
            <text:p>4 sept. 2015</text:p>
          </table:table-cell>
          <table:table-cell table:style-name="ce42" table:formula="of:=MIN([.B$63:.B88])-1" office:value-type="float" office:value="6" calcext:value-type="float">
            <text:p>6</text:p>
          </table:table-cell>
          <table:table-cell table:style-name="ce51" table:formula="of:=MIN([.C$41:.C88])-1" office:value-type="float" office:value="2" calcext:value-type="float">
            <text:p>2</text:p>
          </table:table-cell>
          <table:table-cell table:style-name="ce59" table:formula="of:=MIN([.D$42:.D88])-1" office:value-type="float" office:value="5" calcext:value-type="float">
            <text:p>5</text:p>
          </table:table-cell>
          <table:table-cell table:style-name="ce61"/>
          <table:table-cell table:style-name="ce72" table:formula="of:=[.F90]+1" office:value-type="float" office:value="26" calcext:value-type="float">
            <text:p>26</text:p>
          </table:table-cell>
          <table:table-cell table:style-name="ce100" table:formula="of:=[.G91]+1" office:value-type="float" office:value="2" calcext:value-type="float">
            <text:p>2</text:p>
          </table:table-cell>
          <table:table-cell table:style-name="ce116" table:formula="of:=MIN([.H$43:.H88])-1" office:value-type="float" office:value="3" calcext:value-type="float">
            <text:p>3</text:p>
          </table:table-cell>
          <table:table-cell table:style-name="ce116" table:formula="of:=MIN([.I$43:.I86])-1" office:value-type="float" office:value="2" calcext:value-type="float">
            <text:p>2</text:p>
          </table:table-cell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5" table:visibility="collapse">
          <table:table-cell table:style-name="ce32" table:formula="of:=[.A89]+7" office:value-type="date" office:date-value="2015-09-11" calcext:value-type="date">
            <text:p>11 sept. 2015</text:p>
          </table:table-cell>
          <table:table-cell table:style-name="ce42" table:formula="of:=MIN([.B$63:.B89])-1" office:value-type="float" office:value="5" calcext:value-type="float">
            <text:p>5</text:p>
          </table:table-cell>
          <table:table-cell table:style-name="ce52"/>
          <table:table-cell table:style-name="ce59" table:formula="of:=MIN([.D$42:.D89])-1" office:value-type="float" office:value="4" calcext:value-type="float">
            <text:p>4</text:p>
          </table:table-cell>
          <table:table-cell table:style-name="ce61"/>
          <table:table-cell table:style-name="ce72" table:formula="of:=[.F91]+1" office:value-type="float" office:value="25" calcext:value-type="float">
            <text:p>25</text:p>
          </table:table-cell>
          <table:table-cell table:style-name="ce53" table:number-columns-repeated="3"/>
          <table:table-cell table:style-name="ce131" office:value-type="float" office:value="13" calcext:value-type="float">
            <text:p>13</text:p>
          </table:table-cell>
          <table:table-cell table:style-name="ce160"/>
          <table:table-cell table:style-name="ce184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53"/>
          <table:table-cell table:number-columns-repeated="1008"/>
        </table:table-row>
        <table:table-row table:style-name="ro5" table:visibility="collapse">
          <table:table-cell table:style-name="ce32" table:formula="of:=[.A90]+7" office:value-type="date" office:date-value="2015-09-18" calcext:value-type="date">
            <text:p>18 sept. 2015</text:p>
          </table:table-cell>
          <table:table-cell table:style-name="ce42" table:formula="of:=MIN([.B$63:.B90])-1" office:value-type="float" office:value="4" calcext:value-type="float">
            <text:p>4</text:p>
          </table:table-cell>
          <table:table-cell table:style-name="ce51" table:formula="of:=MIN([.C$41:.C90])-1" office:value-type="float" office:value="1" calcext:value-type="float">
            <text:p>1</text:p>
          </table:table-cell>
          <table:table-cell table:style-name="ce59" table:formula="of:=MIN([.D$42:.D90])-1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style-name="ce82" table:formula="of:=[.F92]+1" office:value-type="float" office:value="24" calcext:value-type="float">
            <text:p>24</text:p>
          </table:table-cell>
          <table:table-cell table:style-name="ce101" office:value-type="float" office:value="1" calcext:value-type="float">
            <text:p>1</text:p>
          </table:table-cell>
          <table:table-cell table:style-name="ce116" table:formula="of:=MIN([.H$43:.H90])-1" office:value-type="float" office:value="2" calcext:value-type="float">
            <text:p>2</text:p>
          </table:table-cell>
          <table:table-cell table:style-name="Default"/>
          <table:table-cell table:style-name="ce130"/>
          <table:table-cell table:style-name="ce160"/>
          <table:table-cell table:style-name="ce18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53"/>
          <table:table-cell table:number-columns-repeated="1008"/>
        </table:table-row>
        <table:table-row table:style-name="ro5" table:visibility="collapse">
          <table:table-cell table:style-name="ce32" table:formula="of:=[.A91]+7" office:value-type="date" office:date-value="2015-09-25" calcext:value-type="date">
            <text:p>25 sept. 2015</text:p>
          </table:table-cell>
          <table:table-cell table:style-name="ce42" table:formula="of:=MIN([.B$63:.B91])-1" office:value-type="float" office:value="3" calcext:value-type="float">
            <text:p>3</text:p>
          </table:table-cell>
          <table:table-cell table:style-name="ce52"/>
          <table:table-cell table:style-name="ce59" table:formula="of:=MIN([.D$42:.D91])-1" office:value-type="float" office:value="2" calcext:value-type="float">
            <text:p>2</text:p>
          </table:table-cell>
          <table:table-cell table:style-name="ce61"/>
          <table:table-cell table:style-name="ce83" table:formula="of:=[.F93]+1" office:value-type="float" office:value="23" calcext:value-type="float">
            <text:p>23</text:p>
          </table:table-cell>
          <table:table-cell table:style-name="ce53" table:number-columns-repeated="3"/>
          <table:table-cell table:style-name="ce130" office:value-type="float" office:value="12" calcext:value-type="float">
            <text:p>12</text:p>
          </table:table-cell>
          <table:table-cell table:style-name="ce161" office:value-type="float" office:value="6" calcext:value-type="float">
            <text:p>6</text:p>
          </table:table-cell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0" table:formula="of:=[.A92]+7" office:value-type="date" office:date-value="2015-10-02" calcext:value-type="date">
            <text:p>2 oct. 2015</text:p>
          </table:table-cell>
          <table:table-cell table:style-name="ce42" table:formula="of:=MIN([.B$63:.B92])-1" office:value-type="float" office:value="2" calcext:value-type="float">
            <text:p>2</text:p>
          </table:table-cell>
          <table:table-cell table:style-name="ce55"/>
          <table:table-cell table:style-name="ce59" table:formula="of:=MIN([.D$42:.D92])-1" office:value-type="float" office:value="1" calcext:value-type="float">
            <text:p>1</text:p>
          </table:table-cell>
          <table:table-cell table:style-name="ce61"/>
          <table:table-cell table:style-name="ce84" table:formula="of:=[.F94]+1" office:value-type="float" office:value="22" calcext:value-type="float">
            <text:p>22</text:p>
          </table:table-cell>
          <table:table-cell table:style-name="ce102" table:formula="of:=[.G95]+1" office:value-type="float" office:value="11" calcext:value-type="float">
            <text:p>11</text:p>
          </table:table-cell>
          <table:table-cell table:style-name="ce116" table:formula="of:=MIN([.H$43:.H92])-1" office:value-type="float" office:value="1" calcext:value-type="float">
            <text:p>1</text:p>
          </table:table-cell>
          <table:table-cell table:style-name="ce116" table:formula="of:=MIN([.I$43:.I90])-1" office:value-type="float" office:value="1" calcext:value-type="float">
            <text:p>1</text:p>
          </table:table-cell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93]+7" office:value-type="date" office:date-value="2015-10-09" calcext:value-type="date">
            <text:p>9 oct. 2015</text:p>
          </table:table-cell>
          <table:table-cell table:style-name="ce42" table:formula="of:=MIN([.B$63:.B93])-1" office:value-type="float" office:value="1" calcext:value-type="float">
            <text:p>1</text:p>
          </table:table-cell>
          <table:table-cell table:style-name="ce52"/>
          <table:table-cell table:style-name="ce59" office:value-type="float" office:value="48" calcext:value-type="float">
            <text:p>48</text:p>
          </table:table-cell>
          <table:table-cell table:style-name="ce61"/>
          <table:table-cell table:style-name="ce72" table:formula="of:=[.F95]+1" office:value-type="float" office:value="21" calcext:value-type="float">
            <text:p>21</text:p>
          </table:table-cell>
          <table:table-cell table:style-name="ce53"/>
          <table:table-cell table:style-name="ce116" office:value-type="float" office:value="21" calcext:value-type="float">
            <text:p>21</text:p>
          </table:table-cell>
          <table:table-cell table:style-name="ce116" office:value-type="float" office:value="12" calcext:value-type="float">
            <text:p>12</text:p>
          </table:table-cell>
          <table:table-cell table:style-name="ce131" office:value-type="float" office:value="11" calcext:value-type="float">
            <text:p>11</text:p>
          </table:table-cell>
          <table:table-cell table:style-name="ce160"/>
          <table:table-cell table:style-name="ce184" office:value-type="float" office:value="3" calcext:value-type="float">
            <text:p>3</text:p>
          </table:table-cell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94]+7" office:value-type="date" office:date-value="2015-10-16" calcext:value-type="date">
            <text:p>16 oct. 2015</text:p>
          </table:table-cell>
          <table:table-cell table:style-name="ce42" office:value-type="float" office:value="48" calcext:value-type="float">
            <text:p>48</text:p>
          </table:table-cell>
          <table:table-cell table:style-name="ce55" office:value-type="float" office:value="22" calcext:value-type="float">
            <text:p>22</text:p>
          </table:table-cell>
          <table:table-cell table:style-name="ce59" table:formula="of:=MIN([.D$94:.D94])-1" office:value-type="float" office:value="47" calcext:value-type="float">
            <text:p>47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[.F96]+1" office:value-type="float" office:value="20" calcext:value-type="float">
            <text:p>20</text:p>
          </table:table-cell>
          <table:table-cell table:style-name="ce103" table:formula="of:=[.G99]+1" office:value-type="float" office:value="10" calcext:value-type="float">
            <text:p>10</text:p>
          </table:table-cell>
          <table:table-cell table:style-name="ce53"/>
          <table:table-cell table:style-name="ce119"/>
          <table:table-cell table:style-name="ce130"/>
          <table:table-cell table:style-name="ce160"/>
          <table:table-cell table:style-name="ce184"/>
          <table:table-cell table:style-name="Default"/>
          <table:table-cell table:style-name="ce119"/>
          <table:table-cell table:style-name="ce193" office:value-type="float" office:value="3" calcext:value-type="float">
            <text:p>3</text:p>
          </table:table-cell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95]+7" office:value-type="date" office:date-value="2015-10-23" calcext:value-type="date">
            <text:p>23 oct. 2015</text:p>
          </table:table-cell>
          <table:table-cell table:style-name="ce43" table:formula="of:=MIN([.B$95:.B95])-1" office:value-type="float" office:value="47" calcext:value-type="float">
            <text:p>47</text:p>
          </table:table-cell>
          <table:table-cell table:style-name="ce52"/>
          <table:table-cell table:style-name="ce59" table:formula="of:=MIN([.D$94:.D95])-1" office:value-type="float" office:value="46" calcext:value-type="float">
            <text:p>46</text:p>
          </table:table-cell>
          <table:table-cell table:style-name="ce61"/>
          <table:table-cell table:style-name="ce72" table:formula="of:=[.F98]+1" office:value-type="float" office:value="19" calcext:value-type="float">
            <text:p>19</text:p>
          </table:table-cell>
          <table:table-cell table:style-name="ce53"/>
          <table:table-cell table:style-name="ce116" table:formula="of:=MIN([.H$94:.H95])-1" office:value-type="float" office:value="20" calcext:value-type="float">
            <text:p>20</text:p>
          </table:table-cell>
          <table:table-cell table:style-name="ce119"/>
          <table:table-cell table:style-name="ce130" office:value-type="float" office:value="10" calcext:value-type="float">
            <text:p>10</text:p>
          </table:table-cell>
          <table:table-cell table:style-name="ce161" office:value-type="float" office:value="5" calcext:value-type="float">
            <text:p>5</text:p>
          </table:table-cell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96]+7" office:value-type="date" office:date-value="2015-10-30" calcext:value-type="date">
            <text:p>30 oct. 2015</text:p>
          </table:table-cell>
          <table:table-cell table:style-name="ce44" table:formula="of:=MIN([.B$95:.B96])-1" office:value-type="float" office:value="46" calcext:value-type="float">
            <text:p>46</text:p>
          </table:table-cell>
          <table:table-cell table:style-name="ce55" office:value-type="float" office:value="21" calcext:value-type="float">
            <text:p>21</text:p>
          </table:table-cell>
          <table:table-cell table:style-name="ce59" table:formula="of:=MIN([.D$94:.D96])-1" office:value-type="float" office:value="45" calcext:value-type="float">
            <text:p>45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0"/>
          <table:table-cell table:style-name="ce160"/>
          <table:table-cell table:style-name="ce184"/>
          <table:table-cell table:style-name="ce190" office:value-type="float" office:value="3" calcext:value-type="float">
            <text:p>3</text:p>
          </table:table-cell>
          <table:table-cell table:style-name="ce119" table:number-columns-repeated="2"/>
          <table:table-cell table:style-name="ce195"/>
          <table:table-cell table:number-columns-repeated="1008"/>
        </table:table-row>
        <table:table-row table:style-name="ro11" table:visibility="collapse">
          <table:table-cell table:style-name="ce32" table:formula="of:=[.A97]+7" office:value-type="date" office:date-value="2015-11-06" calcext:value-type="date">
            <text:p>6 nov. 2015</text:p>
          </table:table-cell>
          <table:table-cell table:style-name="ce44" table:formula="of:=MIN([.B$95:.B97])-1" office:value-type="float" office:value="45" calcext:value-type="float">
            <text:p>45</text:p>
          </table:table-cell>
          <table:table-cell table:style-name="ce52"/>
          <table:table-cell table:style-name="ce59" table:formula="of:=MIN([.D$94:.D97])-1" office:value-type="float" office:value="44" calcext:value-type="float">
            <text:p>44</text:p>
          </table:table-cell>
          <table:table-cell table:style-name="ce61"/>
          <table:table-cell table:style-name="ce72" table:formula="of:=[.F99]+1" office:value-type="float" office:value="18" calcext:value-type="float">
            <text:p>18</text:p>
          </table:table-cell>
          <table:table-cell table:style-name="ce53"/>
          <table:table-cell table:style-name="ce116" table:formula="of:=MIN([.H$94:.H97])-1" office:value-type="float" office:value="19" calcext:value-type="float">
            <text:p>19</text:p>
          </table:table-cell>
          <table:table-cell table:style-name="ce116" table:formula="of:=MIN([.I$94:.I97])-1" office:value-type="float" office:value="11" calcext:value-type="float">
            <text:p>11</text:p>
          </table:table-cell>
          <table:table-cell table:style-name="ce131" office:value-type="float" office:value="9" calcext:value-type="float">
            <text:p>9</text:p>
          </table:table-cell>
          <table:table-cell table:style-name="ce160"/>
          <table:table-cell table:style-name="ce184" office:value-type="float" office:value="2" calcext:value-type="float">
            <text:p>2</text:p>
          </table:table-cell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98]+7" office:value-type="date" office:date-value="2015-11-13" calcext:value-type="date">
            <text:p>13 nov. 2015</text:p>
          </table:table-cell>
          <table:table-cell table:style-name="ce44" table:formula="of:=MIN([.B$95:.B98])-1" office:value-type="float" office:value="44" calcext:value-type="float">
            <text:p>44</text:p>
          </table:table-cell>
          <table:table-cell table:style-name="ce55" office:value-type="float" office:value="20" calcext:value-type="float">
            <text:p>20</text:p>
          </table:table-cell>
          <table:table-cell table:style-name="ce59" table:formula="of:=MIN([.D$94:.D98])-1" office:value-type="float" office:value="43" calcext:value-type="float">
            <text:p>4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[.F100]+1" office:value-type="float" office:value="17" calcext:value-type="float">
            <text:p>17</text:p>
          </table:table-cell>
          <table:table-cell table:style-name="ce104" table:formula="of:=[.G101]+1" office:value-type="float" office:value="9" calcext:value-type="float">
            <text:p>9</text:p>
          </table:table-cell>
          <table:table-cell table:style-name="ce53"/>
          <table:table-cell table:style-name="ce119"/>
          <table:table-cell table:style-name="ce130"/>
          <table:table-cell table:style-name="ce160"/>
          <table:table-cell table:style-name="ce184"/>
          <table:table-cell table:style-name="ce119" table:number-columns-repeated="2"/>
          <table:table-cell table:style-name="ce193" office:value-type="float" office:value="2" calcext:value-type="float">
            <text:p>2</text:p>
          </table:table-cell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99]+7" office:value-type="date" office:date-value="2015-11-20" calcext:value-type="date">
            <text:p>20 nov. 2015</text:p>
          </table:table-cell>
          <table:table-cell table:style-name="ce44" table:formula="of:=MIN([.B$95:.B99])-1" office:value-type="float" office:value="43" calcext:value-type="float">
            <text:p>43</text:p>
          </table:table-cell>
          <table:table-cell table:style-name="ce52"/>
          <table:table-cell table:style-name="ce59" table:formula="of:=MIN([.D$94:.D99])-1" office:value-type="float" office:value="42" calcext:value-type="float">
            <text:p>42</text:p>
          </table:table-cell>
          <table:table-cell table:style-name="ce61"/>
          <table:table-cell table:style-name="ce72" table:formula="of:=[.F101]+1" office:value-type="float" office:value="16" calcext:value-type="float">
            <text:p>16</text:p>
          </table:table-cell>
          <table:table-cell table:style-name="ce53"/>
          <table:table-cell table:style-name="ce116" table:formula="of:=MIN([.H$94:.H99])-1" office:value-type="float" office:value="18" calcext:value-type="float">
            <text:p>18</text:p>
          </table:table-cell>
          <table:table-cell table:style-name="ce119"/>
          <table:table-cell table:style-name="ce130" office:value-type="float" office:value="8" calcext:value-type="float">
            <text:p>8</text:p>
          </table:table-cell>
          <table:table-cell table:style-name="ce161" office:value-type="float" office:value="4" calcext:value-type="float">
            <text:p>4</text:p>
          </table:table-cell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00]+7" office:value-type="date" office:date-value="2015-11-27" calcext:value-type="date">
            <text:p>27 nov. 2015</text:p>
          </table:table-cell>
          <table:table-cell table:style-name="ce44" table:formula="of:=MIN([.B$95:.B100])-1" office:value-type="float" office:value="42" calcext:value-type="float">
            <text:p>42</text:p>
          </table:table-cell>
          <table:table-cell table:style-name="ce55" office:value-type="float" office:value="19" calcext:value-type="float">
            <text:p>19</text:p>
          </table:table-cell>
          <table:table-cell table:style-name="ce59" table:formula="of:=MIN([.D$94:.D100])-1" office:value-type="float" office:value="41" calcext:value-type="float">
            <text:p>41</text:p>
          </table:table-cell>
          <table:table-cell table:style-name="ce61"/>
          <table:table-cell table:style-name="ce72" table:formula="of:=[.F102]+1" office:value-type="float" office:value="15" calcext:value-type="float">
            <text:p>15</text:p>
          </table:table-cell>
          <table:table-cell table:style-name="ce105" table:formula="of:=[.G103]+1" office:value-type="float" office:value="8" calcext:value-type="float">
            <text:p>8</text:p>
          </table:table-cell>
          <table:table-cell table:style-name="ce53"/>
          <table:table-cell table:style-name="ce119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0" table:formula="of:=[.A101]+7" office:value-type="date" office:date-value="2015-12-04" calcext:value-type="date">
            <text:p>4 déc. 2015</text:p>
          </table:table-cell>
          <table:table-cell table:style-name="ce44" table:formula="of:=MIN([.B$95:.B101])-1" office:value-type="float" office:value="41" calcext:value-type="float">
            <text:p>41</text:p>
          </table:table-cell>
          <table:table-cell table:style-name="ce52"/>
          <table:table-cell table:style-name="ce59" table:formula="of:=MIN([.D$94:.D101])-1" office:value-type="float" office:value="40" calcext:value-type="float">
            <text:p>40</text:p>
          </table:table-cell>
          <table:table-cell table:style-name="ce61"/>
          <table:table-cell table:style-name="ce72" table:formula="of:=[.F103]+1" office:value-type="float" office:value="14" calcext:value-type="float">
            <text:p>14</text:p>
          </table:table-cell>
          <table:table-cell table:style-name="ce53"/>
          <table:table-cell table:style-name="ce116" table:formula="of:=MIN([.H$94:.H101])-1" office:value-type="float" office:value="17" calcext:value-type="float">
            <text:p>17</text:p>
          </table:table-cell>
          <table:table-cell table:style-name="ce116" table:formula="of:=MIN([.I$94:.I101])-1" office:value-type="float" office:value="10" calcext:value-type="float">
            <text:p>10</text:p>
          </table:table-cell>
          <table:table-cell table:style-name="ce131" office:value-type="float" office:value="7" calcext:value-type="float">
            <text:p>7</text:p>
          </table:table-cell>
          <table:table-cell table:style-name="ce160"/>
          <table:table-cell table:style-name="ce184" office:value-type="float" office:value="1" calcext:value-type="float">
            <text:p>1</text:p>
          </table:table-cell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02]+7" office:value-type="date" office:date-value="2015-12-11" calcext:value-type="date">
            <text:p>11 déc. 2015</text:p>
          </table:table-cell>
          <table:table-cell table:style-name="ce44" table:formula="of:=MIN([.B$95:.B102])-1" office:value-type="float" office:value="40" calcext:value-type="float">
            <text:p>40</text:p>
          </table:table-cell>
          <table:table-cell table:style-name="ce55" office:value-type="float" office:value="18" calcext:value-type="float">
            <text:p>18</text:p>
          </table:table-cell>
          <table:table-cell table:style-name="ce59" table:formula="of:=MIN([.D$94:.D102])-1" office:value-type="float" office:value="39" calcext:value-type="float">
            <text:p>39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[.F104]+1" office:value-type="float" office:value="13" calcext:value-type="float">
            <text:p>13</text:p>
          </table:table-cell>
          <table:table-cell table:style-name="ce106" table:formula="of:=[.G107]+1" office:value-type="float" office:value="7" calcext:value-type="float">
            <text:p>7</text:p>
          </table:table-cell>
          <table:table-cell table:style-name="ce53"/>
          <table:table-cell table:style-name="ce119"/>
          <table:table-cell table:style-name="ce130"/>
          <table:table-cell table:style-name="ce160"/>
          <table:table-cell table:style-name="ce184"/>
          <table:table-cell table:style-name="ce190"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table:style-name="ce119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03]+7" office:value-type="date" office:date-value="2015-12-18" calcext:value-type="date">
            <text:p>18 déc. 2015</text:p>
          </table:table-cell>
          <table:table-cell table:style-name="ce44" table:formula="of:=MIN([.B$95:.B103])-1" office:value-type="float" office:value="39" calcext:value-type="float">
            <text:p>39</text:p>
          </table:table-cell>
          <table:table-cell table:style-name="ce52"/>
          <table:table-cell table:style-name="ce58" office:value-type="string" calcext:value-type="string">
            <text:p>38+37</text:p>
          </table:table-cell>
          <table:table-cell table:style-name="ce61"/>
          <table:table-cell table:style-name="ce72" table:formula="of:=[.F107]+1" office:value-type="float" office:value="12" calcext:value-type="float">
            <text:p>12</text:p>
          </table:table-cell>
          <table:table-cell table:style-name="ce53"/>
          <table:table-cell table:style-name="ce116" table:formula="of:=MIN([.H$94:.H103])-1" office:value-type="float" office:value="16" calcext:value-type="float">
            <text:p>16</text:p>
          </table:table-cell>
          <table:table-cell table:style-name="ce116" table:formula="of:=MIN([.I$94:.I103])-1" office:value-type="float" office:value="9" calcext:value-type="float">
            <text:p>9</text:p>
          </table:table-cell>
          <table:table-cell table:style-name="ce130" office:value-type="float" office:value="6" calcext:value-type="float">
            <text:p>6</text:p>
          </table:table-cell>
          <table:table-cell table:style-name="ce162" office:value-type="float" office:value="3" calcext:value-type="float">
            <text:p>3</text:p>
          </table:table-cell>
          <table:table-cell table:style-name="ce184"/>
          <table:table-cell table:style-name="ce119" table:number-columns-repeated="2"/>
          <table:table-cell table:style-name="ce193" office:value-type="float" office:value="1" calcext:value-type="float">
            <text:p>1</text:p>
          </table:table-cell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04]+7" office:value-type="date" office:date-value="2015-12-25" calcext:value-type="date">
            <text:p>25 déc. 2015</text:p>
          </table:table-cell>
          <table:table-cell table:style-name="ce44"/>
          <table:table-cell table:style-name="ce52"/>
          <table:table-cell table:style-name="ce61" table:number-columns-repeated="2"/>
          <table:table-cell table:style-name="ce72"/>
          <table:table-cell table:style-name="ce107"/>
          <table:table-cell table:style-name="ce53"/>
          <table:table-cell table:style-name="ce119"/>
          <table:table-cell table:style-name="ce130"/>
          <table:table-cell table:style-name="Default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11" table:visibility="collapse">
          <table:table-cell table:style-name="ce32" table:formula="of:=[.A105]+7" office:value-type="date" office:date-value="2016-01-01" calcext:value-type="date">
            <text:p>1 janv. 2016</text:p>
          </table:table-cell>
          <table:table-cell table:style-name="ce44"/>
          <table:table-cell table:style-name="ce52"/>
          <table:table-cell table:style-name="ce61" table:number-columns-repeated="2"/>
          <table:table-cell table:style-name="ce72"/>
          <table:table-cell table:style-name="ce53" table:number-columns-repeated="2"/>
          <table:table-cell table:style-name="ce119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10" table:visibility="collapse">
          <table:table-cell table:style-name="ce32" table:formula="of:=[.A106]+7" office:value-type="date" office:date-value="2016-01-08" calcext:value-type="date">
            <text:p>8 janv. 2016</text:p>
          </table:table-cell>
          <table:table-cell table:style-name="ce44" table:formula="of:=MIN([.B$95:.B106])-1" office:value-type="float" office:value="38" calcext:value-type="float">
            <text:p>38</text:p>
          </table:table-cell>
          <table:table-cell table:style-name="ce55" office:value-type="float" office:value="17" calcext:value-type="float">
            <text:p>17</text:p>
          </table:table-cell>
          <table:table-cell table:style-name="ce58" office:value-type="string" calcext:value-type="string">
            <text:p>36+35</text:p>
          </table:table-cell>
          <table:table-cell table:style-name="ce64" office:value-type="float" office:value="3" calcext:value-type="float">
            <text:p>3</text:p>
          </table:table-cell>
          <table:table-cell table:style-name="ce72" table:formula="of:=[.F108]+1" office:value-type="float" office:value="11" calcext:value-type="float">
            <text:p>11</text:p>
          </table:table-cell>
          <table:table-cell table:style-name="ce108" table:formula="of:=[.G109]+1" office:value-type="float" office:value="6" calcext:value-type="float">
            <text:p>6</text:p>
          </table:table-cell>
          <table:table-cell table:style-name="ce53"/>
          <table:table-cell table:style-name="ce119"/>
          <table:table-cell table:style-name="ce131" office:value-type="float" office:value="5" calcext:value-type="float">
            <text:p>5</text:p>
          </table:table-cell>
          <table:table-cell table:style-name="ce160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07]+7" office:value-type="date" office:date-value="2016-01-15" calcext:value-type="date">
            <text:p>15 janv. 2016</text:p>
          </table:table-cell>
          <table:table-cell table:style-name="ce44" table:formula="of:=MIN([.B$95:.B107])-1" office:value-type="float" office:value="37" calcext:value-type="float">
            <text:p>37</text:p>
          </table:table-cell>
          <table:table-cell table:style-name="ce52"/>
          <table:table-cell table:style-name="ce59" office:value-type="float" office:value="34" calcext:value-type="float">
            <text:p>34</text:p>
          </table:table-cell>
          <table:table-cell table:style-name="ce61"/>
          <table:table-cell table:style-name="ce72" table:formula="of:=[.F109]+1" office:value-type="float" office:value="10" calcext:value-type="float">
            <text:p>10</text:p>
          </table:table-cell>
          <table:table-cell table:style-name="ce53"/>
          <table:table-cell table:style-name="ce116" table:formula="of:=MIN([.H$94:.H107])-1" office:value-type="float" office:value="15" calcext:value-type="float">
            <text:p>15</text:p>
          </table:table-cell>
          <table:table-cell table:style-name="ce119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08]+7" office:value-type="date" office:date-value="2016-01-22" calcext:value-type="date">
            <text:p>22 janv. 2016</text:p>
          </table:table-cell>
          <table:table-cell table:style-name="ce44" table:formula="of:=MIN([.B$95:.B108])-1" office:value-type="float" office:value="36" calcext:value-type="float">
            <text:p>36</text:p>
          </table:table-cell>
          <table:table-cell table:style-name="ce55" office:value-type="float" office:value="16" calcext:value-type="float">
            <text:p>16</text:p>
          </table:table-cell>
          <table:table-cell table:style-name="ce59" table:formula="of:=MIN([.D$94:.D108])-1" office:value-type="float" office:value="33" calcext:value-type="float">
            <text:p>33</text:p>
          </table:table-cell>
          <table:table-cell table:style-name="ce61"/>
          <table:table-cell table:style-name="ce85" table:formula="of:=[.F110]+1" office:value-type="float" office:value="9" calcext:value-type="float">
            <text:p>9</text:p>
          </table:table-cell>
          <table:table-cell table:style-name="ce109" table:formula="of:=[.G111]+1" office:value-type="float" office:value="5" calcext:value-type="float">
            <text:p>5</text:p>
          </table:table-cell>
          <table:table-cell table:style-name="ce53"/>
          <table:table-cell table:style-name="ce119"/>
          <table:table-cell table:style-name="ce130" office:value-type="float" office:value="4" calcext:value-type="float">
            <text:p>4</text:p>
          </table:table-cell>
          <table:table-cell table:style-name="ce161" office:value-type="float" office:value="2" calcext:value-type="float">
            <text:p>2</text:p>
          </table:table-cell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09]+7" office:value-type="date" office:date-value="2016-01-29" calcext:value-type="date">
            <text:p>29 janv. 2016</text:p>
          </table:table-cell>
          <table:table-cell table:style-name="ce44" table:formula="of:=MIN([.B$95:.B109])-1" office:value-type="float" office:value="35" calcext:value-type="float">
            <text:p>35</text:p>
          </table:table-cell>
          <table:table-cell table:style-name="ce52"/>
          <table:table-cell table:style-name="ce59" table:formula="of:=MIN([.D$94:.D109])-1" office:value-type="float" office:value="32" calcext:value-type="float">
            <text:p>32</text:p>
          </table:table-cell>
          <table:table-cell table:style-name="ce61"/>
          <table:table-cell table:style-name="ce86" table:formula="of:=[.F111]+1" office:value-type="float" office:value="8" calcext:value-type="float">
            <text:p>8</text:p>
          </table:table-cell>
          <table:table-cell table:style-name="ce53"/>
          <table:table-cell table:style-name="ce116" table:formula="of:=MIN([.H$94:.H109])-1" office:value-type="float" office:value="14" calcext:value-type="float">
            <text:p>14</text:p>
          </table:table-cell>
          <table:table-cell table:style-name="ce116" table:formula="of:=MIN([.I$94:.I109])-1" office:value-type="float" office:value="8" calcext:value-type="float">
            <text:p>8</text:p>
          </table:table-cell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0" table:formula="of:=[.A110]+7" office:value-type="date" office:date-value="2016-02-05" calcext:value-type="date">
            <text:p>5 févr. 2016</text:p>
          </table:table-cell>
          <table:table-cell table:style-name="ce44" table:formula="of:=MIN([.B$95:.B110])-1" office:value-type="float" office:value="34" calcext:value-type="float">
            <text:p>34</text:p>
          </table:table-cell>
          <table:table-cell table:style-name="ce55" office:value-type="float" office:value="15" calcext:value-type="float">
            <text:p>15</text:p>
          </table:table-cell>
          <table:table-cell table:style-name="ce59" table:formula="of:=MIN([.D$94:.D110])-1" office:value-type="float" office:value="31" calcext:value-type="float">
            <text:p>31</text:p>
          </table:table-cell>
          <table:table-cell table:style-name="ce64" office:value-type="float" office:value="2" calcext:value-type="float">
            <text:p>2</text:p>
          </table:table-cell>
          <table:table-cell table:style-name="ce87" table:formula="of:=[.F112]+1" office:value-type="float" office:value="7" calcext:value-type="float">
            <text:p>7</text:p>
          </table:table-cell>
          <table:table-cell table:style-name="ce110" table:formula="of:=[.G113]+1" office:value-type="float" office:value="4" calcext:value-type="float">
            <text:p>4</text:p>
          </table:table-cell>
          <table:table-cell table:style-name="ce53"/>
          <table:table-cell table:style-name="ce119"/>
          <table:table-cell table:style-name="ce131" office:value-type="float" office:value="3" calcext:value-type="float">
            <text:p>3</text:p>
          </table:table-cell>
          <table:table-cell table:style-name="ce160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11]+7" office:value-type="date" office:date-value="2016-02-12" calcext:value-type="date">
            <text:p>12 févr. 2016</text:p>
          </table:table-cell>
          <table:table-cell table:style-name="ce44" table:formula="of:=MIN([.B$95:.B111])-1" office:value-type="float" office:value="33" calcext:value-type="float">
            <text:p>33</text:p>
          </table:table-cell>
          <table:table-cell table:style-name="ce52"/>
          <table:table-cell table:style-name="ce59" table:formula="of:=MIN([.D$94:.D111])-1" office:value-type="float" office:value="30" calcext:value-type="float">
            <text:p>30</text:p>
          </table:table-cell>
          <table:table-cell table:style-name="ce61"/>
          <table:table-cell table:style-name="ce88" table:formula="of:=[.F113]+1" office:value-type="float" office:value="6" calcext:value-type="float">
            <text:p>6</text:p>
          </table:table-cell>
          <table:table-cell table:style-name="ce53"/>
          <table:table-cell table:style-name="ce116" table:formula="of:=MIN([.H$94:.H111])-1" office:value-type="float" office:value="13" calcext:value-type="float">
            <text:p>13</text:p>
          </table:table-cell>
          <table:table-cell table:style-name="ce119"/>
          <table:table-cell table:style-name="ce130"/>
          <table:table-cell table:style-name="ce160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12]+7" office:value-type="date" office:date-value="2016-02-19" calcext:value-type="date">
            <text:p>19 févr. 2016</text:p>
          </table:table-cell>
          <table:table-cell table:style-name="ce44" table:formula="of:=MIN([.B$95:.B112])-1" office:value-type="float" office:value="32" calcext:value-type="float">
            <text:p>32</text:p>
          </table:table-cell>
          <table:table-cell table:style-name="ce55" office:value-type="float" office:value="14" calcext:value-type="float">
            <text:p>14</text:p>
          </table:table-cell>
          <table:table-cell table:style-name="ce59" table:formula="of:=MIN([.D$94:.D112])-1" office:value-type="float" office:value="29" calcext:value-type="float">
            <text:p>29</text:p>
          </table:table-cell>
          <table:table-cell table:style-name="ce61"/>
          <table:table-cell table:style-name="ce89" table:formula="of:=[.F115]+1" office:value-type="float" office:value="5" calcext:value-type="float">
            <text:p>5</text:p>
          </table:table-cell>
          <table:table-cell table:style-name="ce111" table:formula="of:=[.G115]+1" office:value-type="float" office:value="3" calcext:value-type="float">
            <text:p>3</text:p>
          </table:table-cell>
          <table:table-cell table:style-name="ce53"/>
          <table:table-cell table:style-name="ce119"/>
          <table:table-cell table:style-name="ce130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84"/>
          <table:table-cell table:style-name="ce190" office:value-type="float" office:value="1" calcext:value-type="float">
            <text:p>1</text:p>
          </table:table-cell>
          <table:table-cell table:style-name="ce119" table:number-columns-repeated="2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0" table:formula="of:=[.A113]+7" office:value-type="date" office:date-value="2016-02-26" calcext:value-type="date">
            <text:p>26 févr. 2016</text:p>
          </table:table-cell>
          <table:table-cell table:style-name="ce44" table:formula="of:=MIN([.B$95:.B113])-1" office:value-type="float" office:value="31" calcext:value-type="float">
            <text:p>31</text:p>
          </table:table-cell>
          <table:table-cell table:style-name="ce52"/>
          <table:table-cell table:style-name="ce59" table:formula="of:=MIN([.D$94:.D113])-1" office:value-type="float" office:value="28" calcext:value-type="float">
            <text:p>28</text:p>
          </table:table-cell>
          <table:table-cell table:style-name="ce61"/>
          <table:table-cell table:style-name="ce90"/>
          <table:table-cell table:style-name="ce53"/>
          <table:table-cell table:style-name="ce116" table:formula="of:=MIN([.H$94:.H113])-1" office:value-type="float" office:value="12" calcext:value-type="float">
            <text:p>12</text:p>
          </table:table-cell>
          <table:table-cell table:style-name="ce116" table:formula="of:=MIN([.I$94:.I113])-1" office:value-type="float" office:value="7" calcext:value-type="float">
            <text:p>7</text:p>
          </table:table-cell>
          <table:table-cell table:style-name="ce130"/>
          <table:table-cell table:style-name="ce163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 table:visibility="collapse">
          <table:table-cell table:style-name="ce32" table:formula="of:=[.A114]+7" office:value-type="date" office:date-value="2016-03-04" calcext:value-type="date">
            <text:p>4 mars 2016</text:p>
          </table:table-cell>
          <table:table-cell table:style-name="ce44" table:formula="of:=MIN([.B$95:.B114])-1" office:value-type="float" office:value="30" calcext:value-type="float">
            <text:p>30</text:p>
          </table:table-cell>
          <table:table-cell table:style-name="ce55" office:value-type="float" office:value="13" calcext:value-type="float">
            <text:p>13</text:p>
          </table:table-cell>
          <table:table-cell table:style-name="ce59" table:formula="of:=MIN([.D$94:.D114])-1" office:value-type="float" office:value="27" calcext:value-type="float">
            <text:p>27</text:p>
          </table:table-cell>
          <table:table-cell table:style-name="ce64" office:value-type="float" office:value="1" calcext:value-type="float">
            <text:p>1</text:p>
          </table:table-cell>
          <table:table-cell table:style-name="ce92" table:formula="of:=[.F116]+1" office:value-type="float" office:value="4" calcext:value-type="float">
            <text:p>4</text:p>
          </table:table-cell>
          <table:table-cell table:style-name="ce112" table:formula="of:=[.G117]+1" office:value-type="float" office:value="2" calcext:value-type="float">
            <text:p>2</text:p>
          </table:table-cell>
          <table:table-cell table:style-name="ce53"/>
          <table:table-cell table:style-name="ce119"/>
          <table:table-cell table:style-name="ce131" office:value-type="float" office:value="1" calcext:value-type="float">
            <text:p>1</text:p>
          </table:table-cell>
          <table:table-cell table:style-name="ce164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15]+7" office:value-type="date" office:date-value="2016-03-11" calcext:value-type="date">
            <text:p>11 mars 2016</text:p>
          </table:table-cell>
          <table:table-cell table:style-name="ce44" table:formula="of:=MIN([.B$95:.B115])-1" office:value-type="float" office:value="29" calcext:value-type="float">
            <text:p>29</text:p>
          </table:table-cell>
          <table:table-cell table:style-name="ce52"/>
          <table:table-cell table:style-name="ce59" table:formula="of:=MIN([.D$94:.D115])-1" office:value-type="float" office:value="26" calcext:value-type="float">
            <text:p>26</text:p>
          </table:table-cell>
          <table:table-cell table:style-name="ce61"/>
          <table:table-cell table:style-name="ce92" table:formula="of:=[.F117]+1" office:value-type="float" office:value="3" calcext:value-type="float">
            <text:p>3</text:p>
          </table:table-cell>
          <table:table-cell table:style-name="ce53"/>
          <table:table-cell table:style-name="ce116" table:formula="of:=MIN([.H$94:.H115])-1" office:value-type="float" office:value="11" calcext:value-type="float">
            <text:p>11</text:p>
          </table:table-cell>
          <table:table-cell table:style-name="ce119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16]+7" office:value-type="date" office:date-value="2016-03-18" calcext:value-type="date">
            <text:p>18 mars 2016</text:p>
          </table:table-cell>
          <table:table-cell table:style-name="ce44" table:formula="of:=MIN([.B$95:.B116])-1" office:value-type="float" office:value="28" calcext:value-type="float">
            <text:p>28</text:p>
          </table:table-cell>
          <table:table-cell table:style-name="ce55" office:value-type="float" office:value="12" calcext:value-type="float">
            <text:p>12</text:p>
          </table:table-cell>
          <table:table-cell table:style-name="ce59" table:formula="of:=MIN([.D$94:.D116])-1" office:value-type="float" office:value="25" calcext:value-type="float">
            <text:p>25</text:p>
          </table:table-cell>
          <table:table-cell table:style-name="ce61"/>
          <table:table-cell table:style-name="ce92" table:formula="of:=[.F118]+1" office:value-type="float" office:value="2" calcext:value-type="float">
            <text:p>2</text:p>
          </table:table-cell>
          <table:table-cell table:style-name="ce113" table:formula="of:=[.G121]+1" office:value-type="float" office:value="1" calcext:value-type="float">
            <text:p>1</text:p>
          </table:table-cell>
          <table:table-cell table:style-name="ce53"/>
          <table:table-cell table:style-name="ce119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 table:visibility="collapse">
          <table:table-cell table:style-name="ce32" table:formula="of:=[.A117]+7" office:value-type="date" office:date-value="2016-03-25" calcext:value-type="date">
            <text:p>25 mars 2016</text:p>
          </table:table-cell>
          <table:table-cell table:style-name="ce44" table:formula="of:=MIN([.B$95:.B117])-1" office:value-type="float" office:value="27" calcext:value-type="float">
            <text:p>27</text:p>
          </table:table-cell>
          <table:table-cell table:style-name="ce52"/>
          <table:table-cell table:style-name="ce59" table:formula="of:=MIN([.D$94:.D117])-1" office:value-type="float" office:value="24" calcext:value-type="float">
            <text:p>24</text:p>
          </table:table-cell>
          <table:table-cell table:style-name="ce61"/>
          <table:table-cell table:style-name="ce72" office:value-type="float" office:value="1" calcext:value-type="float">
            <text:p>1</text:p>
          </table:table-cell>
          <table:table-cell table:style-name="ce53"/>
          <table:table-cell table:style-name="ce116" table:formula="of:=MIN([.H$94:.H117])-1" office:value-type="float" office:value="10" calcext:value-type="float">
            <text:p>10</text:p>
          </table:table-cell>
          <table:table-cell table:style-name="ce116" table:formula="of:=MIN([.I$94:.I117])-1" office:value-type="float" office:value="6" calcext:value-type="float">
            <text:p>6</text:p>
          </table:table-cell>
          <table:table-cell table:style-name="ce130"/>
          <table:table-cell table:style-name="ce165"/>
          <table:table-cell table:style-name="ce184" office:value-type="float" office:value="9" calcext:value-type="float">
            <text:p>9</text:p>
          </table:table-cell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0" table:formula="of:=[.A118]+7" office:value-type="date" office:date-value="2016-04-01" calcext:value-type="date">
            <text:p>1 avr. 2016</text:p>
          </table:table-cell>
          <table:table-cell table:style-name="ce44" table:formula="of:=MIN([.B$95:.B118])-1" office:value-type="float" office:value="26" calcext:value-type="float">
            <text:p>26</text:p>
          </table:table-cell>
          <table:table-cell table:style-name="ce55" office:value-type="float" office:value="11" calcext:value-type="float">
            <text:p>11</text:p>
          </table:table-cell>
          <table:table-cell table:style-name="ce59" table:formula="of:=MIN([.D$94:.D118])-1" office:value-type="float" office:value="23" calcext:value-type="float">
            <text:p>23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0" office:value-type="float" office:value="24" calcext:value-type="float">
            <text:p>24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19]+7" office:value-type="date" office:date-value="2016-04-08" calcext:value-type="date">
            <text:p>8 avr. 2016</text:p>
          </table:table-cell>
          <table:table-cell table:style-name="ce44" table:formula="of:=MIN([.B$95:.B119])-1" office:value-type="float" office:value="25" calcext:value-type="float">
            <text:p>25</text:p>
          </table:table-cell>
          <table:table-cell table:style-name="ce52"/>
          <table:table-cell table:style-name="ce59" table:formula="of:=MIN([.D$94:.D119])-1" office:value-type="float" office:value="22" calcext:value-type="float">
            <text:p>22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19])-1" office:value-type="float" office:value="9" calcext:value-type="float">
            <text:p>9</text:p>
          </table:table-cell>
          <table:table-cell table:style-name="ce119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20]+7" office:value-type="date" office:date-value="2016-04-15" calcext:value-type="date">
            <text:p>15 avr. 2016</text:p>
          </table:table-cell>
          <table:table-cell table:style-name="ce44" table:formula="of:=MIN([.B$95:.B120])-1" office:value-type="float" office:value="24" calcext:value-type="float">
            <text:p>24</text:p>
          </table:table-cell>
          <table:table-cell table:style-name="ce55" office:value-type="float" office:value="10" calcext:value-type="float">
            <text:p>10</text:p>
          </table:table-cell>
          <table:table-cell table:style-name="ce59" table:formula="of:=MIN([.D$94:.D120])-1" office:value-type="float" office:value="21" calcext:value-type="float">
            <text:p>21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0"/>
          <table:table-cell table:style-name="ce165"/>
          <table:table-cell table:style-name="ce184"/>
          <table:table-cell table:style-name="ce119" office:value-type="float" office:value="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style-name="ce119"/>
          <table:table-cell table:style-name="ce195" office:value-type="string" calcext:value-type="string">
            <text:p>livraison champignons annulée</text:p>
          </table:table-cell>
          <table:table-cell table:number-columns-repeated="1008"/>
        </table:table-row>
        <table:table-row table:style-name="ro10">
          <table:table-cell table:style-name="ce30" table:formula="of:=[.A121]+7" office:value-type="date" office:date-value="2016-04-22" calcext:value-type="date">
            <text:p>22 avr. 2016</text:p>
          </table:table-cell>
          <table:table-cell table:style-name="ce44" table:formula="of:=MIN([.B$95:.B121])-1" office:value-type="float" office:value="23" calcext:value-type="float">
            <text:p>23</text:p>
          </table:table-cell>
          <table:table-cell table:style-name="ce52"/>
          <table:table-cell table:style-name="ce59" table:formula="of:=MIN([.D$94:.D121])-1" office:value-type="float" office:value="20" calcext:value-type="float">
            <text:p>20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21])-1" office:value-type="float" office:value="8" calcext:value-type="float">
            <text:p>8</text:p>
          </table:table-cell>
          <table:table-cell table:style-name="ce116" table:formula="of:=MIN([.I$94:.I121])-1" office:value-type="float" office:value="5" calcext:value-type="float">
            <text:p>5</text:p>
          </table:table-cell>
          <table:table-cell table:style-name="ce130"/>
          <table:table-cell table:style-name="ce165"/>
          <table:table-cell table:style-name="ce184" office:value-type="float" office:value="8" calcext:value-type="float">
            <text:p>8</text:p>
          </table:table-cell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22]+7" office:value-type="date" office:date-value="2016-04-29" calcext:value-type="date">
            <text:p>29 avr. 2016</text:p>
          </table:table-cell>
          <table:table-cell table:style-name="ce44" table:formula="of:=MIN([.B$95:.B122])-1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style-name="ce59" table:formula="of:=MIN([.D$94:.D122])-1" office:value-type="float" office:value="19" calcext:value-type="float">
            <text:p>19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0" office:value-type="float" office:value="23" calcext:value-type="float">
            <text:p>23</text:p>
          </table:table-cell>
          <table:table-cell table:style-name="ce165" office:value-type="float" office:value="12" calcext:value-type="float">
            <text:p>12</text:p>
          </table:table-cell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2" table:formula="of:=[.A123]+7" office:value-type="date" office:date-value="2016-05-06" calcext:value-type="date">
            <text:p>6 mai 2016</text:p>
          </table:table-cell>
          <table:table-cell table:style-name="ce44"/>
          <table:table-cell table:style-name="ce52"/>
          <table:table-cell table:style-name="ce59" table:formula="of:=MIN([.D$94:.D123])-1" office:value-type="float" office:value="18" calcext:value-type="float">
            <text:p>18</text:p>
          </table:table-cell>
          <table:table-cell table:style-name="ce61"/>
          <table:table-cell table:style-name="ce72"/>
          <table:table-cell table:style-name="ce53"/>
          <table:table-cell table:style-name="ce117"/>
          <table:table-cell table:style-name="ce119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196" office:value-type="string" calcext:value-type="string">
            <text:p>date à décaler : salle fermée</text:p>
          </table:table-cell>
          <table:table-cell table:number-columns-repeated="1008"/>
        </table:table-row>
        <table:table-row table:style-name="ro10">
          <table:table-cell table:style-name="ce32" table:formula="of:=[.A124]+7" office:value-type="date" office:date-value="2016-05-13" calcext:value-type="date">
            <text:p>13 mai 2016</text:p>
          </table:table-cell>
          <table:table-cell table:style-name="ce44" table:formula="of:=MIN([.B$95:.B124])-1" office:value-type="float" office:value="21" calcext:value-type="float">
            <text:p>21</text:p>
          </table:table-cell>
          <table:table-cell table:style-name="ce55" office:value-type="float" office:value="8" calcext:value-type="float">
            <text:p>8</text:p>
          </table:table-cell>
          <table:table-cell table:style-name="ce59" table:formula="of:=MIN([.D$94:.D124])-1" office:value-type="float" office:value="17" calcext:value-type="float">
            <text:p>17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22" calcext:value-type="float">
            <text:p>22</text:p>
          </table:table-cell>
          <table:table-cell table:style-name="ce165" office:value-type="float" office:value="11" calcext:value-type="float">
            <text:p>11</text:p>
          </table:table-cell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25]+7" office:value-type="date" office:date-value="2016-05-20" calcext:value-type="date">
            <text:p>20 mai 2016</text:p>
          </table:table-cell>
          <table:table-cell table:style-name="ce44"/>
          <table:table-cell table:style-name="ce52"/>
          <table:table-cell table:style-name="ce59" table:formula="of:=MIN([.D$94:.D125])-1" office:value-type="float" office:value="16" calcext:value-type="float">
            <text:p>16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25])-1" office:value-type="float" office:value="7" calcext:value-type="float">
            <text:p>7</text:p>
          </table:table-cell>
          <table:table-cell table:style-name="ce116" table:formula="of:=MIN([.I$94:.I125])-1" office:value-type="float" office:value="4" calcext:value-type="float">
            <text:p>4</text:p>
          </table:table-cell>
          <table:table-cell table:style-name="ce132"/>
          <table:table-cell table:style-name="ce165"/>
          <table:table-cell table:style-name="ce184" office:value-type="float" office:value="7" calcext:value-type="float">
            <text:p>7</text:p>
          </table:table-cell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26]+7" office:value-type="date" office:date-value="2016-05-27" calcext:value-type="date">
            <text:p>27 mai 2016</text:p>
          </table:table-cell>
          <table:table-cell table:style-name="ce44" table:formula="of:=MIN([.B$95:.B126])-1" office:value-type="float" office:value="20" calcext:value-type="float">
            <text:p>20</text:p>
          </table:table-cell>
          <table:table-cell table:style-name="ce55" office:value-type="float" office:value="7" calcext:value-type="float">
            <text:p>7</text:p>
          </table:table-cell>
          <table:table-cell table:style-name="ce59" table:formula="of:=MIN([.D$94:.D126])-1" office:value-type="float" office:value="15" calcext:value-type="float">
            <text:p>15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21" calcext:value-type="float">
            <text:p>21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0" table:formula="of:=[.A127]+7" office:value-type="date" office:date-value="2016-06-03" calcext:value-type="date">
            <text:p>3 juin 2016</text:p>
          </table:table-cell>
          <table:table-cell table:style-name="ce44" table:formula="of:=MIN([.B$95:.B127])-1" office:value-type="float" office:value="19" calcext:value-type="float">
            <text:p>19</text:p>
          </table:table-cell>
          <table:table-cell table:style-name="ce52"/>
          <table:table-cell table:style-name="ce59" table:formula="of:=MIN([.D$94:.D127])-1" office:value-type="float" office:value="14" calcext:value-type="float">
            <text:p>14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27])-1" office:value-type="float" office:value="6" calcext:value-type="float">
            <text:p>6</text:p>
          </table:table-cell>
          <table:table-cell table:style-name="ce119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28]+7" office:value-type="date" office:date-value="2016-06-10" calcext:value-type="date">
            <text:p>10 juin 2016</text:p>
          </table:table-cell>
          <table:table-cell table:style-name="ce44" table:formula="of:=MIN([.B$95:.B128])-1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style-name="ce59" table:formula="of:=MIN([.D$94:.D128])-1" office:value-type="float" office:value="13" calcext:value-type="float">
            <text:p>13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20" calcext:value-type="float">
            <text:p>20</text:p>
          </table:table-cell>
          <table:table-cell table:style-name="ce165" office:value-type="float" office:value="10" calcext:value-type="float">
            <text:p>10</text:p>
          </table:table-cell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29]+7" office:value-type="date" office:date-value="2016-06-17" calcext:value-type="date">
            <text:p>17 juin 2016</text:p>
          </table:table-cell>
          <table:table-cell table:style-name="ce44" table:formula="of:=MIN([.B$95:.B129])-1" office:value-type="float" office:value="17" calcext:value-type="float">
            <text:p>17</text:p>
          </table:table-cell>
          <table:table-cell table:style-name="ce52"/>
          <table:table-cell table:style-name="ce59" table:formula="of:=MIN([.D$94:.D129])-1" office:value-type="float" office:value="12" calcext:value-type="float">
            <text:p>12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29])-1" office:value-type="float" office:value="5" calcext:value-type="float">
            <text:p>5</text:p>
          </table:table-cell>
          <table:table-cell table:style-name="ce116" table:formula="of:=MIN([.I$94:.I129])-1" office:value-type="float" office:value="3" calcext:value-type="float">
            <text:p>3</text:p>
          </table:table-cell>
          <table:table-cell table:style-name="ce132"/>
          <table:table-cell table:style-name="ce165"/>
          <table:table-cell table:style-name="ce184" office:value-type="float" office:value="6" calcext:value-type="float">
            <text:p>6</text:p>
          </table:table-cell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30]+7" office:value-type="date" office:date-value="2016-06-24" calcext:value-type="date">
            <text:p>24 juin 2016</text:p>
          </table:table-cell>
          <table:table-cell table:style-name="ce44" table:formula="of:=MIN([.B$95:.B130])-1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style-name="ce59" table:formula="of:=MIN([.D$94:.D130])-1" office:value-type="float" office:value="11" calcext:value-type="float">
            <text:p>11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9" calcext:value-type="float">
            <text:p>19</text:p>
          </table:table-cell>
          <table:table-cell table:style-name="ce165"/>
          <table:table-cell table:style-name="ce184"/>
          <table:table-cell table:style-name="ce119" office:value-type="float" office:value="2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19"/>
          <table:table-cell table:style-name="ce195"/>
          <table:table-cell table:number-columns-repeated="1008"/>
        </table:table-row>
        <table:table-row table:style-name="ro10">
          <table:table-cell table:style-name="ce32" table:formula="of:=[.A131]+7" office:value-type="date" office:date-value="2016-07-01" calcext:value-type="date">
            <text:p>1 juil. 2016</text:p>
          </table:table-cell>
          <table:table-cell table:style-name="ce44" table:formula="of:=MIN([.B$95:.B131])-1" office:value-type="float" office:value="15" calcext:value-type="float">
            <text:p>15</text:p>
          </table:table-cell>
          <table:table-cell table:style-name="ce52"/>
          <table:table-cell table:style-name="ce59" table:formula="of:=MIN([.D$94:.D131])-1" office:value-type="float" office:value="10" calcext:value-type="float">
            <text:p>10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31])-1" office:value-type="float" office:value="4" calcext:value-type="float">
            <text:p>4</text:p>
          </table:table-cell>
          <table:table-cell table:style-name="ce116" table:formula="of:=MIN([.I$94:.I131])-1" office:value-type="float" office:value="2" calcext:value-type="float">
            <text:p>2</text:p>
          </table:table-cell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32]+7" office:value-type="date" office:date-value="2016-07-08" calcext:value-type="date">
            <text:p>8 juil. 2016</text:p>
          </table:table-cell>
          <table:table-cell table:style-name="ce44" table:formula="of:=MIN([.B$95:.B132])-1" office:value-type="float" office:value="14" calcext:value-type="float">
            <text:p>14</text:p>
          </table:table-cell>
          <table:table-cell table:style-name="ce56"/>
          <table:table-cell table:style-name="ce59" table:formula="of:=MIN([.D$94:.D132])-1" office:value-type="float" office:value="9" calcext:value-type="float">
            <text:p>9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8" calcext:value-type="float">
            <text:p>18</text:p>
          </table:table-cell>
          <table:table-cell table:style-name="ce165" office:value-type="float" office:value="9" calcext:value-type="float">
            <text:p>9</text:p>
          </table:table-cell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2" table:formula="of:=[.A133]+7" office:value-type="date" office:date-value="2016-07-15" calcext:value-type="date">
            <text:p>15 juil. 2016</text:p>
          </table:table-cell>
          <table:table-cell table:style-name="ce44" table:formula="of:=MIN([.B$95:.B133])-1" office:value-type="float" office:value="13" calcext:value-type="float">
            <text:p>13</text:p>
          </table:table-cell>
          <table:table-cell table:style-name="ce52"/>
          <table:table-cell table:style-name="ce59" table:formula="of:=MIN([.D$94:.D133])-1" office:value-type="float" office:value="8" calcext:value-type="float">
            <text:p>8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/>
          <table:table-cell table:style-name="ce165"/>
          <table:table-cell table:style-name="ce184" office:value-type="float" office:value="5" calcext:value-type="float">
            <text:p>5</text:p>
          </table:table-cell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2" table:formula="of:=[.A134]+7" office:value-type="date" office:date-value="2016-07-22" calcext:value-type="date">
            <text:p>22 juil. 2016</text:p>
          </table:table-cell>
          <table:table-cell table:style-name="ce44" table:formula="of:=MIN([.B$95:.B134])-1" office:value-type="float" office:value="12" calcext:value-type="float">
            <text:p>12</text:p>
          </table:table-cell>
          <table:table-cell table:style-name="ce56"/>
          <table:table-cell table:style-name="ce61" table:number-columns-repeated="2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7" calcext:value-type="float">
            <text:p>17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2" table:formula="of:=[.A135]+7" office:value-type="date" office:date-value="2016-07-29" calcext:value-type="date">
            <text:p>29 juil. 2016</text:p>
          </table:table-cell>
          <table:table-cell table:style-name="ce44" table:formula="of:=MIN([.B$95:.B135])-1" office:value-type="float" office:value="11" calcext:value-type="float">
            <text:p>11</text:p>
          </table:table-cell>
          <table:table-cell table:style-name="ce52"/>
          <table:table-cell table:style-name="ce61" table:number-columns-repeated="2"/>
          <table:table-cell table:style-name="ce72"/>
          <table:table-cell table:style-name="ce53" table:number-columns-repeated="2"/>
          <table:table-cell table:style-name="ce119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53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0" table:formula="of:=[.A136]+7" office:value-type="date" office:date-value="2016-08-05" calcext:value-type="date">
            <text:p>5 août 2016</text:p>
          </table:table-cell>
          <table:table-cell table:style-name="ce44" table:formula="of:=MIN([.B$95:.B136])-1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6" calcext:value-type="float">
            <text:p>16</text:p>
          </table:table-cell>
          <table:table-cell table:style-name="ce165" office:value-type="float" office:value="8" calcext:value-type="float">
            <text:p>8</text:p>
          </table:table-cell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0" table:formula="of:=[.A137]+7" office:value-type="date" office:date-value="2016-08-12" calcext:value-type="date">
            <text:p>12 août 2016</text:p>
          </table:table-cell>
          <table:table-cell table:style-name="ce44" table:formula="of:=MIN([.B$95:.B137])-1" office:value-type="float" office:value="9" calcext:value-type="float">
            <text:p>9</text:p>
          </table:table-cell>
          <table:table-cell table:style-name="ce52"/>
          <table:table-cell table:style-name="ce61" table:number-columns-repeated="2"/>
          <table:table-cell table:style-name="ce72"/>
          <table:table-cell table:style-name="ce53" table:number-columns-repeated="2"/>
          <table:table-cell table:style-name="ce119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0" table:formula="of:=[.A138]+7" office:value-type="date" office:date-value="2016-08-19" calcext:value-type="date">
            <text:p>19 août 2016</text:p>
          </table:table-cell>
          <table:table-cell table:style-name="ce44" table:formula="of:=MIN([.B$95:.B138])-1" office:value-type="float" office:value="8" calcext:value-type="float">
            <text:p>8</text:p>
          </table:table-cell>
          <table:table-cell table:style-name="ce56"/>
          <table:table-cell table:style-name="ce59" table:formula="of:=MIN([.D$94:.D138])-1" office:value-type="float" office:value="7" calcext:value-type="float">
            <text:p>7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5" calcext:value-type="float">
            <text:p>15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0" table:formula="of:=[.A139]+7" office:value-type="date" office:date-value="2016-08-26" calcext:value-type="date">
            <text:p>26 août 2016</text:p>
          </table:table-cell>
          <table:table-cell table:style-name="ce44" table:formula="of:=MIN([.B$95:.B139])-1" office:value-type="float" office:value="7" calcext:value-type="float">
            <text:p>7</text:p>
          </table:table-cell>
          <table:table-cell table:style-name="ce52"/>
          <table:table-cell table:style-name="ce59" table:formula="of:=MIN([.D$94:.D139])-1" office:value-type="float" office:value="6" calcext:value-type="float">
            <text:p>6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39])-1" office:value-type="float" office:value="3" calcext:value-type="float">
            <text:p>3</text:p>
          </table:table-cell>
          <table:table-cell table:style-name="ce119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195" office:value-type="string" calcext:value-type="string">
            <text:p>salle fermée</text:p>
          </table:table-cell>
          <table:table-cell table:number-columns-repeated="1008"/>
        </table:table-row>
        <table:table-row table:style-name="ro10">
          <table:table-cell table:style-name="ce32" table:formula="of:=[.A140]+7" office:value-type="date" office:date-value="2016-09-02" calcext:value-type="date">
            <text:p>2 sept. 2016</text:p>
          </table:table-cell>
          <table:table-cell table:style-name="ce44" table:formula="of:=MIN([.B$95:.B140])-1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59" table:formula="of:=MIN([.D$94:.D140])-1" office:value-type="float" office:value="5" calcext:value-type="float">
            <text:p>5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19"/>
          <table:table-cell table:style-name="ce132" office:value-type="float" office:value="14" calcext:value-type="float">
            <text:p>14</text:p>
          </table:table-cell>
          <table:table-cell table:style-name="ce165" office:value-type="float" office:value="7" calcext:value-type="float">
            <text:p>7</text:p>
          </table:table-cell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41]+7" office:value-type="date" office:date-value="2016-09-09" calcext:value-type="date">
            <text:p>9 sept. 2016</text:p>
          </table:table-cell>
          <table:table-cell table:style-name="ce44" table:formula="of:=MIN([.B$95:.B141])-1" office:value-type="float" office:value="5" calcext:value-type="float">
            <text:p>5</text:p>
          </table:table-cell>
          <table:table-cell table:style-name="ce52"/>
          <table:table-cell table:style-name="ce59" table:formula="of:=MIN([.D$94:.D141])-1" office:value-type="float" office:value="4" calcext:value-type="float">
            <text:p>4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41])-1" office:value-type="float" office:value="2" calcext:value-type="float">
            <text:p>2</text:p>
          </table:table-cell>
          <table:table-cell table:style-name="ce116" table:formula="of:=MIN([.I$94:.I141])-1" office:value-type="float" office:value="1" calcext:value-type="float">
            <text:p>1</text:p>
          </table:table-cell>
          <table:table-cell table:style-name="ce132"/>
          <table:table-cell table:style-name="ce165"/>
          <table:table-cell table:style-name="ce184" office:value-type="float" office:value="4" calcext:value-type="float">
            <text:p>4</text:p>
          </table:table-cell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42]+7" office:value-type="date" office:date-value="2016-09-16" calcext:value-type="date">
            <text:p>16 sept. 2016</text:p>
          </table:table-cell>
          <table:table-cell table:style-name="ce44" table:formula="of:=MIN([.B$95:.B142])-1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9" table:formula="of:=MIN([.D$94:.D142])-1" office:value-type="float" office:value="3" calcext:value-type="float">
            <text:p>3</text:p>
          </table:table-cell>
          <table:table-cell table:style-name="ce61"/>
          <table:table-cell table:style-name="ce72"/>
          <table:table-cell table:style-name="ce53" table:number-columns-repeated="2"/>
          <table:table-cell table:style-name="ce120"/>
          <table:table-cell table:style-name="ce132" office:value-type="float" office:value="13" calcext:value-type="float">
            <text:p>13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43]+7" office:value-type="date" office:date-value="2016-09-23" calcext:value-type="date">
            <text:p>23 sept. 2016</text:p>
          </table:table-cell>
          <table:table-cell table:style-name="ce44" table:formula="of:=MIN([.B$95:.B143])-1" office:value-type="float" office:value="3" calcext:value-type="float">
            <text:p>3</text:p>
          </table:table-cell>
          <table:table-cell table:style-name="ce52"/>
          <table:table-cell table:style-name="ce59" table:formula="of:=MIN([.D$94:.D143])-1" office:value-type="float" office:value="2" calcext:value-type="float">
            <text:p>2</text:p>
          </table:table-cell>
          <table:table-cell table:style-name="ce61"/>
          <table:table-cell table:style-name="ce72"/>
          <table:table-cell table:style-name="ce53"/>
          <table:table-cell table:style-name="ce116" table:formula="of:=MIN([.H$94:.H143])-1" office:value-type="float" office:value="1" calcext:value-type="float">
            <text:p>1</text:p>
          </table:table-cell>
          <table:table-cell table:style-name="ce121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44]+7" office:value-type="date" office:date-value="2016-09-30" calcext:value-type="date">
            <text:p>30 sept. 2016</text:p>
          </table:table-cell>
          <table:table-cell table:style-name="ce44" table:formula="of:=MIN([.B$95:.B144])-1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table:formula="of:=MIN([.D$94:.D144])-1" office:value-type="float" office:value="1" calcext:value-type="float">
            <text:p>1</text:p>
          </table:table-cell>
          <table:table-cell table:style-name="ce61"/>
          <table:table-cell table:style-name="ce73"/>
          <table:table-cell table:style-name="ce53" table:number-columns-repeated="2"/>
          <table:table-cell table:style-name="ce122"/>
          <table:table-cell table:style-name="ce132" office:value-type="float" office:value="12" calcext:value-type="float">
            <text:p>12</text:p>
          </table:table-cell>
          <table:table-cell table:style-name="ce165" office:value-type="float" office:value="6" calcext:value-type="float">
            <text:p>6</text:p>
          </table:table-cell>
          <table:table-cell table:style-name="ce184"/>
          <table:table-cell table:style-name="ce119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119"/>
          <table:table-cell table:style-name="ce53"/>
          <table:table-cell table:number-columns-repeated="1008"/>
        </table:table-row>
        <table:table-row table:style-name="ro10">
          <table:table-cell table:style-name="ce30" table:formula="of:=[.A145]+7" office:value-type="date" office:date-value="2016-10-07" calcext:value-type="date">
            <text:p>7 oct. 2016</text:p>
          </table:table-cell>
          <table:table-cell table:style-name="ce44" table:formula="of:=MIN([.B$95:.B145])-1" office:value-type="float" office:value="1" calcext:value-type="float">
            <text:p>1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2"/>
          <table:table-cell table:style-name="ce123"/>
          <table:table-cell table:style-name="ce132"/>
          <table:table-cell table:style-name="ce165"/>
          <table:table-cell table:style-name="ce184" office:value-type="float" office:value="3" calcext:value-type="float">
            <text:p>3</text:p>
          </table:table-cell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46]+7" office:value-type="date" office:date-value="2016-10-14" calcext:value-type="date">
            <text:p>14 oct. 2016</text:p>
          </table:table-cell>
          <table:table-cell table:style-name="ce44" table:formula="of:=MIN([.B$95:.B146])-1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/>
          <table:table-cell table:style-name="ce61"/>
          <table:table-cell table:style-name="ce73"/>
          <table:table-cell table:style-name="ce53" table:number-columns-repeated="2"/>
          <table:table-cell table:style-name="ce124"/>
          <table:table-cell table:style-name="ce132" office:value-type="float" office:value="11" calcext:value-type="float">
            <text:p>11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47]+7" office:value-type="date" office:date-value="2016-10-21" calcext:value-type="date">
            <text:p>21 oct. 2016</text:p>
          </table:table-cell>
          <table:table-cell table:style-name="ce44" table:formula="of:=MIN([.B$95:.B147])-1" office:value-type="float" office:value="-1" calcext:value-type="float">
            <text:p>-1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3"/>
          <table:table-cell table:style-name="ce132"/>
          <table:table-cell table:style-name="ce165"/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0" table:formula="of:=[.A148]+7" office:value-type="date" office:date-value="2016-10-28" calcext:value-type="date">
            <text:p>28 oct. 2016</text:p>
          </table:table-cell>
          <table:table-cell table:style-name="ce44" table:formula="of:=MIN([.B$95:.B148])-1" office:value-type="float" office:value="-2" calcext:value-type="float">
            <text:p>-2</text:p>
          </table:table-cell>
          <table:table-cell table:style-name="ce56"/>
          <table:table-cell table:style-name="ce52"/>
          <table:table-cell table:style-name="ce61"/>
          <table:table-cell table:style-name="ce73"/>
          <table:table-cell table:style-name="ce53" table:number-columns-repeated="3"/>
          <table:table-cell table:style-name="ce132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84"/>
          <table:table-cell table:style-name="ce119" table:number-columns-repeated="3"/>
          <table:table-cell table:style-name="ce195"/>
          <table:table-cell table:number-columns-repeated="1008"/>
        </table:table-row>
        <table:table-row table:style-name="ro10">
          <table:table-cell table:style-name="ce32" table:formula="of:=[.A149]+7" office:value-type="date" office:date-value="2016-11-04" calcext:value-type="date">
            <text:p>4 nov. 2016</text:p>
          </table:table-cell>
          <table:table-cell table:style-name="ce44" table:formula="of:=MIN([.B$95:.B149])-1" office:value-type="float" office:value="-3" calcext:value-type="float">
            <text:p>-3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3"/>
          <table:table-cell table:style-name="ce130"/>
          <table:table-cell table:style-name="ce165"/>
          <table:table-cell table:style-name="ce184" office:value-type="float" office:value="2" calcext:value-type="float">
            <text:p>2</text:p>
          </table:table-cell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50]+7" office:value-type="date" office:date-value="2016-11-11" calcext:value-type="date">
            <text:p>11 nov. 2016</text:p>
          </table:table-cell>
          <table:table-cell table:style-name="ce44" table:formula="of:=MIN([.B$95:.B150])-1" office:value-type="float" office:value="-4" calcext:value-type="float">
            <text:p>-4</text:p>
          </table:table-cell>
          <table:table-cell table:style-name="ce56"/>
          <table:table-cell table:style-name="ce52"/>
          <table:table-cell table:style-name="ce61"/>
          <table:table-cell table:style-name="ce73"/>
          <table:table-cell table:style-name="ce53" table:number-columns-repeated="3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10">
          <table:table-cell table:style-name="ce32" table:formula="of:=[.A151]+7" office:value-type="date" office:date-value="2016-11-18" calcext:value-type="date">
            <text:p>18 nov. 2016</text:p>
          </table:table-cell>
          <table:table-cell table:style-name="ce44" table:formula="of:=MIN([.B$95:.B151])-1" office:value-type="float" office:value="-5" calcext:value-type="float">
            <text:p>-5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3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5">
          <table:table-cell table:style-name="ce32" table:formula="of:=[.A152]+7" office:value-type="date" office:date-value="2016-11-25" calcext:value-type="date">
            <text:p>25 nov. 2016</text:p>
          </table:table-cell>
          <table:table-cell table:style-name="ce44" table:formula="of:=MIN([.B$95:.B152])-1" office:value-type="float" office:value="-6" calcext:value-type="float">
            <text:p>-6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3"/>
          <table:table-cell table:style-name="ce130" office:value-type="float" office:value="9" calcext:value-type="float">
            <text:p>9</text:p>
          </table:table-cell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5">
          <table:table-cell table:style-name="ce30" table:formula="of:=[.A153]+7" office:value-type="date" office:date-value="2016-12-02" calcext:value-type="date">
            <text:p>2 déc. 2016</text:p>
          </table:table-cell>
          <table:table-cell table:style-name="ce45"/>
          <table:table-cell table:style-name="ce57" table:number-columns-repeated="2"/>
          <table:table-cell table:style-name="ce65" table:number-columns-repeated="3"/>
          <table:table-cell table:style-name="ce118" table:number-columns-repeated="2"/>
          <table:table-cell table:style-name="ce133"/>
          <table:table-cell table:style-name="ce166"/>
          <table:table-cell table:style-name="ce185" office:value-type="float" office:value="1" calcext:value-type="float">
            <text:p>1</text:p>
          </table:table-cell>
          <table:table-cell table:style-name="ce190" table:number-columns-repeated="3"/>
          <table:table-cell table:style-name="ce195"/>
          <table:table-cell table:number-columns-repeated="1008"/>
        </table:table-row>
        <table:table-row table:style-name="ro5">
          <table:table-cell table:style-name="ce30" table:formula="of:=[.A154]+7" office:value-type="date" office:date-value="2016-12-09" calcext:value-type="date">
            <text:p>9 déc. 2016</text:p>
          </table:table-cell>
          <table:table-cell table:style-name="ce45"/>
          <table:table-cell table:style-name="ce57" table:number-columns-repeated="2"/>
          <table:table-cell table:style-name="ce65" table:number-columns-repeated="3"/>
          <table:table-cell table:style-name="ce118" table:number-columns-repeated="2"/>
          <table:table-cell table:style-name="ce133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86" table:number-columns-repeated="2"/>
          <table:table-cell table:style-name="ce190" table:number-columns-repeated="2"/>
          <table:table-cell table:style-name="ce195"/>
          <table:table-cell table:number-columns-repeated="1008"/>
        </table:table-row>
        <table:table-row table:style-name="ro12">
          <table:table-cell table:style-name="ce30" table:formula="of:=[.A155]+7" office:value-type="date" office:date-value="2016-12-16" calcext:value-type="date">
            <text:p>16 déc. 2016</text:p>
          </table:table-cell>
          <table:table-cell table:style-name="ce45"/>
          <table:table-cell table:style-name="ce57" table:number-columns-repeated="2"/>
          <table:table-cell table:style-name="ce65" table:number-columns-repeated="3"/>
          <table:table-cell table:style-name="ce118" table:number-columns-repeated="2"/>
          <table:table-cell table:style-name="ce133"/>
          <table:table-cell table:style-name="ce166"/>
          <table:table-cell table:style-name="ce186" table:number-columns-repeated="2"/>
          <table:table-cell table:style-name="ce190" table:number-columns-repeated="2"/>
          <table:table-cell table:style-name="ce195"/>
          <table:table-cell table:number-columns-repeated="1008"/>
        </table:table-row>
        <table:table-row table:style-name="ro12">
          <table:table-cell table:style-name="ce30" table:formula="of:=[.A156]+7" office:value-type="date" office:date-value="2016-12-23" calcext:value-type="date">
            <text:p>23 déc. 2016</text:p>
          </table:table-cell>
          <table:table-cell table:style-name="ce46" office:value-type="string" calcext:value-type="string" table:number-columns-spanned="14" table:number-rows-spanned="2">
            <text:p>pas de distribution</text:p>
          </table:table-cell>
          <table:covered-table-cell table:number-columns-repeated="2" table:style-name="ce57"/>
          <table:covered-table-cell table:number-columns-repeated="3" table:style-name="ce65"/>
          <table:covered-table-cell table:number-columns-repeated="2" table:style-name="ce118"/>
          <table:covered-table-cell table:style-name="ce134"/>
          <table:covered-table-cell table:number-columns-repeated="3" table:style-name="ce167"/>
          <table:covered-table-cell table:number-columns-repeated="2" table:style-name="ce190"/>
          <table:table-cell table:style-name="ce197" office:value-type="string" calcext:value-type="string" table:number-columns-spanned="1" table:number-rows-spanned="2">
            <text:p>vacances de Noël : pas de salle</text:p>
          </table:table-cell>
          <table:table-cell table:number-columns-repeated="1008"/>
        </table:table-row>
        <table:table-row table:style-name="ro12">
          <table:table-cell table:style-name="ce30" table:formula="of:=[.A157]+7" office:value-type="date" office:date-value="2016-12-30" calcext:value-type="date">
            <text:p>30 déc. 2016</text:p>
          </table:table-cell>
          <table:covered-table-cell table:style-name="ce47"/>
          <table:covered-table-cell table:number-columns-repeated="2" table:style-name="ce57"/>
          <table:covered-table-cell table:number-columns-repeated="3" table:style-name="ce65"/>
          <table:covered-table-cell table:number-columns-repeated="2" table:style-name="ce118"/>
          <table:covered-table-cell table:style-name="ce156"/>
          <table:covered-table-cell table:number-columns-repeated="3" table:style-name="ce168"/>
          <table:covered-table-cell table:number-columns-repeated="2" table:style-name="ce190"/>
          <table:covered-table-cell table:style-name="ce118"/>
          <table:table-cell table:number-columns-repeated="1008"/>
        </table:table-row>
        <table:table-row table:style-name="ro5">
          <table:table-cell table:style-name="ce32" table:formula="of:=[.A158]+7" office:value-type="date" office:date-value="2017-01-06" calcext:value-type="date">
            <text:p>6 janv. 2017</text:p>
          </table:table-cell>
          <table:table-cell table:style-name="ce44" table:formula="of:=MIN([.B$95:.B158])-1" office:value-type="float" office:value="-7" calcext:value-type="float">
            <text:p>-7</text:p>
          </table:table-cell>
          <table:table-cell table:style-name="ce52" table:number-columns-repeated="2"/>
          <table:table-cell table:style-name="ce61"/>
          <table:table-cell table:style-name="ce73"/>
          <table:table-cell table:style-name="ce53" table:number-columns-repeated="3"/>
          <table:table-cell table:style-name="ce130"/>
          <table:table-cell table:style-name="ce165"/>
          <table:table-cell table:style-name="ce184"/>
          <table:table-cell table:style-name="ce119" table:number-columns-repeated="3"/>
          <table:table-cell table:style-name="ce53"/>
          <table:table-cell table:number-columns-repeated="1008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L2:Sheet1.L2">
            <calcext:condition calcext:apply-style-name="chevre foncé" calcext:value="between(1,100)" calcext:base-cell-address="Sheet1.L2"/>
            <calcext:condition calcext:apply-style-name="pas livraison" calcext:value="not-between(1,100)" calcext:base-cell-address="Sheet1.L2"/>
          </calcext:conditional-format>
          <calcext:conditional-format calcext:target-range-address="Sheet1.L3:Sheet1.L8 Sheet1.L12:Sheet1.L12 Sheet1.L16:Sheet1.L16">
            <calcext:condition calcext:apply-style-name="chevre foncé" calcext:value="between(1,100)" calcext:base-cell-address="Sheet1.L3"/>
            <calcext:condition calcext:apply-style-name="pas livraison" calcext:value="not-between(1,100)" calcext:base-cell-address="Sheet1.L3"/>
          </calcext:conditional-format>
          <calcext:conditional-format calcext:target-range-address="Sheet1.L159:Sheet1.L159 Sheet1.L58:Sheet1.L153">
            <calcext:condition calcext:apply-style-name="chevre foncé" calcext:value="between(1,100)" calcext:base-cell-address="Sheet1.L58"/>
            <calcext:condition calcext:apply-style-name="pas livraison" calcext:value="not-between(1,100)" calcext:base-cell-address="Sheet1.L58"/>
          </calcext:conditional-format>
          <calcext:conditional-format calcext:target-range-address="Sheet1.L22:Sheet1.L22">
            <calcext:condition calcext:apply-style-name="chevre foncé" calcext:value="between(1,100)" calcext:base-cell-address="Sheet1.L22"/>
            <calcext:condition calcext:apply-style-name="pas livraison" calcext:value="not-between(1,100)" calcext:base-cell-address="Sheet1.L22"/>
          </calcext:conditional-format>
          <calcext:conditional-format calcext:target-range-address="Sheet1.L26:Sheet1.L26">
            <calcext:condition calcext:apply-style-name="chevre foncé" calcext:value="between(1,100)" calcext:base-cell-address="Sheet1.L26"/>
            <calcext:condition calcext:apply-style-name="pas livraison" calcext:value="not-between(1,100)" calcext:base-cell-address="Sheet1.L26"/>
          </calcext:conditional-format>
          <calcext:conditional-format calcext:target-range-address="Sheet1.L30:Sheet1.L30">
            <calcext:condition calcext:apply-style-name="chevre foncé" calcext:value="between(1,100)" calcext:base-cell-address="Sheet1.L30"/>
            <calcext:condition calcext:apply-style-name="pas livraison" calcext:value="not-between(1,100)" calcext:base-cell-address="Sheet1.L30"/>
          </calcext:conditional-format>
          <calcext:conditional-format calcext:target-range-address="Sheet1.L34:Sheet1.L34">
            <calcext:condition calcext:apply-style-name="chevre foncé" calcext:value="between(1,100)" calcext:base-cell-address="Sheet1.L34"/>
            <calcext:condition calcext:apply-style-name="pas livraison" calcext:value="not-between(1,100)" calcext:base-cell-address="Sheet1.L34"/>
          </calcext:conditional-format>
          <calcext:conditional-format calcext:target-range-address="Sheet1.L38:Sheet1.L38">
            <calcext:condition calcext:apply-style-name="chevre foncé" calcext:value="between(1,100)" calcext:base-cell-address="Sheet1.L38"/>
            <calcext:condition calcext:apply-style-name="pas livraison" calcext:value="not-between(1,100)" calcext:base-cell-address="Sheet1.L38"/>
          </calcext:conditional-format>
          <calcext:conditional-format calcext:target-range-address="Sheet1.L42:Sheet1.L42">
            <calcext:condition calcext:apply-style-name="chevre foncé" calcext:value="between(1,100)" calcext:base-cell-address="Sheet1.L42"/>
            <calcext:condition calcext:apply-style-name="pas livraison" calcext:value="not-between(1,100)" calcext:base-cell-address="Sheet1.L42"/>
          </calcext:conditional-format>
          <calcext:conditional-format calcext:target-range-address="Sheet1.L46:Sheet1.L46">
            <calcext:condition calcext:apply-style-name="chevre foncé" calcext:value="between(1,100)" calcext:base-cell-address="Sheet1.L46"/>
            <calcext:condition calcext:apply-style-name="pas livraison" calcext:value="not-between(1,100)" calcext:base-cell-address="Sheet1.L46"/>
          </calcext:conditional-format>
          <calcext:conditional-format calcext:target-range-address="Sheet1.L50:Sheet1.L50">
            <calcext:condition calcext:apply-style-name="chevre foncé" calcext:value="between(1,100)" calcext:base-cell-address="Sheet1.L50"/>
            <calcext:condition calcext:apply-style-name="pas livraison" calcext:value="not-between(1,100)" calcext:base-cell-address="Sheet1.L50"/>
          </calcext:conditional-format>
          <calcext:conditional-format calcext:target-range-address="Sheet1.L52:Sheet1.L52">
            <calcext:condition calcext:apply-style-name="chevre foncé" calcext:value="between(1,100)" calcext:base-cell-address="Sheet1.L52"/>
            <calcext:condition calcext:apply-style-name="pas livraison" calcext:value="not-between(1,100)" calcext:base-cell-address="Sheet1.L52"/>
          </calcext:conditional-format>
          <calcext:conditional-format calcext:target-range-address="Sheet1.B2:Sheet1.B2">
            <calcext:condition calcext:apply-style-name="legumes foncé" calcext:value="between(1,100)" calcext:base-cell-address="Sheet1.B2"/>
          </calcext:conditional-format>
          <calcext:conditional-format calcext:target-range-address="Sheet1.B3:Sheet1.B11">
            <calcext:condition calcext:apply-style-name="legumes foncé" calcext:value="between(1,100)" calcext:base-cell-address="Sheet1.B3"/>
          </calcext:conditional-format>
          <calcext:conditional-format calcext:target-range-address="Sheet1.B12:Sheet1.B12 Sheet1.B61:Sheet1.B63 Sheet1.B65:Sheet1.B95 Sheet1.B157:Sheet1.B159 Sheet1.B97:Sheet1.B153">
            <calcext:condition calcext:apply-style-name="legumes foncé" calcext:value="between(1,100)" calcext:base-cell-address="Sheet1.B12"/>
          </calcext:conditional-format>
          <calcext:conditional-format calcext:target-range-address="Sheet1.B13:Sheet1.B13">
            <calcext:condition calcext:apply-style-name="legumes foncé" calcext:value="between(1,100)" calcext:base-cell-address="Sheet1.B13"/>
          </calcext:conditional-format>
          <calcext:conditional-format calcext:target-range-address="Sheet1.B14:Sheet1.B60">
            <calcext:condition calcext:apply-style-name="legumes foncé" calcext:value="between(1,100)" calcext:base-cell-address="Sheet1.B14"/>
          </calcext:conditional-format>
          <calcext:conditional-format calcext:target-range-address="Sheet1.F2:Sheet1.G2">
            <calcext:condition calcext:apply-style-name="pain foncé" calcext:value="between(1,100)" calcext:base-cell-address="Sheet1.F2"/>
            <calcext:condition calcext:apply-style-name="pas livraison" calcext:value="not-between(1,100)" calcext:base-cell-address="Sheet1.F2"/>
          </calcext:conditional-format>
          <calcext:conditional-format calcext:target-range-address="Sheet1.F3:Sheet1.G62 Sheet1.F64:Sheet1.F64 Sheet1.F65:Sheet1.G65 Sheet1.F66:Sheet1.F66 Sheet1.F67:Sheet1.G67 Sheet1.F68:Sheet1.F69 Sheet1.F73:Sheet1.F79 Sheet1.F89:Sheet1.F90 Sheet1.F94:Sheet1.F108 Sheet1.F159:Sheet1.F159 Sheet1.G63:Sheet1.G63 Sheet1.F118:Sheet1.F153">
            <calcext:condition calcext:apply-style-name="pain foncé" calcext:value="between(1,100)" calcext:base-cell-address="Sheet1.F3"/>
            <calcext:condition calcext:apply-style-name="pas livraison" calcext:value="not-between(1,100)" calcext:base-cell-address="Sheet1.F3"/>
          </calcext:conditional-format>
          <calcext:conditional-format calcext:target-range-address="Sheet1.F70:Sheet1.F70">
            <calcext:condition calcext:apply-style-name="pain foncé" calcext:value="between(1,100)" calcext:base-cell-address="Sheet1.F70"/>
            <calcext:condition calcext:apply-style-name="pas livraison" calcext:value="not-between(1,100)" calcext:base-cell-address="Sheet1.F70"/>
          </calcext:conditional-format>
          <calcext:conditional-format calcext:target-range-address="Sheet1.F71:Sheet1.F71">
            <calcext:condition calcext:apply-style-name="pain foncé" calcext:value="between(1,100)" calcext:base-cell-address="Sheet1.F71"/>
            <calcext:condition calcext:apply-style-name="pas livraison" calcext:value="not-between(1,100)" calcext:base-cell-address="Sheet1.F71"/>
          </calcext:conditional-format>
          <calcext:conditional-format calcext:target-range-address="Sheet1.F72:Sheet1.F72">
            <calcext:condition calcext:apply-style-name="pain foncé" calcext:value="between(1,100)" calcext:base-cell-address="Sheet1.F72"/>
            <calcext:condition calcext:apply-style-name="pas livraison" calcext:value="not-between(1,100)" calcext:base-cell-address="Sheet1.F72"/>
          </calcext:conditional-format>
          <calcext:conditional-format calcext:target-range-address="Sheet1.F80:Sheet1.F80">
            <calcext:condition calcext:apply-style-name="pain foncé" calcext:value="between(1,100)" calcext:base-cell-address="Sheet1.F80"/>
            <calcext:condition calcext:apply-style-name="pas livraison" calcext:value="not-between(1,100)" calcext:base-cell-address="Sheet1.F80"/>
          </calcext:conditional-format>
          <calcext:conditional-format calcext:target-range-address="Sheet1.F81:Sheet1.F81">
            <calcext:condition calcext:apply-style-name="pain foncé" calcext:value="between(1,100)" calcext:base-cell-address="Sheet1.F81"/>
            <calcext:condition calcext:apply-style-name="pas livraison" calcext:value="not-between(1,100)" calcext:base-cell-address="Sheet1.F81"/>
          </calcext:conditional-format>
          <calcext:conditional-format calcext:target-range-address="Sheet1.F88:Sheet1.F88">
            <calcext:condition calcext:apply-style-name="pain foncé" calcext:value="between(1,100)" calcext:base-cell-address="Sheet1.F88"/>
            <calcext:condition calcext:apply-style-name="pas livraison" calcext:value="not-between(1,100)" calcext:base-cell-address="Sheet1.F88"/>
          </calcext:conditional-format>
          <calcext:conditional-format calcext:target-range-address="Sheet1.F91:Sheet1.F91">
            <calcext:condition calcext:apply-style-name="pain foncé" calcext:value="between(1,100)" calcext:base-cell-address="Sheet1.F91"/>
            <calcext:condition calcext:apply-style-name="pas livraison" calcext:value="not-between(1,100)" calcext:base-cell-address="Sheet1.F91"/>
          </calcext:conditional-format>
          <calcext:conditional-format calcext:target-range-address="Sheet1.F92:Sheet1.F92">
            <calcext:condition calcext:apply-style-name="pain foncé" calcext:value="between(1,100)" calcext:base-cell-address="Sheet1.F92"/>
            <calcext:condition calcext:apply-style-name="pas livraison" calcext:value="not-between(1,100)" calcext:base-cell-address="Sheet1.F92"/>
          </calcext:conditional-format>
          <calcext:conditional-format calcext:target-range-address="Sheet1.F93:Sheet1.F93">
            <calcext:condition calcext:apply-style-name="pain foncé" calcext:value="between(1,100)" calcext:base-cell-address="Sheet1.F93"/>
            <calcext:condition calcext:apply-style-name="pas livraison" calcext:value="not-between(1,100)" calcext:base-cell-address="Sheet1.F93"/>
          </calcext:conditional-format>
          <calcext:conditional-format calcext:target-range-address="Sheet1.F109:Sheet1.F109">
            <calcext:condition calcext:apply-style-name="pain foncé" calcext:value="between(1,100)" calcext:base-cell-address="Sheet1.F109"/>
            <calcext:condition calcext:apply-style-name="pas livraison" calcext:value="not-between(1,100)" calcext:base-cell-address="Sheet1.F109"/>
          </calcext:conditional-format>
          <calcext:conditional-format calcext:target-range-address="Sheet1.F110:Sheet1.F110">
            <calcext:condition calcext:apply-style-name="pain foncé" calcext:value="between(1,100)" calcext:base-cell-address="Sheet1.F110"/>
            <calcext:condition calcext:apply-style-name="pas livraison" calcext:value="not-between(1,100)" calcext:base-cell-address="Sheet1.F110"/>
          </calcext:conditional-format>
          <calcext:conditional-format calcext:target-range-address="Sheet1.F111:Sheet1.F111">
            <calcext:condition calcext:apply-style-name="pain foncé" calcext:value="between(1,100)" calcext:base-cell-address="Sheet1.F111"/>
            <calcext:condition calcext:apply-style-name="pas livraison" calcext:value="not-between(1,100)" calcext:base-cell-address="Sheet1.F111"/>
          </calcext:conditional-format>
          <calcext:conditional-format calcext:target-range-address="Sheet1.F115:Sheet1.F117">
            <calcext:condition calcext:apply-style-name="pain foncé" calcext:value="between(1,100)" calcext:base-cell-address="Sheet1.F115"/>
            <calcext:condition calcext:apply-style-name="pas livraison" calcext:value="not-between(1,100)" calcext:base-cell-address="Sheet1.F115"/>
          </calcext:conditional-format>
          <calcext:conditional-format calcext:target-range-address="Sheet1.G69:Sheet1.G69">
            <calcext:condition calcext:apply-style-name="pain foncé" calcext:value="between(1,100)" calcext:base-cell-address="Sheet1.G69"/>
            <calcext:condition calcext:apply-style-name="pas livraison" calcext:value="not-between(1,100)" calcext:base-cell-address="Sheet1.G69"/>
          </calcext:conditional-format>
          <calcext:conditional-format calcext:target-range-address="Sheet1.G71:Sheet1.G71">
            <calcext:condition calcext:apply-style-name="pain foncé" calcext:value="between(1,100)" calcext:base-cell-address="Sheet1.G71"/>
            <calcext:condition calcext:apply-style-name="pas livraison" calcext:value="not-between(1,100)" calcext:base-cell-address="Sheet1.G71"/>
          </calcext:conditional-format>
          <calcext:conditional-format calcext:target-range-address="Sheet1.G73:Sheet1.G73">
            <calcext:condition calcext:apply-style-name="pain foncé" calcext:value="between(1,100)" calcext:base-cell-address="Sheet1.G73"/>
            <calcext:condition calcext:apply-style-name="pas livraison" calcext:value="not-between(1,100)" calcext:base-cell-address="Sheet1.G73"/>
          </calcext:conditional-format>
          <calcext:conditional-format calcext:target-range-address="Sheet1.G75:Sheet1.G75">
            <calcext:condition calcext:apply-style-name="pain foncé" calcext:value="between(1,100)" calcext:base-cell-address="Sheet1.G75"/>
            <calcext:condition calcext:apply-style-name="pas livraison" calcext:value="not-between(1,100)" calcext:base-cell-address="Sheet1.G75"/>
          </calcext:conditional-format>
          <calcext:conditional-format calcext:target-range-address="Sheet1.G77:Sheet1.G77">
            <calcext:condition calcext:apply-style-name="pain foncé" calcext:value="between(1,100)" calcext:base-cell-address="Sheet1.G77"/>
            <calcext:condition calcext:apply-style-name="pas livraison" calcext:value="not-between(1,100)" calcext:base-cell-address="Sheet1.G77"/>
          </calcext:conditional-format>
          <calcext:conditional-format calcext:target-range-address="Sheet1.G79:Sheet1.G79">
            <calcext:condition calcext:apply-style-name="pain foncé" calcext:value="between(1,100)" calcext:base-cell-address="Sheet1.G79"/>
            <calcext:condition calcext:apply-style-name="pas livraison" calcext:value="not-between(1,100)" calcext:base-cell-address="Sheet1.G79"/>
          </calcext:conditional-format>
          <calcext:conditional-format calcext:target-range-address="Sheet1.G89:Sheet1.G89">
            <calcext:condition calcext:apply-style-name="pain foncé" calcext:value="between(1,100)" calcext:base-cell-address="Sheet1.G89"/>
            <calcext:condition calcext:apply-style-name="pas livraison" calcext:value="not-between(1,100)" calcext:base-cell-address="Sheet1.G89"/>
          </calcext:conditional-format>
          <calcext:conditional-format calcext:target-range-address="Sheet1.G91:Sheet1.G91">
            <calcext:condition calcext:apply-style-name="pain foncé" calcext:value="between(1,100)" calcext:base-cell-address="Sheet1.G91"/>
            <calcext:condition calcext:apply-style-name="pas livraison" calcext:value="not-between(1,100)" calcext:base-cell-address="Sheet1.G91"/>
          </calcext:conditional-format>
          <calcext:conditional-format calcext:target-range-address="Sheet1.G93:Sheet1.G93">
            <calcext:condition calcext:apply-style-name="pain foncé" calcext:value="between(1,100)" calcext:base-cell-address="Sheet1.G93"/>
            <calcext:condition calcext:apply-style-name="pas livraison" calcext:value="not-between(1,100)" calcext:base-cell-address="Sheet1.G93"/>
          </calcext:conditional-format>
          <calcext:conditional-format calcext:target-range-address="Sheet1.G95:Sheet1.G95">
            <calcext:condition calcext:apply-style-name="pain foncé" calcext:value="between(1,100)" calcext:base-cell-address="Sheet1.G95"/>
            <calcext:condition calcext:apply-style-name="pas livraison" calcext:value="not-between(1,100)" calcext:base-cell-address="Sheet1.G95"/>
          </calcext:conditional-format>
          <calcext:conditional-format calcext:target-range-address="Sheet1.G99:Sheet1.G99">
            <calcext:condition calcext:apply-style-name="pain foncé" calcext:value="between(1,100)" calcext:base-cell-address="Sheet1.G99"/>
            <calcext:condition calcext:apply-style-name="pas livraison" calcext:value="not-between(1,100)" calcext:base-cell-address="Sheet1.G99"/>
          </calcext:conditional-format>
          <calcext:conditional-format calcext:target-range-address="Sheet1.G101:Sheet1.G101">
            <calcext:condition calcext:apply-style-name="pain foncé" calcext:value="between(1,100)" calcext:base-cell-address="Sheet1.G101"/>
            <calcext:condition calcext:apply-style-name="pas livraison" calcext:value="not-between(1,100)" calcext:base-cell-address="Sheet1.G101"/>
          </calcext:conditional-format>
          <calcext:conditional-format calcext:target-range-address="Sheet1.G103:Sheet1.G103">
            <calcext:condition calcext:apply-style-name="pain foncé" calcext:value="between(1,100)" calcext:base-cell-address="Sheet1.G103"/>
            <calcext:condition calcext:apply-style-name="pas livraison" calcext:value="not-between(1,100)" calcext:base-cell-address="Sheet1.G103"/>
          </calcext:conditional-format>
          <calcext:conditional-format calcext:target-range-address="Sheet1.G105:Sheet1.G105">
            <calcext:condition calcext:apply-style-name="pain foncé" calcext:value="between(1,100)" calcext:base-cell-address="Sheet1.G105"/>
            <calcext:condition calcext:apply-style-name="pas livraison" calcext:value="not-between(1,100)" calcext:base-cell-address="Sheet1.G105"/>
          </calcext:conditional-format>
          <calcext:conditional-format calcext:target-range-address="Sheet1.G107:Sheet1.G107">
            <calcext:condition calcext:apply-style-name="pain foncé" calcext:value="between(1,100)" calcext:base-cell-address="Sheet1.G107"/>
            <calcext:condition calcext:apply-style-name="pas livraison" calcext:value="not-between(1,100)" calcext:base-cell-address="Sheet1.G107"/>
          </calcext:conditional-format>
          <calcext:conditional-format calcext:target-range-address="Sheet1.G109:Sheet1.G109">
            <calcext:condition calcext:apply-style-name="pain foncé" calcext:value="between(1,100)" calcext:base-cell-address="Sheet1.G109"/>
            <calcext:condition calcext:apply-style-name="pas livraison" calcext:value="not-between(1,100)" calcext:base-cell-address="Sheet1.G109"/>
          </calcext:conditional-format>
          <calcext:conditional-format calcext:target-range-address="Sheet1.F63:Sheet1.F63">
            <calcext:condition calcext:apply-style-name="pain foncé" calcext:value="between(1,100)" calcext:base-cell-address="Sheet1.F63"/>
            <calcext:condition calcext:apply-style-name="pas livraison" calcext:value="not-between(1,100)" calcext:base-cell-address="Sheet1.F63"/>
          </calcext:conditional-format>
          <calcext:conditional-format calcext:target-range-address="Sheet1.F112:Sheet1.F112">
            <calcext:condition calcext:apply-style-name="pain foncé" calcext:value="between(1,100)" calcext:base-cell-address="Sheet1.F112"/>
            <calcext:condition calcext:apply-style-name="pas livraison" calcext:value="not-between(1,100)" calcext:base-cell-address="Sheet1.F112"/>
          </calcext:conditional-format>
          <calcext:conditional-format calcext:target-range-address="Sheet1.F113:Sheet1.F113">
            <calcext:condition calcext:apply-style-name="pain foncé" calcext:value="between(1,100)" calcext:base-cell-address="Sheet1.F113"/>
            <calcext:condition calcext:apply-style-name="pas livraison" calcext:value="not-between(1,100)" calcext:base-cell-address="Sheet1.F113"/>
          </calcext:conditional-format>
          <calcext:conditional-format calcext:target-range-address="Sheet1.F114:Sheet1.F114">
            <calcext:condition calcext:apply-style-name="pain foncé" calcext:value="between(1,100)" calcext:base-cell-address="Sheet1.F114"/>
            <calcext:condition calcext:apply-style-name="pas livraison" calcext:value="not-between(1,100)" calcext:base-cell-address="Sheet1.F114"/>
          </calcext:conditional-format>
          <calcext:conditional-format calcext:target-range-address="Sheet1.G111:Sheet1.G111">
            <calcext:condition calcext:apply-style-name="pain foncé" calcext:value="between(1,100)" calcext:base-cell-address="Sheet1.G111"/>
            <calcext:condition calcext:apply-style-name="pas livraison" calcext:value="not-between(1,100)" calcext:base-cell-address="Sheet1.G111"/>
          </calcext:conditional-format>
          <calcext:conditional-format calcext:target-range-address="Sheet1.G113:Sheet1.G113">
            <calcext:condition calcext:apply-style-name="pain foncé" calcext:value="between(1,100)" calcext:base-cell-address="Sheet1.G113"/>
            <calcext:condition calcext:apply-style-name="pas livraison" calcext:value="not-between(1,100)" calcext:base-cell-address="Sheet1.G113"/>
          </calcext:conditional-format>
          <calcext:conditional-format calcext:target-range-address="Sheet1.G115:Sheet1.G115">
            <calcext:condition calcext:apply-style-name="pain foncé" calcext:value="between(1,100)" calcext:base-cell-address="Sheet1.G115"/>
            <calcext:condition calcext:apply-style-name="pas livraison" calcext:value="not-between(1,100)" calcext:base-cell-address="Sheet1.G115"/>
          </calcext:conditional-format>
          <calcext:conditional-format calcext:target-range-address="Sheet1.G117:Sheet1.G117">
            <calcext:condition calcext:apply-style-name="pain foncé" calcext:value="between(1,100)" calcext:base-cell-address="Sheet1.G117"/>
            <calcext:condition calcext:apply-style-name="pas livraison" calcext:value="not-between(1,100)" calcext:base-cell-address="Sheet1.G117"/>
          </calcext:conditional-format>
          <calcext:conditional-format calcext:target-range-address="Sheet1.B64:Sheet1.B95 Sheet1.B157:Sheet1.B159 Sheet1.B97:Sheet1.B153">
            <calcext:condition calcext:apply-style-name="legumes foncé" calcext:value="between(1,100)" calcext:base-cell-address="Sheet1.B64"/>
          </calcext:conditional-format>
          <calcext:conditional-format calcext:target-range-address="Sheet1.J157:Sheet1.J159 Sheet1.J150:Sheet1.J153 Sheet1.J60:Sheet1.J124">
            <calcext:condition calcext:apply-style-name="champignons foncé" calcext:value="between(1,100)" calcext:base-cell-address="Sheet1.J60"/>
          </calcext:conditional-format>
          <calcext:conditional-format calcext:target-range-address="Sheet1.K157:Sheet1.K159 Sheet1.K60:Sheet1.K63 Sheet1.L155:Sheet1.M158 Sheet1.K116:Sheet1.K153">
            <calcext:condition calcext:apply-style-name="champignons foncé" calcext:value="between(1,100)" calcext:base-cell-address="Sheet1.K60"/>
          </calcext:conditional-format>
          <calcext:conditional-format calcext:target-range-address="Sheet1.K106:Sheet1.K113 Sheet1.K64:Sheet1.K103">
            <calcext:condition calcext:apply-style-name="champignons foncé" calcext:value="between(1,100)" calcext:base-cell-address="Sheet1.K64"/>
          </calcext:conditional-format>
          <calcext:conditional-format calcext:target-range-address="Sheet1.K104:Sheet1.K104">
            <calcext:condition calcext:apply-style-name="champignons foncé" calcext:value="between(1,100)" calcext:base-cell-address="Sheet1.K104"/>
          </calcext:conditional-format>
          <calcext:conditional-format calcext:target-range-address="Sheet1.K114:Sheet1.K114">
            <calcext:condition calcext:apply-style-name="champignons foncé" calcext:value="between(1,100)" calcext:base-cell-address="Sheet1.K114"/>
          </calcext:conditional-format>
          <calcext:conditional-format calcext:target-range-address="Sheet1.K115:Sheet1.K115">
            <calcext:condition calcext:apply-style-name="champignons foncé" calcext:value="between(1,100)" calcext:base-cell-address="Sheet1.K115"/>
          </calcext:conditional-format>
          <calcext:conditional-format calcext:target-range-address="Sheet1.B157:Sheet1.B159 Sheet1.B96:Sheet1.B153">
            <calcext:condition calcext:apply-style-name="legumes foncé" calcext:value="between(1,100)" calcext:base-cell-address="Sheet1.B96"/>
          </calcext:conditional-format>
          <calcext:conditional-format calcext:target-range-address="Sheet1.B157:Sheet1.B159 Sheet1.B96:Sheet1.B153">
            <calcext:condition calcext:apply-style-name="legumes foncé" calcext:value="between(1,100)" calcext:base-cell-address="Sheet1.B96"/>
          </calcext:conditional-format>
          <calcext:conditional-format calcext:target-range-address="Sheet1.I143:Sheet1.I143">
            <calcext:condition calcext:apply-style-name="champignons foncé" calcext:value="between(1,100)" calcext:base-cell-address="Sheet1.I143"/>
          </calcext:conditional-format>
          <calcext:conditional-format calcext:target-range-address="Sheet1.I144:Sheet1.I144">
            <calcext:condition calcext:apply-style-name="champignons foncé" calcext:value="between(1,100)" calcext:base-cell-address="Sheet1.I144"/>
          </calcext:conditional-format>
          <calcext:conditional-format calcext:target-range-address="Sheet1.I145:Sheet1.I145">
            <calcext:condition calcext:apply-style-name="champignons foncé" calcext:value="between(1,100)" calcext:base-cell-address="Sheet1.I145"/>
          </calcext:conditional-format>
          <calcext:conditional-format calcext:target-range-address="Sheet1.I146:Sheet1.I146">
            <calcext:condition calcext:apply-style-name="champignons foncé" calcext:value="between(1,100)" calcext:base-cell-address="Sheet1.I146"/>
          </calcext:conditional-format>
          <calcext:conditional-format calcext:target-range-address="Sheet1.I147:Sheet1.I147">
            <calcext:condition calcext:apply-style-name="champignons foncé" calcext:value="between(1,100)" calcext:base-cell-address="Sheet1.I147"/>
          </calcext:conditional-format>
          <calcext:conditional-format calcext:target-range-address="Sheet1.H124:Sheet1.H124">
            <calcext:condition calcext:apply-style-name="champignons foncé" calcext:value="between(1,100)" calcext:base-cell-address="Sheet1.H124"/>
          </calcext:conditional-format>
          <calcext:conditional-format calcext:target-range-address="Sheet1.L154:Sheet1.L154">
            <calcext:condition calcext:apply-style-name="chevre foncé" calcext:value="between(1,100)" calcext:base-cell-address="Sheet1.L154"/>
            <calcext:condition calcext:apply-style-name="pas livraison" calcext:value="not-between(1,100)" calcext:base-cell-address="Sheet1.L154"/>
          </calcext:conditional-format>
          <calcext:conditional-format calcext:target-range-address="Sheet1.L155:Sheet1.M156">
            <calcext:condition calcext:apply-style-name="champignons foncé" calcext:value="between(1,100)" calcext:base-cell-address="Sheet1.L155"/>
          </calcext:conditional-format>
          <calcext:conditional-format calcext:target-range-address="Sheet1.B154:Sheet1.B156">
            <calcext:condition calcext:apply-style-name="legumes foncé" calcext:value="between(1,100)" calcext:base-cell-address="Sheet1.B154"/>
          </calcext:conditional-format>
          <calcext:conditional-format calcext:target-range-address="Sheet1.B154:Sheet1.B156">
            <calcext:condition calcext:apply-style-name="legumes foncé" calcext:value="between(1,100)" calcext:base-cell-address="Sheet1.B154"/>
          </calcext:conditional-format>
          <calcext:conditional-format calcext:target-range-address="Sheet1.J154:Sheet1.J156">
            <calcext:condition calcext:apply-style-name="champignons foncé" calcext:value="between(1,100)" calcext:base-cell-address="Sheet1.J154"/>
          </calcext:conditional-format>
          <calcext:conditional-format calcext:target-range-address="Sheet1.K154:Sheet1.K156">
            <calcext:condition calcext:apply-style-name="champignons foncé" calcext:value="between(1,100)" calcext:base-cell-address="Sheet1.K154"/>
          </calcext:conditional-format>
          <calcext:conditional-format calcext:target-range-address="Sheet1.B154:Sheet1.B156">
            <calcext:condition calcext:apply-style-name="legumes foncé" calcext:value="between(1,100)" calcext:base-cell-address="Sheet1.B154"/>
          </calcext:conditional-format>
          <calcext:conditional-format calcext:target-range-address="Sheet1.B154:Sheet1.B156">
            <calcext:condition calcext:apply-style-name="legumes foncé" calcext:value="between(1,100)" calcext:base-cell-address="Sheet1.B154"/>
          </calcext:conditional-format>
          <calcext:conditional-format calcext:target-range-address="Sheet1.J125:Sheet1.J149">
            <calcext:condition calcext:apply-style-name="champignons foncé" calcext:value="between(1,100)" calcext:base-cell-address="Sheet1.J125"/>
          </calcext:conditional-format>
        </calcext:conditional-formats>
      </table:table>
      <table:table table:name="Sheet2" table:style-name="ta1" table:print="false">
        <table:table-column table:style-name="co12" table:default-cell-style-name="ce141"/>
        <table:table-column table:style-name="co13" table:number-columns-repeated="2" table:default-cell-style-name="Default"/>
        <table:table-row table:style-name="ro2">
          <table:table-cell table:style-name="ce135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2">
          <table:table-cell table:style-name="ce135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2">
          <table:table-cell table:style-name="ce135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2">
          <table:table-cell table:style-name="ce135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2">
          <table:table-cell table:style-name="ce136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2">
          <table:table-cell table:style-name="ce136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2">
          <table:table-cell table:style-name="ce136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2">
          <table:table-cell table:style-name="ce136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2">
          <table:table-cell table:style-name="ce135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2">
          <table:table-cell table:style-name="ce135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2">
          <table:table-cell table:style-name="ce137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2">
          <table:table-cell table:style-name="ce135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2">
          <table:table-cell table:style-name="ce136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2">
          <table:table-cell table:style-name="ce136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2">
          <table:table-cell table:style-name="ce136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2">
          <table:table-cell table:style-name="ce136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2">
          <table:table-cell table:style-name="ce136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2">
          <table:table-cell table:style-name="ce135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2">
          <table:table-cell table:style-name="ce135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2">
          <table:table-cell table:style-name="ce135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2">
          <table:table-cell table:style-name="ce135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2">
          <table:table-cell table:style-name="ce136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2">
          <table:table-cell table:style-name="ce136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2">
          <table:table-cell table:style-name="ce136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2">
          <table:table-cell table:style-name="ce136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2">
          <table:table-cell table:style-name="ce136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2">
          <table:table-cell table:style-name="ce138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2">
          <table:table-cell table:style-name="ce138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2">
          <table:table-cell table:style-name="ce138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2">
          <table:table-cell table:style-name="ce138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2">
          <table:table-cell table:style-name="ce136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9">
          <table:table-cell table:style-name="ce35" office:value-type="string" calcext:value-type="string">
            <text:p>Contrat</text:p>
          </table:table-cell>
          <table:table-cell table:number-columns-repeated="2" table:style-name="ce35" office:value-type="string" calcext:value-type="string">
            <text:p>2013-2014</text:p>
          </table:table-cell>
        </table:table-row>
        <table:table-row table:style-name="ro2">
          <table:table-cell table:style-name="ce139" office:value-type="string" calcext:value-type="string">
            <text:p>Légumes</text:p>
          </table:table-cell>
          <table:table-cell table:style-name="ce142"/>
          <table:table-cell table:style-name="ce151"/>
        </table:table-row>
        <table:table-row table:style-name="ro2">
          <table:table-cell table:style-name="ce139" office:value-type="string" calcext:value-type="string">
            <text:p>Produits laitiers</text:p>
          </table:table-cell>
          <table:table-cell table:style-name="ce143"/>
          <table:table-cell table:style-name="ce22"/>
        </table:table-row>
        <table:table-row table:style-name="ro2">
          <table:table-cell table:style-name="ce139" office:value-type="string" calcext:value-type="string">
            <text:p>Oeufs</text:p>
          </table:table-cell>
          <table:table-cell table:style-name="ce144"/>
          <table:table-cell table:style-name="ce152"/>
        </table:table-row>
        <table:table-row table:style-name="ro2">
          <table:table-cell table:style-name="ce139" office:value-type="string" calcext:value-type="string">
            <text:p>Pommes</text:p>
          </table:table-cell>
          <table:table-cell table:style-name="ce145" table:number-columns-repeated="2"/>
        </table:table-row>
        <table:table-row table:style-name="ro2">
          <table:table-cell table:style-name="ce139" office:value-type="string" calcext:value-type="string">
            <text:p>Pains</text:p>
          </table:table-cell>
          <table:table-cell table:style-name="ce146"/>
          <table:table-cell table:style-name="ce153"/>
        </table:table-row>
        <table:table-row table:style-name="ro2">
          <table:table-cell table:style-name="ce139" office:value-type="string" calcext:value-type="string">
            <text:p>Poulets</text:p>
          </table:table-cell>
          <table:table-cell table:style-name="ce147"/>
          <table:table-cell table:style-name="poulet_20_foncé"/>
        </table:table-row>
        <table:table-row table:style-name="ro2">
          <table:table-cell table:style-name="ce139" office:value-type="string" calcext:value-type="string">
            <text:p>Chèvre</text:p>
          </table:table-cell>
          <table:table-cell table:style-name="ce148"/>
          <table:table-cell table:style-name="ce154"/>
        </table:table-row>
        <table:table-row table:style-name="ro2">
          <table:table-cell table:style-name="ce139" office:value-type="string" calcext:value-type="string">
            <text:p>Champignons</text:p>
          </table:table-cell>
          <table:table-cell table:style-name="ce149"/>
          <table:table-cell table:style-name="ce91"/>
        </table:table-row>
        <table:table-row table:style-name="ro2">
          <table:table-cell table:style-name="ce139" office:value-type="string" calcext:value-type="string">
            <text:p>Huiles &amp; farines</text:p>
          </table:table-cell>
          <table:table-cell table:style-name="ce150"/>
          <table:table-cell table:style-name="ce155"/>
        </table:table-row>
        <table:table-row table:style-name="ro2">
          <table:table-cell table:style-name="ce140"/>
          <table:table-cell table:style-name="ce21"/>
          <table:table-cell/>
        </table:table-row>
        <table:table-row table:style-name="ro2">
          <table:table-cell table:style-name="ce136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2">
          <table:table-cell table:style-name="ce138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2">
          <table:table-cell table:style-name="ce138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2">
          <table:table-cell table:style-name="ce138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2">
          <table:table-cell table:style-name="ce138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2">
          <table:table-cell table:style-name="ce136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2">
          <table:table-cell table:style-name="ce136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2">
          <table:table-cell table:style-name="ce136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2">
          <table:table-cell table:style-name="ce136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2">
          <table:table-cell table:style-name="ce138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transparent" style:scale-to-X="1" style:scale-to-Y="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6-05-09">00/00/0000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1:27:48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6H7M24S</meta:editing-duration>
    <meta:editing-cycles>92</meta:editing-cycles>
    <meta:generator>LibreOffice/4.3.7.2$Windows_x86 LibreOffice_project/8a35821d8636a03b8bf4e15b48f59794652c68ba</meta:generator>
    <meta:initial-creator>Jean-Noël NICOLAS</meta:initial-creator>
    <dc:date>2016-05-09T21:43:50.360000000</dc:date>
    <meta:document-statistic meta:table-count="3" meta:cell-count="968" meta:object-count="0"/>
    <meta:user-defined meta:name="Info 1"/>
    <meta:user-defined meta:name="Info 2"/>
    <meta:user-defined meta:name="Info 3"/>
    <meta:user-defined meta:name="Info 4"/>
  </office:meta>
</office:document-meta>
</file>